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fff5c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6346"/>
        </table:table-row>
        <table:table-row table:style-name="ro1">
          <table:table-cell table:number-columns-repeated="2"/>
          <table:table-cell office:value-type="string" calcext:value-type="string">
            <text:p>Antigua y Barbud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Haití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Panam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República Dominicana</text:p>
          </table:table-cell>
          <table:table-cell office:value-type="string" calcext:value-type="string">
            <text:p>San Cristóbal y Nieves</text:p>
          </table:table-cell>
          <table:table-cell office:value-type="string" calcext:value-type="string">
            <text:p>San Vicente y las Granadinas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Surinam</text:p>
          </table:table-cell>
          <table:table-cell office:value-type="string" calcext:value-type="string">
            <text:p>Trinidad y Tobago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-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ATG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BHS</text:p>
          </table:table-cell>
          <table:table-cell table:style-name="ce3" office:value-type="string" calcext:value-type="string">
            <text:p>BRB</text:p>
          </table:table-cell>
          <table:table-cell table:style-name="ce3" office:value-type="string" calcext:value-type="string">
            <text:p>BLZ</text:p>
          </table:table-cell>
          <table:table-cell table:style-name="ce3" office:value-type="string" calcext:value-type="string">
            <text:p>BOL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UB</text:p>
          </table:table-cell>
          <table:table-cell table:style-name="ce3" office:value-type="string" calcext:value-type="string">
            <text:p>DMA</text:p>
          </table:table-cell>
          <table:table-cell table:style-name="ce3" office:value-type="string" calcext:value-type="string">
            <text:p>ECU</text:p>
          </table:table-cell>
          <table:table-cell table:style-name="ce3" office:value-type="string" calcext:value-type="string">
            <text:p>SLV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GTM</text:p>
          </table:table-cell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HTI</text:p>
          </table:table-cell>
          <table:table-cell table:style-name="ce3" office:value-type="string" calcext:value-type="string">
            <text:p>HND</text:p>
          </table:table-cell>
          <table:table-cell table:style-name="ce3" office:value-type="string" calcext:value-type="string">
            <text:p>JAM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IC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PRY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DOM</text:p>
          </table:table-cell>
          <table:table-cell table:style-name="ce3" office:value-type="string" calcext:value-type="string">
            <text:p>KNA</text:p>
          </table:table-cell>
          <table:table-cell table:style-name="ce3" office:value-type="string" calcext:value-type="string">
            <text:p>VCT</text:p>
          </table:table-cell>
          <table:table-cell table:style-name="ce3" office:value-type="string" calcext:value-type="string">
            <text:p>LCA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TTO</text:p>
          </table:table-cell>
          <table:table-cell table:style-name="ce3" office:value-type="string" calcext:value-type="string">
            <text:p>URY</text:p>
          </table:table-cell>
          <table:table-cell table:style-name="ce3" office:value-type="string" calcext:value-type="string">
            <text:p>VEN</text:p>
          </table:table-cell>
          <table:table-cell table:style-name="ce4" office:value-type="string" calcext:value-type="string">
            <text:p>TOTAL</text:p>
          </table:table-cell>
          <table:table-cell table:number-columns-repeated="163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990" calcext:value-type="float">
            <text:p>1990</text:p>
          </table:table-cell>
          <table:table-cell table:style-name="ce5" office:value-type="float" office:value="3.8175101" calcext:value-type="float">
            <text:p>3,8175</text:p>
          </table:table-cell>
          <table:table-cell table:style-name="ce5" office:value-type="float" office:value="3.434042" calcext:value-type="float">
            <text:p>3,4340</text:p>
          </table:table-cell>
          <table:table-cell table:style-name="ce5" office:value-type="float" office:value="7.4717493" calcext:value-type="float">
            <text:p>7,4717</text:p>
          </table:table-cell>
          <table:table-cell table:style-name="ce5" office:value-type="float" office:value="4.9262605" calcext:value-type="float">
            <text:p>4,9263</text:p>
          </table:table-cell>
          <table:table-cell table:style-name="ce5" office:value-type="float" office:value="1.705558" calcext:value-type="float">
            <text:p>1,7056</text:p>
          </table:table-cell>
          <table:table-cell table:style-name="ce5" office:value-type="float" office:value="1.4101738" calcext:value-type="float">
            <text:p>1,4102</text:p>
          </table:table-cell>
          <table:table-cell table:style-name="ce5" office:value-type="float" office:value="1.4508868" calcext:value-type="float">
            <text:p>1,4509</text:p>
          </table:table-cell>
          <table:table-cell table:style-name="ce5" office:value-type="float" office:value="16.57807" calcext:value-type="float">
            <text:p>16,5781</text:p>
          </table:table-cell>
          <table:table-cell table:style-name="ce5" office:value-type="float" office:value="2.4663436" calcext:value-type="float">
            <text:p>2,4663</text:p>
          </table:table-cell>
          <table:table-cell table:style-name="ce5" office:value-type="float" office:value="1.7452549" calcext:value-type="float">
            <text:p>1,7453</text:p>
          </table:table-cell>
          <table:table-cell table:style-name="ce5" office:value-type="float" office:value="0.9223489" calcext:value-type="float">
            <text:p>0,9223</text:p>
          </table:table-cell>
          <table:table-cell table:style-name="ce5" office:value-type="float" office:value="2.7899985" calcext:value-type="float">
            <text:p>2,7900</text:p>
          </table:table-cell>
          <table:table-cell table:style-name="ce5" office:value-type="float" office:value="0.84349865" calcext:value-type="float">
            <text:p>0,8435</text:p>
          </table:table-cell>
          <table:table-cell table:style-name="ce5" office:value-type="float" office:value="1.5749345" calcext:value-type="float">
            <text:p>1,5749</text:p>
          </table:table-cell>
          <table:table-cell table:style-name="ce5" office:value-type="float" office:value="0.46114907" calcext:value-type="float">
            <text:p>0,4611</text:p>
          </table:table-cell>
          <table:table-cell table:style-name="ce5" office:value-type="float" office:value="20.642052" calcext:value-type="float">
            <text:p>20,6421</text:p>
          </table:table-cell>
          <table:table-cell table:style-name="ce5" office:value-type="float" office:value="1.0725778" calcext:value-type="float">
            <text:p>1,0726</text:p>
          </table:table-cell>
          <table:table-cell table:style-name="ce5" office:value-type="float" office:value="0.547316" calcext:value-type="float">
            <text:p>0,5473</text:p>
          </table:table-cell>
          <table:table-cell table:style-name="ce5" office:value-type="float" office:value="1.5104748" calcext:value-type="float">
            <text:p>1,5105</text:p>
          </table:table-cell>
          <table:table-cell table:style-name="ce5" office:value-type="float" office:value="0.14367492" calcext:value-type="float">
            <text:p>0,1437</text:p>
          </table:table-cell>
          <table:table-cell table:style-name="ce5" office:value-type="float" office:value="0.49565437" calcext:value-type="float">
            <text:p>0,4957</text:p>
          </table:table-cell>
          <table:table-cell table:style-name="ce5" office:value-type="float" office:value="3.1467621" calcext:value-type="float">
            <text:p>3,1468</text:p>
          </table:table-cell>
          <table:table-cell table:style-name="ce5" office:value-type="float" office:value="3.8795977" calcext:value-type="float">
            <text:p>3,8796</text:p>
          </table:table-cell>
          <table:table-cell table:style-name="ce5" office:value-type="float" office:value="0.48345107" calcext:value-type="float">
            <text:p>0,4835</text:p>
          </table:table-cell>
          <table:table-cell table:style-name="ce5" office:value-type="float" office:value="1.0743002" calcext:value-type="float">
            <text:p>1,0743</text:p>
          </table:table-cell>
          <table:table-cell table:style-name="ce5" office:value-type="float" office:value="0.52612364" calcext:value-type="float">
            <text:p>0,5261</text:p>
          </table:table-cell>
          <table:table-cell table:style-name="ce5" office:value-type="float" office:value="0.96796304" calcext:value-type="float">
            <text:p>0,9680</text:p>
          </table:table-cell>
          <table:table-cell table:style-name="ce5" office:value-type="float" office:value="1.2534734" calcext:value-type="float">
            <text:p>1,2535</text:p>
          </table:table-cell>
          <table:table-cell table:style-name="ce5" office:value-type="float" office:value="2.6130881" calcext:value-type="float">
            <text:p>2,6131</text:p>
          </table:table-cell>
          <table:table-cell table:style-name="ce5" office:value-type="float" office:value="0.71647096" calcext:value-type="float">
            <text:p>0,7165</text:p>
          </table:table-cell>
          <table:table-cell table:style-name="ce5" office:value-type="float" office:value="1.2615396" calcext:value-type="float">
            <text:p>1,2615</text:p>
          </table:table-cell>
          <table:table-cell table:style-name="ce5" office:value-type="float" office:value="4.209077" calcext:value-type="float">
            <text:p>4,2091</text:p>
          </table:table-cell>
          <table:table-cell table:style-name="ce5" office:value-type="float" office:value="13.407681" calcext:value-type="float">
            <text:p>13,4077</text:p>
          </table:table-cell>
          <table:table-cell table:style-name="ce5" office:value-type="float" office:value="1.2727864" calcext:value-type="float">
            <text:p>1,2728</text:p>
          </table:table-cell>
          <table:table-cell table:style-name="ce5" office:value-type="float" office:value="6.168074" calcext:value-type="float">
            <text:p>6,1681</text:p>
          </table:table-cell>
          <table:table-cell table:style-name="ce6" table:formula="of:=SUM([.C4:.AK4])" office:value-type="float" office:value="116.98991672" calcext:value-type="float">
            <text:p>116,9899</text:p>
          </table:table-cell>
          <table:table-cell table:number-columns-repeated="1634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991" calcext:value-type="float">
            <text:p>1991</text:p>
          </table:table-cell>
          <table:table-cell table:style-name="ce5" office:value-type="float" office:value="3.9142225" calcext:value-type="float">
            <text:p>3,9142</text:p>
          </table:table-cell>
          <table:table-cell table:style-name="ce5" office:value-type="float" office:value="3.5494041" calcext:value-type="float">
            <text:p>3,5494</text:p>
          </table:table-cell>
          <table:table-cell table:style-name="ce5" office:value-type="float" office:value="7.233186" calcext:value-type="float">
            <text:p>7,2332</text:p>
          </table:table-cell>
          <table:table-cell table:style-name="ce5" office:value-type="float" office:value="5.4668407" calcext:value-type="float">
            <text:p>5,4668</text:p>
          </table:table-cell>
          <table:table-cell table:style-name="ce5" office:value-type="float" office:value="2.1809757" calcext:value-type="float">
            <text:p>2,1810</text:p>
          </table:table-cell>
          <table:table-cell table:style-name="ce5" office:value-type="float" office:value="1.4486357" calcext:value-type="float">
            <text:p>1,4486</text:p>
          </table:table-cell>
          <table:table-cell table:style-name="ce5" office:value-type="float" office:value="1.4960175" calcext:value-type="float">
            <text:p>1,4960</text:p>
          </table:table-cell>
          <table:table-cell table:style-name="ce5" office:value-type="float" office:value="16.068085" calcext:value-type="float">
            <text:p>16,0681</text:p>
          </table:table-cell>
          <table:table-cell table:style-name="ce5" office:value-type="float" office:value="2.2778301" calcext:value-type="float">
            <text:p>2,2778</text:p>
          </table:table-cell>
          <table:table-cell table:style-name="ce5" office:value-type="float" office:value="1.7027231" calcext:value-type="float">
            <text:p>1,7027</text:p>
          </table:table-cell>
          <table:table-cell table:style-name="ce5" office:value-type="float" office:value="1.0149703" calcext:value-type="float">
            <text:p>1,0150</text:p>
          </table:table-cell>
          <table:table-cell table:style-name="ce5" office:value-type="float" office:value="2.5359983" calcext:value-type="float">
            <text:p>2,5360</text:p>
          </table:table-cell>
          <table:table-cell table:style-name="ce5" office:value-type="float" office:value="0.8475351" calcext:value-type="float">
            <text:p>0,8475</text:p>
          </table:table-cell>
          <table:table-cell table:style-name="ce5" office:value-type="float" office:value="1.5119555" calcext:value-type="float">
            <text:p>1,5120</text:p>
          </table:table-cell>
          <table:table-cell table:style-name="ce5" office:value-type="float" office:value="0.5776734" calcext:value-type="float">
            <text:p>0,5777</text:p>
          </table:table-cell>
          <table:table-cell table:style-name="ce5" office:value-type="float" office:value="20.126223" calcext:value-type="float">
            <text:p>20,1262</text:p>
          </table:table-cell>
          <table:table-cell table:style-name="ce5" office:value-type="float" office:value="1.1016457" calcext:value-type="float">
            <text:p>1,1016</text:p>
          </table:table-cell>
          <table:table-cell table:style-name="ce5" office:value-type="float" office:value="0.530693" calcext:value-type="float">
            <text:p>0,5307</text:p>
          </table:table-cell>
          <table:table-cell table:style-name="ce5" office:value-type="float" office:value="1.487065" calcext:value-type="float">
            <text:p>1,4871</text:p>
          </table:table-cell>
          <table:table-cell table:style-name="ce5" office:value-type="float" office:value="0.13814437" calcext:value-type="float">
            <text:p>0,1381</text:p>
          </table:table-cell>
          <table:table-cell table:style-name="ce5" office:value-type="float" office:value="0.48624563" calcext:value-type="float">
            <text:p>0,4862</text:p>
          </table:table-cell>
          <table:table-cell table:style-name="ce5" office:value-type="float" office:value="3.2136865" calcext:value-type="float">
            <text:p>3,2137</text:p>
          </table:table-cell>
          <table:table-cell table:style-name="ce5" office:value-type="float" office:value="3.9607296" calcext:value-type="float">
            <text:p>3,9607</text:p>
          </table:table-cell>
          <table:table-cell table:style-name="ce5" office:value-type="float" office:value="0.4590223" calcext:value-type="float">
            <text:p>0,4590</text:p>
          </table:table-cell>
          <table:table-cell table:style-name="ce5" office:value-type="float" office:value="1.24078" calcext:value-type="float">
            <text:p>1,2408</text:p>
          </table:table-cell>
          <table:table-cell table:style-name="ce5" office:value-type="float" office:value="0.5046647" calcext:value-type="float">
            <text:p>0,5047</text:p>
          </table:table-cell>
          <table:table-cell table:style-name="ce5" office:value-type="float" office:value="0.9191821" calcext:value-type="float">
            <text:p>0,9192</text:p>
          </table:table-cell>
          <table:table-cell table:style-name="ce5" office:value-type="float" office:value="1.3104904" calcext:value-type="float">
            <text:p>1,3105</text:p>
          </table:table-cell>
          <table:table-cell table:style-name="ce5" office:value-type="float" office:value="2.6195948" calcext:value-type="float">
            <text:p>2,6196</text:p>
          </table:table-cell>
          <table:table-cell table:style-name="ce5" office:value-type="float" office:value="0.74707896" calcext:value-type="float">
            <text:p>0,7471</text:p>
          </table:table-cell>
          <table:table-cell table:style-name="ce5" office:value-type="float" office:value="1.3204793" calcext:value-type="float">
            <text:p>1,3205</text:p>
          </table:table-cell>
          <table:table-cell table:style-name="ce5" office:value-type="float" office:value="4.863463" calcext:value-type="float">
            <text:p>4,8635</text:p>
          </table:table-cell>
          <table:table-cell table:style-name="ce5" office:value-type="float" office:value="13.295515" calcext:value-type="float">
            <text:p>13,2955</text:p>
          </table:table-cell>
          <table:table-cell table:style-name="ce5" office:value-type="float" office:value="1.4440632" calcext:value-type="float">
            <text:p>1,4441</text:p>
          </table:table-cell>
          <table:table-cell table:style-name="ce5" office:value-type="float" office:value="5.688271" calcext:value-type="float">
            <text:p>5,6883</text:p>
          </table:table-cell>
          <table:table-cell table:style-name="ce6" table:formula="of:=SUM([.C5:.AK5])" office:value-type="float" office:value="117.28309056" calcext:value-type="float">
            <text:p>117,2831</text:p>
          </table:table-cell>
          <table:table-cell table:number-columns-repeated="163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992" calcext:value-type="float">
            <text:p>1992</text:p>
          </table:table-cell>
          <table:table-cell table:style-name="ce5" office:value-type="float" office:value="3.85231" calcext:value-type="float">
            <text:p>3,8523</text:p>
          </table:table-cell>
          <table:table-cell table:style-name="ce5" office:value-type="float" office:value="3.6114626" calcext:value-type="float">
            <text:p>3,6115</text:p>
          </table:table-cell>
          <table:table-cell table:style-name="ce5" office:value-type="float" office:value="6.626806" calcext:value-type="float">
            <text:p>6,6268</text:p>
          </table:table-cell>
          <table:table-cell table:style-name="ce5" office:value-type="float" office:value="5.2332473" calcext:value-type="float">
            <text:p>5,2332</text:p>
          </table:table-cell>
          <table:table-cell table:style-name="ce5" office:value-type="float" office:value="1.8675017" calcext:value-type="float">
            <text:p>1,8675</text:p>
          </table:table-cell>
          <table:table-cell table:style-name="ce5" office:value-type="float" office:value="1.4895351" calcext:value-type="float">
            <text:p>1,4895</text:p>
          </table:table-cell>
          <table:table-cell table:style-name="ce5" office:value-type="float" office:value="1.4983952" calcext:value-type="float">
            <text:p>1,4984</text:p>
          </table:table-cell>
          <table:table-cell table:style-name="ce5" office:value-type="float" office:value="16.368656" calcext:value-type="float">
            <text:p>16,3687</text:p>
          </table:table-cell>
          <table:table-cell table:style-name="ce5" office:value-type="float" office:value="2.3218653" calcext:value-type="float">
            <text:p>2,3219</text:p>
          </table:table-cell>
          <table:table-cell table:style-name="ce5" office:value-type="float" office:value="1.8119155" calcext:value-type="float">
            <text:p>1,8119</text:p>
          </table:table-cell>
          <table:table-cell table:style-name="ce5" office:value-type="float" office:value="1.1264094" calcext:value-type="float">
            <text:p>1,1264</text:p>
          </table:table-cell>
          <table:table-cell table:style-name="ce5" office:value-type="float" office:value="1.9096451" calcext:value-type="float">
            <text:p>1,9096</text:p>
          </table:table-cell>
          <table:table-cell table:style-name="ce5" office:value-type="float" office:value="0.8479641" calcext:value-type="float">
            <text:p>0,8480</text:p>
          </table:table-cell>
          <table:table-cell table:style-name="ce5" office:value-type="float" office:value="2.012024" calcext:value-type="float">
            <text:p>2,0120</text:p>
          </table:table-cell>
          <table:table-cell table:style-name="ce5" office:value-type="float" office:value="0.5973796" calcext:value-type="float">
            <text:p>0,5974</text:p>
          </table:table-cell>
          <table:table-cell table:style-name="ce5" office:value-type="float" office:value="20.277145" calcext:value-type="float">
            <text:p>20,2771</text:p>
          </table:table-cell>
          <table:table-cell table:style-name="ce5" office:value-type="float" office:value="1.1602509" calcext:value-type="float">
            <text:p>1,1603</text:p>
          </table:table-cell>
          <table:table-cell table:style-name="ce5" office:value-type="float" office:value="0.61808896" calcext:value-type="float">
            <text:p>0,6181</text:p>
          </table:table-cell>
          <table:table-cell table:style-name="ce5" office:value-type="float" office:value="1.3967482" calcext:value-type="float">
            <text:p>1,3967</text:p>
          </table:table-cell>
          <table:table-cell table:style-name="ce5" office:value-type="float" office:value="0.12330686" calcext:value-type="float">
            <text:p>0,1233</text:p>
          </table:table-cell>
          <table:table-cell table:style-name="ce5" office:value-type="float" office:value="0.5244959" calcext:value-type="float">
            <text:p>0,5245</text:p>
          </table:table-cell>
          <table:table-cell table:style-name="ce5" office:value-type="float" office:value="3.1663494" calcext:value-type="float">
            <text:p>3,1663</text:p>
          </table:table-cell>
          <table:table-cell table:style-name="ce5" office:value-type="float" office:value="3.9153757" calcext:value-type="float">
            <text:p>3,9154</text:p>
          </table:table-cell>
          <table:table-cell table:style-name="ce5" office:value-type="float" office:value="0.535921" calcext:value-type="float">
            <text:p>0,5359</text:p>
          </table:table-cell>
          <table:table-cell table:style-name="ce5" office:value-type="float" office:value="1.6098919" calcext:value-type="float">
            <text:p>1,6099</text:p>
          </table:table-cell>
          <table:table-cell table:style-name="ce5" office:value-type="float" office:value="0.60320425" calcext:value-type="float">
            <text:p>0,6032</text:p>
          </table:table-cell>
          <table:table-cell table:style-name="ce5" office:value-type="float" office:value="0.91055477" calcext:value-type="float">
            <text:p>0,9106</text:p>
          </table:table-cell>
          <table:table-cell table:style-name="ce5" office:value-type="float" office:value="1.4026796" calcext:value-type="float">
            <text:p>1,4027</text:p>
          </table:table-cell>
          <table:table-cell table:style-name="ce5" office:value-type="float" office:value="2.6859546" calcext:value-type="float">
            <text:p>2,6860</text:p>
          </table:table-cell>
          <table:table-cell table:style-name="ce5" office:value-type="float" office:value="0.74422216" calcext:value-type="float">
            <text:p>0,7442</text:p>
          </table:table-cell>
          <table:table-cell table:style-name="ce5" office:value-type="float" office:value="1.4512576" calcext:value-type="float">
            <text:p>1,4513</text:p>
          </table:table-cell>
          <table:table-cell table:style-name="ce5" office:value-type="float" office:value="4.839814" calcext:value-type="float">
            <text:p>4,8398</text:p>
          </table:table-cell>
          <table:table-cell table:style-name="ce5" office:value-type="float" office:value="14.860113" calcext:value-type="float">
            <text:p>14,8601</text:p>
          </table:table-cell>
          <table:table-cell table:style-name="ce5" office:value-type="float" office:value="1.6307309" calcext:value-type="float">
            <text:p>1,6307</text:p>
          </table:table-cell>
          <table:table-cell table:style-name="ce5" office:value-type="float" office:value="5.100214" calcext:value-type="float">
            <text:p>5,1002</text:p>
          </table:table-cell>
          <table:table-cell table:style-name="ce6" table:formula="of:=SUM([.C6:.AK6])" office:value-type="float" office:value="118.7314356" calcext:value-type="float">
            <text:p>118,7314</text:p>
          </table:table-cell>
          <table:table-cell table:number-columns-repeated="1634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993" calcext:value-type="float">
            <text:p>1993</text:p>
          </table:table-cell>
          <table:table-cell table:style-name="ce5" office:value-type="float" office:value="3.894972" calcext:value-type="float">
            <text:p>3,8950</text:p>
          </table:table-cell>
          <table:table-cell table:style-name="ce5" office:value-type="float" office:value="3.4612706" calcext:value-type="float">
            <text:p>3,4613</text:p>
          </table:table-cell>
          <table:table-cell table:style-name="ce5" office:value-type="float" office:value="6.052163" calcext:value-type="float">
            <text:p>6,0522</text:p>
          </table:table-cell>
          <table:table-cell table:style-name="ce5" office:value-type="float" office:value="4.2025814" calcext:value-type="float">
            <text:p>4,2026</text:p>
          </table:table-cell>
          <table:table-cell table:style-name="ce5" office:value-type="float" office:value="1.9433962" calcext:value-type="float">
            <text:p>1,9434</text:p>
          </table:table-cell>
          <table:table-cell table:style-name="ce5" office:value-type="float" office:value="1.5309588" calcext:value-type="float">
            <text:p>1,5310</text:p>
          </table:table-cell>
          <table:table-cell table:style-name="ce5" office:value-type="float" office:value="1.5419381" calcext:value-type="float">
            <text:p>1,5419</text:p>
          </table:table-cell>
          <table:table-cell table:style-name="ce5" office:value-type="float" office:value="16.204529" calcext:value-type="float">
            <text:p>16,2045</text:p>
          </table:table-cell>
          <table:table-cell table:style-name="ce5" office:value-type="float" office:value="2.4358413" calcext:value-type="float">
            <text:p>2,4358</text:p>
          </table:table-cell>
          <table:table-cell table:style-name="ce5" office:value-type="float" office:value="1.8297933" calcext:value-type="float">
            <text:p>1,8298</text:p>
          </table:table-cell>
          <table:table-cell table:style-name="ce5" office:value-type="float" office:value="1.1425734" calcext:value-type="float">
            <text:p>1,1426</text:p>
          </table:table-cell>
          <table:table-cell table:style-name="ce5" office:value-type="float" office:value="1.8285115" calcext:value-type="float">
            <text:p>1,8285</text:p>
          </table:table-cell>
          <table:table-cell table:style-name="ce5" office:value-type="float" office:value="0.90016764" calcext:value-type="float">
            <text:p>0,9002</text:p>
          </table:table-cell>
          <table:table-cell table:style-name="ce5" office:value-type="float" office:value="2.1637373" calcext:value-type="float">
            <text:p>2,1637</text:p>
          </table:table-cell>
          <table:table-cell table:style-name="ce5" office:value-type="float" office:value="0.70601994" calcext:value-type="float">
            <text:p>0,7060</text:p>
          </table:table-cell>
          <table:table-cell table:style-name="ce5" office:value-type="float" office:value="20.375822" calcext:value-type="float">
            <text:p>20,3758</text:p>
          </table:table-cell>
          <table:table-cell table:style-name="ce5" office:value-type="float" office:value="1.1832078" calcext:value-type="float">
            <text:p>1,1832</text:p>
          </table:table-cell>
          <table:table-cell table:style-name="ce5" office:value-type="float" office:value="0.56731606" calcext:value-type="float">
            <text:p>0,5673</text:p>
          </table:table-cell>
          <table:table-cell table:style-name="ce5" office:value-type="float" office:value="1.397545" calcext:value-type="float">
            <text:p>1,3975</text:p>
          </table:table-cell>
          <table:table-cell table:style-name="ce5" office:value-type="float" office:value="0.09313972" calcext:value-type="float">
            <text:p>0,0931</text:p>
          </table:table-cell>
          <table:table-cell table:style-name="ce5" office:value-type="float" office:value="0.5349938" calcext:value-type="float">
            <text:p>0,5350</text:p>
          </table:table-cell>
          <table:table-cell table:style-name="ce5" office:value-type="float" office:value="3.2536602" calcext:value-type="float">
            <text:p>3,2537</text:p>
          </table:table-cell>
          <table:table-cell table:style-name="ce5" office:value-type="float" office:value="3.9015958" calcext:value-type="float">
            <text:p>3,9016</text:p>
          </table:table-cell>
          <table:table-cell table:style-name="ce5" office:value-type="float" office:value="0.50420904" calcext:value-type="float">
            <text:p>0,5042</text:p>
          </table:table-cell>
          <table:table-cell table:style-name="ce5" office:value-type="float" office:value="1.4515601" calcext:value-type="float">
            <text:p>1,4516</text:p>
          </table:table-cell>
          <table:table-cell table:style-name="ce5" office:value-type="float" office:value="0.6643785" calcext:value-type="float">
            <text:p>0,6644</text:p>
          </table:table-cell>
          <table:table-cell table:style-name="ce5" office:value-type="float" office:value="1.0157723" calcext:value-type="float">
            <text:p>1,0158</text:p>
          </table:table-cell>
          <table:table-cell table:style-name="ce5" office:value-type="float" office:value="1.4794917" calcext:value-type="float">
            <text:p>1,4795</text:p>
          </table:table-cell>
          <table:table-cell table:style-name="ce5" office:value-type="float" office:value="2.7389438" calcext:value-type="float">
            <text:p>2,7389</text:p>
          </table:table-cell>
          <table:table-cell table:style-name="ce5" office:value-type="float" office:value="0.90278864" calcext:value-type="float">
            <text:p>0,9028</text:p>
          </table:table-cell>
          <table:table-cell table:style-name="ce5" office:value-type="float" office:value="1.5779288" calcext:value-type="float">
            <text:p>1,5779</text:p>
          </table:table-cell>
          <table:table-cell table:style-name="ce5" office:value-type="float" office:value="4.8244295" calcext:value-type="float">
            <text:p>4,8244</text:p>
          </table:table-cell>
          <table:table-cell table:style-name="ce5" office:value-type="float" office:value="13.455546" calcext:value-type="float">
            <text:p>13,4555</text:p>
          </table:table-cell>
          <table:table-cell table:style-name="ce5" office:value-type="float" office:value="1.3996127" calcext:value-type="float">
            <text:p>1,3996</text:p>
          </table:table-cell>
          <table:table-cell table:style-name="ce5" office:value-type="float" office:value="5.8551745" calcext:value-type="float">
            <text:p>5,8552</text:p>
          </table:table-cell>
          <table:table-cell table:style-name="ce6" table:formula="of:=SUM([.C7:.AK7])" office:value-type="float" office:value="117.01556944" calcext:value-type="float">
            <text:p>117,0156</text:p>
          </table:table-cell>
          <table:table-cell table:number-columns-repeated="1634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994" calcext:value-type="float">
            <text:p>1994</text:p>
          </table:table-cell>
          <table:table-cell table:style-name="ce5" office:value-type="float" office:value="3.9867046" calcext:value-type="float">
            <text:p>3,9867</text:p>
          </table:table-cell>
          <table:table-cell table:style-name="ce5" office:value-type="float" office:value="3.4350219" calcext:value-type="float">
            <text:p>3,4350</text:p>
          </table:table-cell>
          <table:table-cell table:style-name="ce5" office:value-type="float" office:value="6.0193057" calcext:value-type="float">
            <text:p>6,0193</text:p>
          </table:table-cell>
          <table:table-cell table:style-name="ce5" office:value-type="float" office:value="4.44569" calcext:value-type="float">
            <text:p>4,4457</text:p>
          </table:table-cell>
          <table:table-cell table:style-name="ce5" office:value-type="float" office:value="1.8834249" calcext:value-type="float">
            <text:p>1,8834</text:p>
          </table:table-cell>
          <table:table-cell table:style-name="ce5" office:value-type="float" office:value="1.2527423" calcext:value-type="float">
            <text:p>1,2527</text:p>
          </table:table-cell>
          <table:table-cell table:style-name="ce5" office:value-type="float" office:value="1.5778434" calcext:value-type="float">
            <text:p>1,5778</text:p>
          </table:table-cell>
          <table:table-cell table:style-name="ce5" office:value-type="float" office:value="16.5291" calcext:value-type="float">
            <text:p>16,5291</text:p>
          </table:table-cell>
          <table:table-cell table:style-name="ce5" office:value-type="float" office:value="2.6722767" calcext:value-type="float">
            <text:p>2,6723</text:p>
          </table:table-cell>
          <table:table-cell table:style-name="ce5" office:value-type="float" office:value="1.8993201" calcext:value-type="float">
            <text:p>1,8993</text:p>
          </table:table-cell>
          <table:table-cell table:style-name="ce5" office:value-type="float" office:value="1.4902879" calcext:value-type="float">
            <text:p>1,4903</text:p>
          </table:table-cell>
          <table:table-cell table:style-name="ce5" office:value-type="float" office:value="1.9639862" calcext:value-type="float">
            <text:p>1,9640</text:p>
          </table:table-cell>
          <table:table-cell table:style-name="ce5" office:value-type="float" office:value="1.0057354" calcext:value-type="float">
            <text:p>1,0057</text:p>
          </table:table-cell>
          <table:table-cell table:style-name="ce5" office:value-type="float" office:value="1.2607749" calcext:value-type="float">
            <text:p>1,2608</text:p>
          </table:table-cell>
          <table:table-cell table:style-name="ce5" office:value-type="float" office:value="0.7926647" calcext:value-type="float">
            <text:p>0,7927</text:p>
          </table:table-cell>
          <table:table-cell table:style-name="ce5" office:value-type="float" office:value="20.452991" calcext:value-type="float">
            <text:p>20,4530</text:p>
          </table:table-cell>
          <table:table-cell table:style-name="ce5" office:value-type="float" office:value="1.3847317" calcext:value-type="float">
            <text:p>1,3847</text:p>
          </table:table-cell>
          <table:table-cell table:style-name="ce5" office:value-type="float" office:value="0.66876966" calcext:value-type="float">
            <text:p>0,6688</text:p>
          </table:table-cell>
          <table:table-cell table:style-name="ce5" office:value-type="float" office:value="1.9455222" calcext:value-type="float">
            <text:p>1,9455</text:p>
          </table:table-cell>
          <table:table-cell table:style-name="ce5" office:value-type="float" office:value="0.024472035" calcext:value-type="float">
            <text:p>0,0245</text:p>
          </table:table-cell>
          <table:table-cell table:style-name="ce5" office:value-type="float" office:value="0.5715682" calcext:value-type="float">
            <text:p>0,5716</text:p>
          </table:table-cell>
          <table:table-cell table:style-name="ce5" office:value-type="float" office:value="3.296295" calcext:value-type="float">
            <text:p>3,2963</text:p>
          </table:table-cell>
          <table:table-cell table:style-name="ce5" office:value-type="float" office:value="3.9839828" calcext:value-type="float">
            <text:p>3,9840</text:p>
          </table:table-cell>
          <table:table-cell table:style-name="ce5" office:value-type="float" office:value="0.5443934" calcext:value-type="float">
            <text:p>0,5444</text:p>
          </table:table-cell>
          <table:table-cell table:style-name="ce5" office:value-type="float" office:value="1.5695758" calcext:value-type="float">
            <text:p>1,5696</text:p>
          </table:table-cell>
          <table:table-cell table:style-name="ce5" office:value-type="float" office:value="0.75729877" calcext:value-type="float">
            <text:p>0,7573</text:p>
          </table:table-cell>
          <table:table-cell table:style-name="ce5" office:value-type="float" office:value="1.0080597" calcext:value-type="float">
            <text:p>1,0081</text:p>
          </table:table-cell>
          <table:table-cell table:style-name="ce5" office:value-type="float" office:value="1.5272576" calcext:value-type="float">
            <text:p>1,5273</text:p>
          </table:table-cell>
          <table:table-cell table:style-name="ce5" office:value-type="float" office:value="2.8768706" calcext:value-type="float">
            <text:p>2,8769</text:p>
          </table:table-cell>
          <table:table-cell table:style-name="ce5" office:value-type="float" office:value="1.0609573" calcext:value-type="float">
            <text:p>1,0610</text:p>
          </table:table-cell>
          <table:table-cell table:style-name="ce5" office:value-type="float" office:value="1.7276821" calcext:value-type="float">
            <text:p>1,7277</text:p>
          </table:table-cell>
          <table:table-cell table:style-name="ce5" office:value-type="float" office:value="4.787806" calcext:value-type="float">
            <text:p>4,7878</text:p>
          </table:table-cell>
          <table:table-cell table:style-name="ce5" office:value-type="float" office:value="11.794496" calcext:value-type="float">
            <text:p>11,7945</text:p>
          </table:table-cell>
          <table:table-cell table:style-name="ce5" office:value-type="float" office:value="1.2634714" calcext:value-type="float">
            <text:p>1,2635</text:p>
          </table:table-cell>
          <table:table-cell table:style-name="ce5" office:value-type="float" office:value="5.5342307" calcext:value-type="float">
            <text:p>5,5342</text:p>
          </table:table-cell>
          <table:table-cell table:style-name="ce6" table:formula="of:=SUM([.C8:.AK8])" office:value-type="float" office:value="116.995310665" calcext:value-type="float">
            <text:p>116,9953</text:p>
          </table:table-cell>
          <table:table-cell table:number-columns-repeated="1634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995" calcext:value-type="float">
            <text:p>1995</text:p>
          </table:table-cell>
          <table:table-cell table:style-name="ce5" office:value-type="float" office:value="3.9629917" calcext:value-type="float">
            <text:p>3,9630</text:p>
          </table:table-cell>
          <table:table-cell table:style-name="ce5" office:value-type="float" office:value="3.583797" calcext:value-type="float">
            <text:p>3,5838</text:p>
          </table:table-cell>
          <table:table-cell table:style-name="ce5" office:value-type="float" office:value="6.1399555" calcext:value-type="float">
            <text:p>6,1400</text:p>
          </table:table-cell>
          <table:table-cell table:style-name="ce5" office:value-type="float" office:value="4.8910065" calcext:value-type="float">
            <text:p>4,8910</text:p>
          </table:table-cell>
          <table:table-cell table:style-name="ce5" office:value-type="float" office:value="1.8538502" calcext:value-type="float">
            <text:p>1,8539</text:p>
          </table:table-cell>
          <table:table-cell table:style-name="ce5" office:value-type="float" office:value="1.1498544" calcext:value-type="float">
            <text:p>1,1499</text:p>
          </table:table-cell>
          <table:table-cell table:style-name="ce5" office:value-type="float" office:value="1.6431366" calcext:value-type="float">
            <text:p>1,6431</text:p>
          </table:table-cell>
          <table:table-cell table:style-name="ce5" office:value-type="float" office:value="16.791918" calcext:value-type="float">
            <text:p>16,7919</text:p>
          </table:table-cell>
          <table:table-cell table:style-name="ce5" office:value-type="float" office:value="2.8829238" calcext:value-type="float">
            <text:p>2,8829</text:p>
          </table:table-cell>
          <table:table-cell table:style-name="ce5" office:value-type="float" office:value="1.6519481" calcext:value-type="float">
            <text:p>1,6519</text:p>
          </table:table-cell>
          <table:table-cell table:style-name="ce5" office:value-type="float" office:value="1.343679" calcext:value-type="float">
            <text:p>1,3437</text:p>
          </table:table-cell>
          <table:table-cell table:style-name="ce5" office:value-type="float" office:value="2.0898447" calcext:value-type="float">
            <text:p>2,0898</text:p>
          </table:table-cell>
          <table:table-cell table:style-name="ce5" office:value-type="float" office:value="1.1644516" calcext:value-type="float">
            <text:p>1,1645</text:p>
          </table:table-cell>
          <table:table-cell table:style-name="ce5" office:value-type="float" office:value="2.0324407" calcext:value-type="float">
            <text:p>2,0324</text:p>
          </table:table-cell>
          <table:table-cell table:style-name="ce5" office:value-type="float" office:value="0.86955136" calcext:value-type="float">
            <text:p>0,8696</text:p>
          </table:table-cell>
          <table:table-cell table:style-name="ce5" office:value-type="float" office:value="20.421772" calcext:value-type="float">
            <text:p>20,4218</text:p>
          </table:table-cell>
          <table:table-cell table:style-name="ce5" office:value-type="float" office:value="1.4434206" calcext:value-type="float">
            <text:p>1,4434</text:p>
          </table:table-cell>
          <table:table-cell table:style-name="ce5" office:value-type="float" office:value="0.6830536" calcext:value-type="float">
            <text:p>0,6831</text:p>
          </table:table-cell>
          <table:table-cell table:style-name="ce5" office:value-type="float" office:value="2.0861883" calcext:value-type="float">
            <text:p>2,0862</text:p>
          </table:table-cell>
          <table:table-cell table:style-name="ce5" office:value-type="float" office:value="0.114810444" calcext:value-type="float">
            <text:p>0,1148</text:p>
          </table:table-cell>
          <table:table-cell table:style-name="ce5" office:value-type="float" office:value="0.65995926" calcext:value-type="float">
            <text:p>0,6600</text:p>
          </table:table-cell>
          <table:table-cell table:style-name="ce5" office:value-type="float" office:value="3.6556625" calcext:value-type="float">
            <text:p>3,6557</text:p>
          </table:table-cell>
          <table:table-cell table:style-name="ce5" office:value-type="float" office:value="3.6806078" calcext:value-type="float">
            <text:p>3,6806</text:p>
          </table:table-cell>
          <table:table-cell table:style-name="ce5" office:value-type="float" office:value="0.5834599" calcext:value-type="float">
            <text:p>0,5835</text:p>
          </table:table-cell>
          <table:table-cell table:style-name="ce5" office:value-type="float" office:value="1.3449464" calcext:value-type="float">
            <text:p>1,3449</text:p>
          </table:table-cell>
          <table:table-cell table:style-name="ce5" office:value-type="float" office:value="0.85517246" calcext:value-type="float">
            <text:p>0,8552</text:p>
          </table:table-cell>
          <table:table-cell table:style-name="ce5" office:value-type="float" office:value="1.0283855" calcext:value-type="float">
            <text:p>1,0284</text:p>
          </table:table-cell>
          <table:table-cell table:style-name="ce5" office:value-type="float" office:value="1.9196248" calcext:value-type="float">
            <text:p>1,9196</text:p>
          </table:table-cell>
          <table:table-cell table:style-name="ce5" office:value-type="float" office:value="3.0120258" calcext:value-type="float">
            <text:p>3,0120</text:p>
          </table:table-cell>
          <table:table-cell table:style-name="ce5" office:value-type="float" office:value="1.1230701" calcext:value-type="float">
            <text:p>1,1231</text:p>
          </table:table-cell>
          <table:table-cell table:style-name="ce5" office:value-type="float" office:value="1.8035283" calcext:value-type="float">
            <text:p>1,8035</text:p>
          </table:table-cell>
          <table:table-cell table:style-name="ce5" office:value-type="float" office:value="4.742382" calcext:value-type="float">
            <text:p>4,7424</text:p>
          </table:table-cell>
          <table:table-cell table:style-name="ce5" office:value-type="float" office:value="11.264848" calcext:value-type="float">
            <text:p>11,2648</text:p>
          </table:table-cell>
          <table:table-cell table:style-name="ce5" office:value-type="float" office:value="1.420436" calcext:value-type="float">
            <text:p>1,4204</text:p>
          </table:table-cell>
          <table:table-cell table:style-name="ce5" office:value-type="float" office:value="5.642068" calcext:value-type="float">
            <text:p>5,6421</text:p>
          </table:table-cell>
          <table:table-cell table:style-name="ce6" table:formula="of:=SUM([.C9:.AK9])" office:value-type="float" office:value="119.536770924" calcext:value-type="float">
            <text:p>119,5368</text:p>
          </table:table-cell>
          <table:table-cell table:number-columns-repeated="1634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996" calcext:value-type="float">
            <text:p>1996</text:p>
          </table:table-cell>
          <table:table-cell table:style-name="ce5" office:value-type="float" office:value="4.1459246" calcext:value-type="float">
            <text:p>4,1459</text:p>
          </table:table-cell>
          <table:table-cell table:style-name="ce5" office:value-type="float" office:value="3.7054877" calcext:value-type="float">
            <text:p>3,7055</text:p>
          </table:table-cell>
          <table:table-cell table:style-name="ce5" office:value-type="float" office:value="5.9475837" calcext:value-type="float">
            <text:p>5,9476</text:p>
          </table:table-cell>
          <table:table-cell table:style-name="ce5" office:value-type="float" office:value="5.094993" calcext:value-type="float">
            <text:p>5,0950</text:p>
          </table:table-cell>
          <table:table-cell table:style-name="ce5" office:value-type="float" office:value="1.4665986" calcext:value-type="float">
            <text:p>1,4666</text:p>
          </table:table-cell>
          <table:table-cell table:style-name="ce5" office:value-type="float" office:value="1.2536842" calcext:value-type="float">
            <text:p>1,2537</text:p>
          </table:table-cell>
          <table:table-cell table:style-name="ce5" office:value-type="float" office:value="1.7424477" calcext:value-type="float">
            <text:p>1,7424</text:p>
          </table:table-cell>
          <table:table-cell table:style-name="ce5" office:value-type="float" office:value="17.172369" calcext:value-type="float">
            <text:p>17,1724</text:p>
          </table:table-cell>
          <table:table-cell table:style-name="ce5" office:value-type="float" office:value="3.29967" calcext:value-type="float">
            <text:p>3,2997</text:p>
          </table:table-cell>
          <table:table-cell table:style-name="ce5" office:value-type="float" office:value="1.6355026" calcext:value-type="float">
            <text:p>1,6355</text:p>
          </table:table-cell>
          <table:table-cell table:style-name="ce5" office:value-type="float" office:value="1.2817494" calcext:value-type="float">
            <text:p>1,2817</text:p>
          </table:table-cell>
          <table:table-cell table:style-name="ce5" office:value-type="float" office:value="2.1283293" calcext:value-type="float">
            <text:p>2,1283</text:p>
          </table:table-cell>
          <table:table-cell table:style-name="ce5" office:value-type="float" office:value="1.0592351" calcext:value-type="float">
            <text:p>1,0592</text:p>
          </table:table-cell>
          <table:table-cell table:style-name="ce5" office:value-type="float" office:value="2.1485708" calcext:value-type="float">
            <text:p>2,1486</text:p>
          </table:table-cell>
          <table:table-cell table:style-name="ce5" office:value-type="float" office:value="0.7614942" calcext:value-type="float">
            <text:p>0,7615</text:p>
          </table:table-cell>
          <table:table-cell table:style-name="ce5" office:value-type="float" office:value="20.867321" calcext:value-type="float">
            <text:p>20,8673</text:p>
          </table:table-cell>
          <table:table-cell table:style-name="ce5" office:value-type="float" office:value="1.4675287" calcext:value-type="float">
            <text:p>1,4675</text:p>
          </table:table-cell>
          <table:table-cell table:style-name="ce5" office:value-type="float" office:value="0.6180344" calcext:value-type="float">
            <text:p>0,6180</text:p>
          </table:table-cell>
          <table:table-cell table:style-name="ce5" office:value-type="float" office:value="2.192827" calcext:value-type="float">
            <text:p>2,1928</text:p>
          </table:table-cell>
          <table:table-cell table:style-name="ce5" office:value-type="float" office:value="0.13108276" calcext:value-type="float">
            <text:p>0,1311</text:p>
          </table:table-cell>
          <table:table-cell table:style-name="ce5" office:value-type="float" office:value="0.6484542" calcext:value-type="float">
            <text:p>0,6485</text:p>
          </table:table-cell>
          <table:table-cell table:style-name="ce5" office:value-type="float" office:value="3.824723" calcext:value-type="float">
            <text:p>3,8247</text:p>
          </table:table-cell>
          <table:table-cell table:style-name="ce5" office:value-type="float" office:value="3.731603" calcext:value-type="float">
            <text:p>3,7316</text:p>
          </table:table-cell>
          <table:table-cell table:style-name="ce5" office:value-type="float" office:value="0.5916487" calcext:value-type="float">
            <text:p>0,5916</text:p>
          </table:table-cell>
          <table:table-cell table:style-name="ce5" office:value-type="float" office:value="1.6044024" calcext:value-type="float">
            <text:p>1,6044</text:p>
          </table:table-cell>
          <table:table-cell table:style-name="ce5" office:value-type="float" office:value="0.78927684" calcext:value-type="float">
            <text:p>0,7893</text:p>
          </table:table-cell>
          <table:table-cell table:style-name="ce5" office:value-type="float" office:value="0.992363" calcext:value-type="float">
            <text:p>0,9924</text:p>
          </table:table-cell>
          <table:table-cell table:style-name="ce5" office:value-type="float" office:value="2.0573769" calcext:value-type="float">
            <text:p>2,0574</text:p>
          </table:table-cell>
          <table:table-cell table:style-name="ce5" office:value-type="float" office:value="3.058998" calcext:value-type="float">
            <text:p>3,0590</text:p>
          </table:table-cell>
          <table:table-cell table:style-name="ce5" office:value-type="float" office:value="1.1540056" calcext:value-type="float">
            <text:p>1,1540</text:p>
          </table:table-cell>
          <table:table-cell table:style-name="ce5" office:value-type="float" office:value="1.9035991" calcext:value-type="float">
            <text:p>1,9036</text:p>
          </table:table-cell>
          <table:table-cell table:style-name="ce5" office:value-type="float" office:value="4.6920376" calcext:value-type="float">
            <text:p>4,6920</text:p>
          </table:table-cell>
          <table:table-cell table:style-name="ce5" office:value-type="float" office:value="14.053402" calcext:value-type="float">
            <text:p>14,0534</text:p>
          </table:table-cell>
          <table:table-cell table:style-name="ce5" office:value-type="float" office:value="1.6751709" calcext:value-type="float">
            <text:p>1,6752</text:p>
          </table:table-cell>
          <table:table-cell table:style-name="ce5" office:value-type="float" office:value="5.2389092" calcext:value-type="float">
            <text:p>5,2389</text:p>
          </table:table-cell>
          <table:table-cell table:style-name="ce6" table:formula="of:=SUM([.C10:.AK10])" office:value-type="float" office:value="124.1364042" calcext:value-type="float">
            <text:p>124,1364</text:p>
          </table:table-cell>
          <table:table-cell table:number-columns-repeated="1634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997" calcext:value-type="float">
            <text:p>1997</text:p>
          </table:table-cell>
          <table:table-cell table:style-name="ce5" office:value-type="float" office:value="4.372131" calcext:value-type="float">
            <text:p>4,3721</text:p>
          </table:table-cell>
          <table:table-cell table:style-name="ce5" office:value-type="float" office:value="3.8118122" calcext:value-type="float">
            <text:p>3,8118</text:p>
          </table:table-cell>
          <table:table-cell table:style-name="ce5" office:value-type="float" office:value="5.1856356" calcext:value-type="float">
            <text:p>5,1856</text:p>
          </table:table-cell>
          <table:table-cell table:style-name="ce5" office:value-type="float" office:value="5.851934" calcext:value-type="float">
            <text:p>5,8519</text:p>
          </table:table-cell>
          <table:table-cell table:style-name="ce5" office:value-type="float" office:value="1.7887411" calcext:value-type="float">
            <text:p>1,7887</text:p>
          </table:table-cell>
          <table:table-cell table:style-name="ce5" office:value-type="float" office:value="1.4403663" calcext:value-type="float">
            <text:p>1,4404</text:p>
          </table:table-cell>
          <table:table-cell table:style-name="ce5" office:value-type="float" office:value="1.821151" calcext:value-type="float">
            <text:p>1,8212</text:p>
          </table:table-cell>
          <table:table-cell table:style-name="ce5" office:value-type="float" office:value="17.487589" calcext:value-type="float">
            <text:p>17,4876</text:p>
          </table:table-cell>
          <table:table-cell table:style-name="ce5" office:value-type="float" office:value="3.7774923" calcext:value-type="float">
            <text:p>3,7775</text:p>
          </table:table-cell>
          <table:table-cell table:style-name="ce5" office:value-type="float" office:value="1.7498739" calcext:value-type="float">
            <text:p>1,7499</text:p>
          </table:table-cell>
          <table:table-cell table:style-name="ce5" office:value-type="float" office:value="1.3146893" calcext:value-type="float">
            <text:p>1,3147</text:p>
          </table:table-cell>
          <table:table-cell table:style-name="ce5" office:value-type="float" office:value="2.2557445" calcext:value-type="float">
            <text:p>2,2557</text:p>
          </table:table-cell>
          <table:table-cell table:style-name="ce5" office:value-type="float" office:value="1.1666088" calcext:value-type="float">
            <text:p>1,1666</text:p>
          </table:table-cell>
          <table:table-cell table:style-name="ce5" office:value-type="float" office:value="1.6207159" calcext:value-type="float">
            <text:p>1,6207</text:p>
          </table:table-cell>
          <table:table-cell table:style-name="ce5" office:value-type="float" office:value="0.92693335" calcext:value-type="float">
            <text:p>0,9269</text:p>
          </table:table-cell>
          <table:table-cell table:style-name="ce5" office:value-type="float" office:value="20.881931" calcext:value-type="float">
            <text:p>20,8819</text:p>
          </table:table-cell>
          <table:table-cell table:style-name="ce5" office:value-type="float" office:value="1.5966201" calcext:value-type="float">
            <text:p>1,5966</text:p>
          </table:table-cell>
          <table:table-cell table:style-name="ce5" office:value-type="float" office:value="0.68790394" calcext:value-type="float">
            <text:p>0,6879</text:p>
          </table:table-cell>
          <table:table-cell table:style-name="ce5" office:value-type="float" office:value="2.391838" calcext:value-type="float">
            <text:p>2,3918</text:p>
          </table:table-cell>
          <table:table-cell table:style-name="ce5" office:value-type="float" office:value="0.17035021" calcext:value-type="float">
            <text:p>0,1704</text:p>
          </table:table-cell>
          <table:table-cell table:style-name="ce5" office:value-type="float" office:value="0.6527112" calcext:value-type="float">
            <text:p>0,6527</text:p>
          </table:table-cell>
          <table:table-cell table:style-name="ce5" office:value-type="float" office:value="3.940656" calcext:value-type="float">
            <text:p>3,9407</text:p>
          </table:table-cell>
          <table:table-cell table:style-name="ce5" office:value-type="float" office:value="3.892123" calcext:value-type="float">
            <text:p>3,8921</text:p>
          </table:table-cell>
          <table:table-cell table:style-name="ce5" office:value-type="float" office:value="0.63612926" calcext:value-type="float">
            <text:p>0,6361</text:p>
          </table:table-cell>
          <table:table-cell table:style-name="ce5" office:value-type="float" office:value="1.6372284" calcext:value-type="float">
            <text:p>1,6372</text:p>
          </table:table-cell>
          <table:table-cell table:style-name="ce5" office:value-type="float" office:value="0.85672915" calcext:value-type="float">
            <text:p>0,8567</text:p>
          </table:table-cell>
          <table:table-cell table:style-name="ce5" office:value-type="float" office:value="1.0938989" calcext:value-type="float">
            <text:p>1,0939</text:p>
          </table:table-cell>
          <table:table-cell table:style-name="ce5" office:value-type="float" office:value="2.1184692" calcext:value-type="float">
            <text:p>2,1185</text:p>
          </table:table-cell>
          <table:table-cell table:style-name="ce5" office:value-type="float" office:value="3.2713537" calcext:value-type="float">
            <text:p>3,2714</text:p>
          </table:table-cell>
          <table:table-cell table:style-name="ce5" office:value-type="float" office:value="1.1541167" calcext:value-type="float">
            <text:p>1,1541</text:p>
          </table:table-cell>
          <table:table-cell table:style-name="ce5" office:value-type="float" office:value="1.9089226" calcext:value-type="float">
            <text:p>1,9089</text:p>
          </table:table-cell>
          <table:table-cell table:style-name="ce5" office:value-type="float" office:value="4.6467195" calcext:value-type="float">
            <text:p>4,6467</text:p>
          </table:table-cell>
          <table:table-cell table:style-name="ce5" office:value-type="float" office:value="14.346454" calcext:value-type="float">
            <text:p>14,3465</text:p>
          </table:table-cell>
          <table:table-cell table:style-name="ce5" office:value-type="float" office:value="1.6990918" calcext:value-type="float">
            <text:p>1,6991</text:p>
          </table:table-cell>
          <table:table-cell table:style-name="ce5" office:value-type="float" office:value="5.628503" calcext:value-type="float">
            <text:p>5,6285</text:p>
          </table:table-cell>
          <table:table-cell table:style-name="ce6" table:formula="of:=SUM([.C11:.AK11])" office:value-type="float" office:value="127.78316791" calcext:value-type="float">
            <text:p>127,7832</text:p>
          </table:table-cell>
          <table:table-cell table:number-columns-repeated="1634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998" calcext:value-type="float">
            <text:p>1998</text:p>
          </table:table-cell>
          <table:table-cell table:style-name="ce5" office:value-type="float" office:value="4.441885" calcext:value-type="float">
            <text:p>4,4419</text:p>
          </table:table-cell>
          <table:table-cell table:style-name="ce5" office:value-type="float" office:value="3.8363988" calcext:value-type="float">
            <text:p>3,8364</text:p>
          </table:table-cell>
          <table:table-cell table:style-name="ce5" office:value-type="float" office:value="6.307828" calcext:value-type="float">
            <text:p>6,3078</text:p>
          </table:table-cell>
          <table:table-cell table:style-name="ce5" office:value-type="float" office:value="5.962954" calcext:value-type="float">
            <text:p>5,9630</text:p>
          </table:table-cell>
          <table:table-cell table:style-name="ce5" office:value-type="float" office:value="1.6453358" calcext:value-type="float">
            <text:p>1,6453</text:p>
          </table:table-cell>
          <table:table-cell table:style-name="ce5" office:value-type="float" office:value="1.3578335" calcext:value-type="float">
            <text:p>1,3578</text:p>
          </table:table-cell>
          <table:table-cell table:style-name="ce5" office:value-type="float" office:value="1.8554686" calcext:value-type="float">
            <text:p>1,8555</text:p>
          </table:table-cell>
          <table:table-cell table:style-name="ce5" office:value-type="float" office:value="17.59096" calcext:value-type="float">
            <text:p>17,5910</text:p>
          </table:table-cell>
          <table:table-cell table:style-name="ce5" office:value-type="float" office:value="3.8180602" calcext:value-type="float">
            <text:p>3,8181</text:p>
          </table:table-cell>
          <table:table-cell table:style-name="ce5" office:value-type="float" office:value="1.7340838" calcext:value-type="float">
            <text:p>1,7341</text:p>
          </table:table-cell>
          <table:table-cell table:style-name="ce5" office:value-type="float" office:value="1.3696715" calcext:value-type="float">
            <text:p>1,3697</text:p>
          </table:table-cell>
          <table:table-cell table:style-name="ce5" office:value-type="float" office:value="2.2017841" calcext:value-type="float">
            <text:p>2,2018</text:p>
          </table:table-cell>
          <table:table-cell table:style-name="ce5" office:value-type="float" office:value="1.1158258" calcext:value-type="float">
            <text:p>1,1158</text:p>
          </table:table-cell>
          <table:table-cell table:style-name="ce5" office:value-type="float" office:value="1.8927093" calcext:value-type="float">
            <text:p>1,8927</text:p>
          </table:table-cell>
          <table:table-cell table:style-name="ce5" office:value-type="float" office:value="0.97384965" calcext:value-type="float">
            <text:p>0,9738</text:p>
          </table:table-cell>
          <table:table-cell table:style-name="ce5" office:value-type="float" office:value="20.785181" calcext:value-type="float">
            <text:p>20,7852</text:p>
          </table:table-cell>
          <table:table-cell table:style-name="ce5" office:value-type="float" office:value="1.6558269" calcext:value-type="float">
            <text:p>1,6558</text:p>
          </table:table-cell>
          <table:table-cell table:style-name="ce5" office:value-type="float" office:value="0.77247584" calcext:value-type="float">
            <text:p>0,7725</text:p>
          </table:table-cell>
          <table:table-cell table:style-name="ce5" office:value-type="float" office:value="2.4161806" calcext:value-type="float">
            <text:p>2,4162</text:p>
          </table:table-cell>
          <table:table-cell table:style-name="ce5" office:value-type="float" office:value="0.1531799" calcext:value-type="float">
            <text:p>0,1532</text:p>
          </table:table-cell>
          <table:table-cell table:style-name="ce5" office:value-type="float" office:value="0.7625509" calcext:value-type="float">
            <text:p>0,7626</text:p>
          </table:table-cell>
          <table:table-cell table:style-name="ce5" office:value-type="float" office:value="3.7623813" calcext:value-type="float">
            <text:p>3,7624</text:p>
          </table:table-cell>
          <table:table-cell table:style-name="ce5" office:value-type="float" office:value="4.023621" calcext:value-type="float">
            <text:p>4,0236</text:p>
          </table:table-cell>
          <table:table-cell table:style-name="ce5" office:value-type="float" office:value="0.68201613" calcext:value-type="float">
            <text:p>0,6820</text:p>
          </table:table-cell>
          <table:table-cell table:style-name="ce5" office:value-type="float" office:value="2.0451813" calcext:value-type="float">
            <text:p>2,0452</text:p>
          </table:table-cell>
          <table:table-cell table:style-name="ce5" office:value-type="float" office:value="0.8904137" calcext:value-type="float">
            <text:p>0,8904</text:p>
          </table:table-cell>
          <table:table-cell table:style-name="ce5" office:value-type="float" office:value="1.0869128" calcext:value-type="float">
            <text:p>1,0869</text:p>
          </table:table-cell>
          <table:table-cell table:style-name="ce5" office:value-type="float" office:value="2.1477802" calcext:value-type="float">
            <text:p>2,1478</text:p>
          </table:table-cell>
          <table:table-cell table:style-name="ce5" office:value-type="float" office:value="3.3944323" calcext:value-type="float">
            <text:p>3,3944</text:p>
          </table:table-cell>
          <table:table-cell table:style-name="ce5" office:value-type="float" office:value="1.4119831" calcext:value-type="float">
            <text:p>1,4120</text:p>
          </table:table-cell>
          <table:table-cell table:style-name="ce5" office:value-type="float" office:value="2.0787394" calcext:value-type="float">
            <text:p>2,0787</text:p>
          </table:table-cell>
          <table:table-cell table:style-name="ce5" office:value-type="float" office:value="4.557522" calcext:value-type="float">
            <text:p>4,5575</text:p>
          </table:table-cell>
          <table:table-cell table:style-name="ce5" office:value-type="float" office:value="15.050256" calcext:value-type="float">
            <text:p>15,0503</text:p>
          </table:table-cell>
          <table:table-cell table:style-name="ce5" office:value-type="float" office:value="1.7282617" calcext:value-type="float">
            <text:p>1,7283</text:p>
          </table:table-cell>
          <table:table-cell table:style-name="ce5" office:value-type="float" office:value="7.2484884" calcext:value-type="float">
            <text:p>7,2485</text:p>
          </table:table-cell>
          <table:table-cell table:style-name="ce6" table:formula="of:=SUM([.C12:.AK12])" office:value-type="float" office:value="132.75803252" calcext:value-type="float">
            <text:p>132,7580</text:p>
          </table:table-cell>
          <table:table-cell table:number-columns-repeated="1634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99" calcext:value-type="float">
            <text:p>1999</text:p>
          </table:table-cell>
          <table:table-cell table:style-name="ce5" office:value-type="float" office:value="4.664798" calcext:value-type="float">
            <text:p>4,6648</text:p>
          </table:table-cell>
          <table:table-cell table:style-name="ce5" office:value-type="float" office:value="4.028959" calcext:value-type="float">
            <text:p>4,0290</text:p>
          </table:table-cell>
          <table:table-cell table:style-name="ce5" office:value-type="float" office:value="6.349155" calcext:value-type="float">
            <text:p>6,3492</text:p>
          </table:table-cell>
          <table:table-cell table:style-name="ce5" office:value-type="float" office:value="6.25869" calcext:value-type="float">
            <text:p>6,2587</text:p>
          </table:table-cell>
          <table:table-cell table:style-name="ce5" office:value-type="float" office:value="1.4955102" calcext:value-type="float">
            <text:p>1,4955</text:p>
          </table:table-cell>
          <table:table-cell table:style-name="ce5" office:value-type="float" office:value="1.2962949" calcext:value-type="float">
            <text:p>1,2963</text:p>
          </table:table-cell>
          <table:table-cell table:style-name="ce5" office:value-type="float" office:value="1.886351" calcext:value-type="float">
            <text:p>1,8864</text:p>
          </table:table-cell>
          <table:table-cell table:style-name="ce5" office:value-type="float" office:value="17.910727" calcext:value-type="float">
            <text:p>17,9107</text:p>
          </table:table-cell>
          <table:table-cell table:style-name="ce5" office:value-type="float" office:value="4.0462747" calcext:value-type="float">
            <text:p>4,0463</text:p>
          </table:table-cell>
          <table:table-cell table:style-name="ce5" office:value-type="float" office:value="1.4377539" calcext:value-type="float">
            <text:p>1,4378</text:p>
          </table:table-cell>
          <table:table-cell table:style-name="ce5" office:value-type="float" office:value="1.3937875" calcext:value-type="float">
            <text:p>1,3938</text:p>
          </table:table-cell>
          <table:table-cell table:style-name="ce5" office:value-type="float" office:value="2.2101989" calcext:value-type="float">
            <text:p>2,2102</text:p>
          </table:table-cell>
          <table:table-cell table:style-name="ce5" office:value-type="float" office:value="1.1731113" calcext:value-type="float">
            <text:p>1,1731</text:p>
          </table:table-cell>
          <table:table-cell table:style-name="ce5" office:value-type="float" office:value="1.7705554" calcext:value-type="float">
            <text:p>1,7706</text:p>
          </table:table-cell>
          <table:table-cell table:style-name="ce5" office:value-type="float" office:value="0.94327974" calcext:value-type="float">
            <text:p>0,9433</text:p>
          </table:table-cell>
          <table:table-cell table:style-name="ce5" office:value-type="float" office:value="20.789043" calcext:value-type="float">
            <text:p>20,7890</text:p>
          </table:table-cell>
          <table:table-cell table:style-name="ce5" office:value-type="float" office:value="1.8175794" calcext:value-type="float">
            <text:p>1,8176</text:p>
          </table:table-cell>
          <table:table-cell table:style-name="ce5" office:value-type="float" office:value="0.7681618" calcext:value-type="float">
            <text:p>0,7682</text:p>
          </table:table-cell>
          <table:table-cell table:style-name="ce5" office:value-type="float" office:value="2.4168196" calcext:value-type="float">
            <text:p>2,4168</text:p>
          </table:table-cell>
          <table:table-cell table:style-name="ce5" office:value-type="float" office:value="0.15488084" calcext:value-type="float">
            <text:p>0,1549</text:p>
          </table:table-cell>
          <table:table-cell table:style-name="ce5" office:value-type="float" office:value="0.7263067" calcext:value-type="float">
            <text:p>0,7263</text:p>
          </table:table-cell>
          <table:table-cell table:style-name="ce5" office:value-type="float" office:value="3.835566" calcext:value-type="float">
            <text:p>3,8356</text:p>
          </table:table-cell>
          <table:table-cell table:style-name="ce5" office:value-type="float" office:value="4.0096645" calcext:value-type="float">
            <text:p>4,0097</text:p>
          </table:table-cell>
          <table:table-cell table:style-name="ce5" office:value-type="float" office:value="0.7123277" calcext:value-type="float">
            <text:p>0,7123</text:p>
          </table:table-cell>
          <table:table-cell table:style-name="ce5" office:value-type="float" office:value="1.9102947" calcext:value-type="float">
            <text:p>1,9103</text:p>
          </table:table-cell>
          <table:table-cell table:style-name="ce5" office:value-type="float" office:value="0.8706511" calcext:value-type="float">
            <text:p>0,8707</text:p>
          </table:table-cell>
          <table:table-cell table:style-name="ce5" office:value-type="float" office:value="1.126091" calcext:value-type="float">
            <text:p>1,1261</text:p>
          </table:table-cell>
          <table:table-cell table:style-name="ce5" office:value-type="float" office:value="2.1187072" calcext:value-type="float">
            <text:p>2,1187</text:p>
          </table:table-cell>
          <table:table-cell table:style-name="ce5" office:value-type="float" office:value="3.5943995" calcext:value-type="float">
            <text:p>3,5944</text:p>
          </table:table-cell>
          <table:table-cell table:style-name="ce5" office:value-type="float" office:value="1.4462016" calcext:value-type="float">
            <text:p>1,4462</text:p>
          </table:table-cell>
          <table:table-cell table:style-name="ce5" office:value-type="float" office:value="2.1298018" calcext:value-type="float">
            <text:p>2,1298</text:p>
          </table:table-cell>
          <table:table-cell table:style-name="ce5" office:value-type="float" office:value="4.5119934" calcext:value-type="float">
            <text:p>4,5120</text:p>
          </table:table-cell>
          <table:table-cell table:style-name="ce5" office:value-type="float" office:value="17.02579" calcext:value-type="float">
            <text:p>17,0258</text:p>
          </table:table-cell>
          <table:table-cell table:style-name="ce5" office:value-type="float" office:value="2.0379047" calcext:value-type="float">
            <text:p>2,0379</text:p>
          </table:table-cell>
          <table:table-cell table:style-name="ce5" office:value-type="float" office:value="5.9686203" calcext:value-type="float">
            <text:p>5,9686</text:p>
          </table:table-cell>
          <table:table-cell table:style-name="ce6" table:formula="of:=SUM([.C13:.AK13])" office:value-type="float" office:value="134.83625138" calcext:value-type="float">
            <text:p>134,8363</text:p>
          </table:table-cell>
          <table:table-cell table:number-columns-repeated="1634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4.7343545" calcext:value-type="float">
            <text:p>4,7344</text:p>
          </table:table-cell>
          <table:table-cell table:style-name="ce5" office:value-type="float" office:value="3.8511531" calcext:value-type="float">
            <text:p>3,8512</text:p>
          </table:table-cell>
          <table:table-cell table:style-name="ce5" office:value-type="float" office:value="6.2338037" calcext:value-type="float">
            <text:p>6,2338</text:p>
          </table:table-cell>
          <table:table-cell table:style-name="ce5" office:value-type="float" office:value="6.607739" calcext:value-type="float">
            <text:p>6,6077</text:p>
          </table:table-cell>
          <table:table-cell table:style-name="ce5" office:value-type="float" office:value="1.6459197" calcext:value-type="float">
            <text:p>1,6459</text:p>
          </table:table-cell>
          <table:table-cell table:style-name="ce5" office:value-type="float" office:value="0.98152167" calcext:value-type="float">
            <text:p>0,9815</text:p>
          </table:table-cell>
          <table:table-cell table:style-name="ce5" office:value-type="float" office:value="1.934246" calcext:value-type="float">
            <text:p>1,9342</text:p>
          </table:table-cell>
          <table:table-cell table:style-name="ce5" office:value-type="float" office:value="18.482231" calcext:value-type="float">
            <text:p>18,4822</text:p>
          </table:table-cell>
          <table:table-cell table:style-name="ce5" office:value-type="float" office:value="3.8107965" calcext:value-type="float">
            <text:p>3,8108</text:p>
          </table:table-cell>
          <table:table-cell table:style-name="ce5" office:value-type="float" office:value="1.4431" calcext:value-type="float">
            <text:p>1,4431</text:p>
          </table:table-cell>
          <table:table-cell table:style-name="ce5" office:value-type="float" office:value="1.3555207" calcext:value-type="float">
            <text:p>1,3555</text:p>
          </table:table-cell>
          <table:table-cell table:style-name="ce5" office:value-type="float" office:value="2.3209043" calcext:value-type="float">
            <text:p>2,3209</text:p>
          </table:table-cell>
          <table:table-cell table:style-name="ce5" office:value-type="float" office:value="1.5006509" calcext:value-type="float">
            <text:p>1,5007</text:p>
          </table:table-cell>
          <table:table-cell table:style-name="ce5" office:value-type="float" office:value="1.6574092" calcext:value-type="float">
            <text:p>1,6574</text:p>
          </table:table-cell>
          <table:table-cell table:style-name="ce5" office:value-type="float" office:value="0.95174825" calcext:value-type="float">
            <text:p>0,9517</text:p>
          </table:table-cell>
          <table:table-cell table:style-name="ce5" office:value-type="float" office:value="21.282457" calcext:value-type="float">
            <text:p>21,2825</text:p>
          </table:table-cell>
          <table:table-cell table:style-name="ce5" office:value-type="float" office:value="1.7733103" calcext:value-type="float">
            <text:p>1,7733</text:p>
          </table:table-cell>
          <table:table-cell table:style-name="ce5" office:value-type="float" office:value="0.8320425" calcext:value-type="float">
            <text:p>0,8320</text:p>
          </table:table-cell>
          <table:table-cell table:style-name="ce5" office:value-type="float" office:value="2.3024929" calcext:value-type="float">
            <text:p>2,3025</text:p>
          </table:table-cell>
          <table:table-cell table:style-name="ce5" office:value-type="float" office:value="0.19546653" calcext:value-type="float">
            <text:p>0,1955</text:p>
          </table:table-cell>
          <table:table-cell table:style-name="ce5" office:value-type="float" office:value="0.7558531" calcext:value-type="float">
            <text:p>0,7559</text:p>
          </table:table-cell>
          <table:table-cell table:style-name="ce5" office:value-type="float" office:value="3.9483876" calcext:value-type="float">
            <text:p>3,9484</text:p>
          </table:table-cell>
          <table:table-cell table:style-name="ce5" office:value-type="float" office:value="4.0023623" calcext:value-type="float">
            <text:p>4,0024</text:p>
          </table:table-cell>
          <table:table-cell table:style-name="ce5" office:value-type="float" office:value="0.72636366" calcext:value-type="float">
            <text:p>0,7264</text:p>
          </table:table-cell>
          <table:table-cell table:style-name="ce5" office:value-type="float" office:value="1.9083581" calcext:value-type="float">
            <text:p>1,9084</text:p>
          </table:table-cell>
          <table:table-cell table:style-name="ce5" office:value-type="float" office:value="0.703798" calcext:value-type="float">
            <text:p>0,7038</text:p>
          </table:table-cell>
          <table:table-cell table:style-name="ce5" office:value-type="float" office:value="1.0759006" calcext:value-type="float">
            <text:p>1,0759</text:p>
          </table:table-cell>
          <table:table-cell table:style-name="ce5" office:value-type="float" office:value="2.223638" calcext:value-type="float">
            <text:p>2,2236</text:p>
          </table:table-cell>
          <table:table-cell table:style-name="ce5" office:value-type="float" office:value="3.785457" calcext:value-type="float">
            <text:p>3,7855</text:p>
          </table:table-cell>
          <table:table-cell table:style-name="ce5" office:value-type="float" office:value="1.2875115" calcext:value-type="float">
            <text:p>1,2875</text:p>
          </table:table-cell>
          <table:table-cell table:style-name="ce5" office:value-type="float" office:value="2.1821418" calcext:value-type="float">
            <text:p>2,1821</text:p>
          </table:table-cell>
          <table:table-cell table:style-name="ce5" office:value-type="float" office:value="4.57682" calcext:value-type="float">
            <text:p>4,5768</text:p>
          </table:table-cell>
          <table:table-cell table:style-name="ce5" office:value-type="float" office:value="18.290224" calcext:value-type="float">
            <text:p>18,2902</text:p>
          </table:table-cell>
          <table:table-cell table:style-name="ce5" office:value-type="float" office:value="1.6001378" calcext:value-type="float">
            <text:p>1,6001</text:p>
          </table:table-cell>
          <table:table-cell table:style-name="ce5" office:value-type="float" office:value="5.8472433" calcext:value-type="float">
            <text:p>5,8472</text:p>
          </table:table-cell>
          <table:table-cell table:style-name="ce6" table:formula="of:=SUM([.C14:.AK14])" office:value-type="float" office:value="136.81106451" calcext:value-type="float">
            <text:p>136,8111</text:p>
          </table:table-cell>
          <table:table-cell table:number-columns-repeated="163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001" calcext:value-type="float">
            <text:p>2001</text:p>
          </table:table-cell>
          <table:table-cell table:style-name="ce5" office:value-type="float" office:value="4.8547626" calcext:value-type="float">
            <text:p>4,8548</text:p>
          </table:table-cell>
          <table:table-cell table:style-name="ce5" office:value-type="float" office:value="3.5864596" calcext:value-type="float">
            <text:p>3,5865</text:p>
          </table:table-cell>
          <table:table-cell table:style-name="ce5" office:value-type="float" office:value="5.902166" calcext:value-type="float">
            <text:p>5,9022</text:p>
          </table:table-cell>
          <table:table-cell table:style-name="ce5" office:value-type="float" office:value="6.2245197" calcext:value-type="float">
            <text:p>6,2245</text:p>
          </table:table-cell>
          <table:table-cell table:style-name="ce5" office:value-type="float" office:value="1.8016597" calcext:value-type="float">
            <text:p>1,8017</text:p>
          </table:table-cell>
          <table:table-cell table:style-name="ce5" office:value-type="float" office:value="0.99962497" calcext:value-type="float">
            <text:p>0,9996</text:p>
          </table:table-cell>
          <table:table-cell table:style-name="ce5" office:value-type="float" office:value="1.9424405" calcext:value-type="float">
            <text:p>1,9424</text:p>
          </table:table-cell>
          <table:table-cell table:style-name="ce5" office:value-type="float" office:value="18.035389" calcext:value-type="float">
            <text:p>18,0354</text:p>
          </table:table-cell>
          <table:table-cell table:style-name="ce5" office:value-type="float" office:value="3.408817" calcext:value-type="float">
            <text:p>3,4088</text:p>
          </table:table-cell>
          <table:table-cell table:style-name="ce5" office:value-type="float" office:value="1.426988" calcext:value-type="float">
            <text:p>1,4270</text:p>
          </table:table-cell>
          <table:table-cell table:style-name="ce5" office:value-type="float" office:value="1.3980398" calcext:value-type="float">
            <text:p>1,3980</text:p>
          </table:table-cell>
          <table:table-cell table:style-name="ce5" office:value-type="float" office:value="2.2637212" calcext:value-type="float">
            <text:p>2,2637</text:p>
          </table:table-cell>
          <table:table-cell table:style-name="ce5" office:value-type="float" office:value="1.6124158" calcext:value-type="float">
            <text:p>1,6124</text:p>
          </table:table-cell>
          <table:table-cell table:style-name="ce5" office:value-type="float" office:value="1.8222574" calcext:value-type="float">
            <text:p>1,8223</text:p>
          </table:table-cell>
          <table:table-cell table:style-name="ce5" office:value-type="float" office:value="0.97817224" calcext:value-type="float">
            <text:p>0,9782</text:p>
          </table:table-cell>
          <table:table-cell table:style-name="ce5" office:value-type="float" office:value="20.694746" calcext:value-type="float">
            <text:p>20,6947</text:p>
          </table:table-cell>
          <table:table-cell table:style-name="ce5" office:value-type="float" office:value="1.7989902" calcext:value-type="float">
            <text:p>1,7990</text:p>
          </table:table-cell>
          <table:table-cell table:style-name="ce5" office:value-type="float" office:value="0.8521186" calcext:value-type="float">
            <text:p>0,8521</text:p>
          </table:table-cell>
          <table:table-cell table:style-name="ce5" office:value-type="float" office:value="2.2953768" calcext:value-type="float">
            <text:p>2,2954</text:p>
          </table:table-cell>
          <table:table-cell table:style-name="ce5" office:value-type="float" office:value="0.1728548" calcext:value-type="float">
            <text:p>0,1729</text:p>
          </table:table-cell>
          <table:table-cell table:style-name="ce5" office:value-type="float" office:value="0.8284601" calcext:value-type="float">
            <text:p>0,8285</text:p>
          </table:table-cell>
          <table:table-cell table:style-name="ce5" office:value-type="float" office:value="4.028491" calcext:value-type="float">
            <text:p>4,0285</text:p>
          </table:table-cell>
          <table:table-cell table:style-name="ce5" office:value-type="float" office:value="4.1021533" calcext:value-type="float">
            <text:p>4,1022</text:p>
          </table:table-cell>
          <table:table-cell table:style-name="ce5" office:value-type="float" office:value="0.75523347" calcext:value-type="float">
            <text:p>0,7552</text:p>
          </table:table-cell>
          <table:table-cell table:style-name="ce5" office:value-type="float" office:value="2.2714877" calcext:value-type="float">
            <text:p>2,2715</text:p>
          </table:table-cell>
          <table:table-cell table:style-name="ce5" office:value-type="float" office:value="0.7091008" calcext:value-type="float">
            <text:p>0,7091</text:p>
          </table:table-cell>
          <table:table-cell table:style-name="ce5" office:value-type="float" office:value="0.9408075" calcext:value-type="float">
            <text:p>0,9408</text:p>
          </table:table-cell>
          <table:table-cell table:style-name="ce5" office:value-type="float" office:value="2.2083876" calcext:value-type="float">
            <text:p>2,2084</text:p>
          </table:table-cell>
          <table:table-cell table:style-name="ce5" office:value-type="float" office:value="3.8222241" calcext:value-type="float">
            <text:p>3,8222</text:p>
          </table:table-cell>
          <table:table-cell table:style-name="ce5" office:value-type="float" office:value="1.5796856" calcext:value-type="float">
            <text:p>1,5797</text:p>
          </table:table-cell>
          <table:table-cell table:style-name="ce5" office:value-type="float" office:value="2.2356625" calcext:value-type="float">
            <text:p>2,2357</text:p>
          </table:table-cell>
          <table:table-cell table:style-name="ce5" office:value-type="float" office:value="4.8478093" calcext:value-type="float">
            <text:p>4,8478</text:p>
          </table:table-cell>
          <table:table-cell table:style-name="ce5" office:value-type="float" office:value="19.9887" calcext:value-type="float">
            <text:p>19,9887</text:p>
          </table:table-cell>
          <table:table-cell table:style-name="ce5" office:value-type="float" office:value="1.5239435" calcext:value-type="float">
            <text:p>1,5239</text:p>
          </table:table-cell>
          <table:table-cell table:style-name="ce5" office:value-type="float" office:value="5.2464967" calcext:value-type="float">
            <text:p>5,2465</text:p>
          </table:table-cell>
          <table:table-cell table:style-name="ce6" table:formula="of:=SUM([.C15:.AK15])" office:value-type="float" office:value="137.16016308" calcext:value-type="float">
            <text:p>137,1602</text:p>
          </table:table-cell>
          <table:table-cell table:number-columns-repeated="1634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002" calcext:value-type="float">
            <text:p>2002</text:p>
          </table:table-cell>
          <table:table-cell table:style-name="ce5" office:value-type="float" office:value="5.267095" calcext:value-type="float">
            <text:p>5,2671</text:p>
          </table:table-cell>
          <table:table-cell table:style-name="ce5" office:value-type="float" office:value="3.2850614" calcext:value-type="float">
            <text:p>3,2851</text:p>
          </table:table-cell>
          <table:table-cell table:style-name="ce5" office:value-type="float" office:value="6.0990796" calcext:value-type="float">
            <text:p>6,0991</text:p>
          </table:table-cell>
          <table:table-cell table:style-name="ce5" office:value-type="float" office:value="6.2205377" calcext:value-type="float">
            <text:p>6,2205</text:p>
          </table:table-cell>
          <table:table-cell table:style-name="ce5" office:value-type="float" office:value="1.688875" calcext:value-type="float">
            <text:p>1,6889</text:p>
          </table:table-cell>
          <table:table-cell table:style-name="ce5" office:value-type="float" office:value="1.1688464" calcext:value-type="float">
            <text:p>1,1688</text:p>
          </table:table-cell>
          <table:table-cell table:style-name="ce5" office:value-type="float" office:value="1.926925" calcext:value-type="float">
            <text:p>1,9269</text:p>
          </table:table-cell>
          <table:table-cell table:style-name="ce5" office:value-type="float" office:value="18.018217" calcext:value-type="float">
            <text:p>18,0182</text:p>
          </table:table-cell>
          <table:table-cell table:style-name="ce5" office:value-type="float" office:value="3.494092" calcext:value-type="float">
            <text:p>3,4941</text:p>
          </table:table-cell>
          <table:table-cell table:style-name="ce5" office:value-type="float" office:value="1.3818444" calcext:value-type="float">
            <text:p>1,3818</text:p>
          </table:table-cell>
          <table:table-cell table:style-name="ce5" office:value-type="float" office:value="1.5149075" calcext:value-type="float">
            <text:p>1,5149</text:p>
          </table:table-cell>
          <table:table-cell table:style-name="ce5" office:value-type="float" office:value="2.2850068" calcext:value-type="float">
            <text:p>2,2850</text:p>
          </table:table-cell>
          <table:table-cell table:style-name="ce5" office:value-type="float" office:value="1.5024971" calcext:value-type="float">
            <text:p>1,5025</text:p>
          </table:table-cell>
          <table:table-cell table:style-name="ce5" office:value-type="float" office:value="1.8994552" calcext:value-type="float">
            <text:p>1,8995</text:p>
          </table:table-cell>
          <table:table-cell table:style-name="ce5" office:value-type="float" office:value="1.0097492" calcext:value-type="float">
            <text:p>1,0097</text:p>
          </table:table-cell>
          <table:table-cell table:style-name="ce5" office:value-type="float" office:value="20.621824" calcext:value-type="float">
            <text:p>20,6218</text:p>
          </table:table-cell>
          <table:table-cell table:style-name="ce5" office:value-type="float" office:value="1.8955343" calcext:value-type="float">
            <text:p>1,8955</text:p>
          </table:table-cell>
          <table:table-cell table:style-name="ce5" office:value-type="float" office:value="0.87239856" calcext:value-type="float">
            <text:p>0,8724</text:p>
          </table:table-cell>
          <table:table-cell table:style-name="ce5" office:value-type="float" office:value="2.2552853" calcext:value-type="float">
            <text:p>2,2553</text:p>
          </table:table-cell>
          <table:table-cell table:style-name="ce5" office:value-type="float" office:value="0.20611043" calcext:value-type="float">
            <text:p>0,2061</text:p>
          </table:table-cell>
          <table:table-cell table:style-name="ce5" office:value-type="float" office:value="0.8469169" calcext:value-type="float">
            <text:p>0,8469</text:p>
          </table:table-cell>
          <table:table-cell table:style-name="ce5" office:value-type="float" office:value="3.86718" calcext:value-type="float">
            <text:p>3,8672</text:p>
          </table:table-cell>
          <table:table-cell table:style-name="ce5" office:value-type="float" office:value="4.0677557" calcext:value-type="float">
            <text:p>4,0678</text:p>
          </table:table-cell>
          <table:table-cell table:style-name="ce5" office:value-type="float" office:value="0.75865966" calcext:value-type="float">
            <text:p>0,7587</text:p>
          </table:table-cell>
          <table:table-cell table:style-name="ce5" office:value-type="float" office:value="1.8651426" calcext:value-type="float">
            <text:p>1,8651</text:p>
          </table:table-cell>
          <table:table-cell table:style-name="ce5" office:value-type="float" office:value="0.7296421" calcext:value-type="float">
            <text:p>0,7296</text:p>
          </table:table-cell>
          <table:table-cell table:style-name="ce5" office:value-type="float" office:value="0.9306701" calcext:value-type="float">
            <text:p>0,9307</text:p>
          </table:table-cell>
          <table:table-cell table:style-name="ce5" office:value-type="float" office:value="2.3819082" calcext:value-type="float">
            <text:p>2,3819</text:p>
          </table:table-cell>
          <table:table-cell table:style-name="ce5" office:value-type="float" office:value="4.2744555" calcext:value-type="float">
            <text:p>4,2745</text:p>
          </table:table-cell>
          <table:table-cell table:style-name="ce5" office:value-type="float" office:value="1.6468722" calcext:value-type="float">
            <text:p>1,6469</text:p>
          </table:table-cell>
          <table:table-cell table:style-name="ce5" office:value-type="float" office:value="2.2190416" calcext:value-type="float">
            <text:p>2,2190</text:p>
          </table:table-cell>
          <table:table-cell table:style-name="ce5" office:value-type="float" office:value="3.1474345" calcext:value-type="float">
            <text:p>3,1474</text:p>
          </table:table-cell>
          <table:table-cell table:style-name="ce5" office:value-type="float" office:value="21.324247" calcext:value-type="float">
            <text:p>21,3242</text:p>
          </table:table-cell>
          <table:table-cell table:style-name="ce5" office:value-type="float" office:value="1.3784459" calcext:value-type="float">
            <text:p>1,3784</text:p>
          </table:table-cell>
          <table:table-cell table:style-name="ce5" office:value-type="float" office:value="6.4803333" calcext:value-type="float">
            <text:p>6,4803</text:p>
          </table:table-cell>
          <table:table-cell table:style-name="ce6" table:formula="of:=SUM([.C16:.AK16])" office:value-type="float" office:value="138.53204715" calcext:value-type="float">
            <text:p>138,5320</text:p>
          </table:table-cell>
          <table:table-cell table:number-columns-repeated="1634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003" calcext:value-type="float">
            <text:p>2003</text:p>
          </table:table-cell>
          <table:table-cell table:style-name="ce5" office:value-type="float" office:value="5.489314" calcext:value-type="float">
            <text:p>5,4893</text:p>
          </table:table-cell>
          <table:table-cell table:style-name="ce5" office:value-type="float" office:value="3.500529" calcext:value-type="float">
            <text:p>3,5005</text:p>
          </table:table-cell>
          <table:table-cell table:style-name="ce5" office:value-type="float" office:value="6.1155963" calcext:value-type="float">
            <text:p>6,1156</text:p>
          </table:table-cell>
          <table:table-cell table:style-name="ce5" office:value-type="float" office:value="6.353039" calcext:value-type="float">
            <text:p>6,3530</text:p>
          </table:table-cell>
          <table:table-cell table:style-name="ce5" office:value-type="float" office:value="1.6376598" calcext:value-type="float">
            <text:p>1,6377</text:p>
          </table:table-cell>
          <table:table-cell table:style-name="ce5" office:value-type="float" office:value="1.2109458" calcext:value-type="float">
            <text:p>1,2109</text:p>
          </table:table-cell>
          <table:table-cell table:style-name="ce5" office:value-type="float" office:value="1.887129" calcext:value-type="float">
            <text:p>1,8871</text:p>
          </table:table-cell>
          <table:table-cell table:style-name="ce5" office:value-type="float" office:value="18.388273" calcext:value-type="float">
            <text:p>18,3883</text:p>
          </table:table-cell>
          <table:table-cell table:style-name="ce5" office:value-type="float" office:value="3.4743552" calcext:value-type="float">
            <text:p>3,4744</text:p>
          </table:table-cell>
          <table:table-cell table:style-name="ce5" office:value-type="float" office:value="1.3974992" calcext:value-type="float">
            <text:p>1,3975</text:p>
          </table:table-cell>
          <table:table-cell table:style-name="ce5" office:value-type="float" office:value="1.5715349" calcext:value-type="float">
            <text:p>1,5715</text:p>
          </table:table-cell>
          <table:table-cell table:style-name="ce5" office:value-type="float" office:value="2.3164787" calcext:value-type="float">
            <text:p>2,3165</text:p>
          </table:table-cell>
          <table:table-cell table:style-name="ce5" office:value-type="float" office:value="1.7127248" calcext:value-type="float">
            <text:p>1,7127</text:p>
          </table:table-cell>
          <table:table-cell table:style-name="ce5" office:value-type="float" office:value="2.0352755" calcext:value-type="float">
            <text:p>2,0353</text:p>
          </table:table-cell>
          <table:table-cell table:style-name="ce5" office:value-type="float" office:value="1.0676966" calcext:value-type="float">
            <text:p>1,0677</text:p>
          </table:table-cell>
          <table:table-cell table:style-name="ce5" office:value-type="float" office:value="20.645628" calcext:value-type="float">
            <text:p>20,6456</text:p>
          </table:table-cell>
          <table:table-cell table:style-name="ce5" office:value-type="float" office:value="1.9878253" calcext:value-type="float">
            <text:p>1,9878</text:p>
          </table:table-cell>
          <table:table-cell table:style-name="ce5" office:value-type="float" office:value="0.83114797" calcext:value-type="float">
            <text:p>0,8311</text:p>
          </table:table-cell>
          <table:table-cell table:style-name="ce5" office:value-type="float" office:value="2.442445" calcext:value-type="float">
            <text:p>2,4424</text:p>
          </table:table-cell>
          <table:table-cell table:style-name="ce5" office:value-type="float" office:value="0.19293408" calcext:value-type="float">
            <text:p>0,1929</text:p>
          </table:table-cell>
          <table:table-cell table:style-name="ce5" office:value-type="float" office:value="0.92847633" calcext:value-type="float">
            <text:p>0,9285</text:p>
          </table:table-cell>
          <table:table-cell table:style-name="ce5" office:value-type="float" office:value="4.0237355" calcext:value-type="float">
            <text:p>4,0237</text:p>
          </table:table-cell>
          <table:table-cell table:style-name="ce5" office:value-type="float" office:value="4.2583475" calcext:value-type="float">
            <text:p>4,2583</text:p>
          </table:table-cell>
          <table:table-cell table:style-name="ce5" office:value-type="float" office:value="0.8144266" calcext:value-type="float">
            <text:p>0,8144</text:p>
          </table:table-cell>
          <table:table-cell table:style-name="ce5" office:value-type="float" office:value="1.9141204" calcext:value-type="float">
            <text:p>1,9141</text:p>
          </table:table-cell>
          <table:table-cell table:style-name="ce5" office:value-type="float" office:value="0.75309026" calcext:value-type="float">
            <text:p>0,7531</text:p>
          </table:table-cell>
          <table:table-cell table:style-name="ce5" office:value-type="float" office:value="0.8932883" calcext:value-type="float">
            <text:p>0,8933</text:p>
          </table:table-cell>
          <table:table-cell table:style-name="ce5" office:value-type="float" office:value="2.3929765" calcext:value-type="float">
            <text:p>2,3930</text:p>
          </table:table-cell>
          <table:table-cell table:style-name="ce5" office:value-type="float" office:value="4.258998" calcext:value-type="float">
            <text:p>4,2590</text:p>
          </table:table-cell>
          <table:table-cell table:style-name="ce5" office:value-type="float" office:value="1.749096" calcext:value-type="float">
            <text:p>1,7491</text:p>
          </table:table-cell>
          <table:table-cell table:style-name="ce5" office:value-type="float" office:value="2.3144364" calcext:value-type="float">
            <text:p>2,3144</text:p>
          </table:table-cell>
          <table:table-cell table:style-name="ce5" office:value-type="float" office:value="3.052421" calcext:value-type="float">
            <text:p>3,0524</text:p>
          </table:table-cell>
          <table:table-cell table:style-name="ce5" office:value-type="float" office:value="23.930582" calcext:value-type="float">
            <text:p>23,9306</text:p>
          </table:table-cell>
          <table:table-cell table:style-name="ce5" office:value-type="float" office:value="1.3675556" calcext:value-type="float">
            <text:p>1,3676</text:p>
          </table:table-cell>
          <table:table-cell table:style-name="ce5" office:value-type="float" office:value="5.9833198" calcext:value-type="float">
            <text:p>5,9833</text:p>
          </table:table-cell>
          <table:table-cell table:style-name="ce6" table:formula="of:=SUM([.C17:.AK17])" office:value-type="float" office:value="142.89290134" calcext:value-type="float">
            <text:p>142,8929</text:p>
          </table:table-cell>
          <table:table-cell table:number-columns-repeated="1634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004" calcext:value-type="float">
            <text:p>2004</text:p>
          </table:table-cell>
          <table:table-cell table:style-name="ce5" office:value-type="float" office:value="5.70796" calcext:value-type="float">
            <text:p>5,7080</text:p>
          </table:table-cell>
          <table:table-cell table:style-name="ce5" office:value-type="float" office:value="4.0526843" calcext:value-type="float">
            <text:p>4,0527</text:p>
          </table:table-cell>
          <table:table-cell table:style-name="ce5" office:value-type="float" office:value="5.9696703" calcext:value-type="float">
            <text:p>5,9697</text:p>
          </table:table-cell>
          <table:table-cell table:style-name="ce5" office:value-type="float" office:value="6.40634" calcext:value-type="float">
            <text:p>6,4063</text:p>
          </table:table-cell>
          <table:table-cell table:style-name="ce5" office:value-type="float" office:value="1.4406061" calcext:value-type="float">
            <text:p>1,4406</text:p>
          </table:table-cell>
          <table:table-cell table:style-name="ce5" office:value-type="float" office:value="1.1970049" calcext:value-type="float">
            <text:p>1,1970</text:p>
          </table:table-cell>
          <table:table-cell table:style-name="ce5" office:value-type="float" office:value="1.9566369" calcext:value-type="float">
            <text:p>1,9566</text:p>
          </table:table-cell>
          <table:table-cell table:style-name="ce5" office:value-type="float" office:value="18.165436" calcext:value-type="float">
            <text:p>18,1654</text:p>
          </table:table-cell>
          <table:table-cell table:style-name="ce5" office:value-type="float" office:value="3.6976247" calcext:value-type="float">
            <text:p>3,6976</text:p>
          </table:table-cell>
          <table:table-cell table:style-name="ce5" office:value-type="float" office:value="1.3121018" calcext:value-type="float">
            <text:p>1,3121</text:p>
          </table:table-cell>
          <table:table-cell table:style-name="ce5" office:value-type="float" office:value="1.6087456" calcext:value-type="float">
            <text:p>1,6087</text:p>
          </table:table-cell>
          <table:table-cell table:style-name="ce5" office:value-type="float" office:value="2.2468212" calcext:value-type="float">
            <text:p>2,2468</text:p>
          </table:table-cell>
          <table:table-cell table:style-name="ce5" office:value-type="float" office:value="2.0833054" calcext:value-type="float">
            <text:p>2,0833</text:p>
          </table:table-cell>
          <table:table-cell table:style-name="ce5" office:value-type="float" office:value="2.1617272" calcext:value-type="float">
            <text:p>2,1617</text:p>
          </table:table-cell>
          <table:table-cell table:style-name="ce5" office:value-type="float" office:value="1.0361451" calcext:value-type="float">
            <text:p>1,0361</text:p>
          </table:table-cell>
          <table:table-cell table:style-name="ce5" office:value-type="float" office:value="20.79503" calcext:value-type="float">
            <text:p>20,7950</text:p>
          </table:table-cell>
          <table:table-cell table:style-name="ce5" office:value-type="float" office:value="1.8733304" calcext:value-type="float">
            <text:p>1,8733</text:p>
          </table:table-cell>
          <table:table-cell table:style-name="ce5" office:value-type="float" office:value="0.8698981" calcext:value-type="float">
            <text:p>0,8699</text:p>
          </table:table-cell>
          <table:table-cell table:style-name="ce5" office:value-type="float" office:value="2.5344465" calcext:value-type="float">
            <text:p>2,5344</text:p>
          </table:table-cell>
          <table:table-cell table:style-name="ce5" office:value-type="float" office:value="0.18434368" calcext:value-type="float">
            <text:p>0,1843</text:p>
          </table:table-cell>
          <table:table-cell table:style-name="ce5" office:value-type="float" office:value="0.97436833" calcext:value-type="float">
            <text:p>0,9744</text:p>
          </table:table-cell>
          <table:table-cell table:style-name="ce5" office:value-type="float" office:value="3.9692626" calcext:value-type="float">
            <text:p>3,9693</text:p>
          </table:table-cell>
          <table:table-cell table:style-name="ce5" office:value-type="float" office:value="4.2214255" calcext:value-type="float">
            <text:p>4,2214</text:p>
          </table:table-cell>
          <table:table-cell table:style-name="ce5" office:value-type="float" office:value="0.8127845" calcext:value-type="float">
            <text:p>0,8128</text:p>
          </table:table-cell>
          <table:table-cell table:style-name="ce5" office:value-type="float" office:value="1.7608461" calcext:value-type="float">
            <text:p>1,7608</text:p>
          </table:table-cell>
          <table:table-cell table:style-name="ce5" office:value-type="float" office:value="0.7498268" calcext:value-type="float">
            <text:p>0,7498</text:p>
          </table:table-cell>
          <table:table-cell table:style-name="ce5" office:value-type="float" office:value="1.0157819" calcext:value-type="float">
            <text:p>1,0158</text:p>
          </table:table-cell>
          <table:table-cell table:style-name="ce5" office:value-type="float" office:value="1.9167238" calcext:value-type="float">
            <text:p>1,9167</text:p>
          </table:table-cell>
          <table:table-cell table:style-name="ce5" office:value-type="float" office:value="4.560148" calcext:value-type="float">
            <text:p>4,5601</text:p>
          </table:table-cell>
          <table:table-cell table:style-name="ce5" office:value-type="float" office:value="1.9520338" calcext:value-type="float">
            <text:p>1,9520</text:p>
          </table:table-cell>
          <table:table-cell table:style-name="ce5" office:value-type="float" office:value="2.4537904" calcext:value-type="float">
            <text:p>2,4538</text:p>
          </table:table-cell>
          <table:table-cell table:style-name="ce5" office:value-type="float" office:value="3.0470457" calcext:value-type="float">
            <text:p>3,0470</text:p>
          </table:table-cell>
          <table:table-cell table:style-name="ce5" office:value-type="float" office:value="24.031607" calcext:value-type="float">
            <text:p>24,0316</text:p>
          </table:table-cell>
          <table:table-cell table:style-name="ce5" office:value-type="float" office:value="1.6792852" calcext:value-type="float">
            <text:p>1,6793</text:p>
          </table:table-cell>
          <table:table-cell table:style-name="ce5" office:value-type="float" office:value="5.443523" calcext:value-type="float">
            <text:p>5,4435</text:p>
          </table:table-cell>
          <table:table-cell table:style-name="ce6" table:formula="of:=SUM([.C18:.AK18])" office:value-type="float" office:value="143.88831081" calcext:value-type="float">
            <text:p>143,8883</text:p>
          </table:table-cell>
          <table:table-cell table:number-columns-repeated="1634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005" calcext:value-type="float">
            <text:p>2005</text:p>
          </table:table-cell>
          <table:table-cell table:style-name="ce5" office:value-type="float" office:value="6.0088882" calcext:value-type="float">
            <text:p>6,0089</text:p>
          </table:table-cell>
          <table:table-cell table:style-name="ce5" office:value-type="float" office:value="4.125598" calcext:value-type="float">
            <text:p>4,1256</text:p>
          </table:table-cell>
          <table:table-cell table:style-name="ce5" office:value-type="float" office:value="5.4778547" calcext:value-type="float">
            <text:p>5,4779</text:p>
          </table:table-cell>
          <table:table-cell table:style-name="ce5" office:value-type="float" office:value="6.5401406" calcext:value-type="float">
            <text:p>6,5401</text:p>
          </table:table-cell>
          <table:table-cell table:style-name="ce5" office:value-type="float" office:value="1.5027854" calcext:value-type="float">
            <text:p>1,5028</text:p>
          </table:table-cell>
          <table:table-cell table:style-name="ce5" office:value-type="float" office:value="1.3130103" calcext:value-type="float">
            <text:p>1,3130</text:p>
          </table:table-cell>
          <table:table-cell table:style-name="ce5" office:value-type="float" office:value="1.950622" calcext:value-type="float">
            <text:p>1,9506</text:p>
          </table:table-cell>
          <table:table-cell table:style-name="ce5" office:value-type="float" office:value="17.840984" calcext:value-type="float">
            <text:p>17,8410</text:p>
          </table:table-cell>
          <table:table-cell table:style-name="ce5" office:value-type="float" office:value="3.7790606" calcext:value-type="float">
            <text:p>3,7791</text:p>
          </table:table-cell>
          <table:table-cell table:style-name="ce5" office:value-type="float" office:value="1.4249232" calcext:value-type="float">
            <text:p>1,4249</text:p>
          </table:table-cell>
          <table:table-cell table:style-name="ce5" office:value-type="float" office:value="1.5578239" calcext:value-type="float">
            <text:p>1,5578</text:p>
          </table:table-cell>
          <table:table-cell table:style-name="ce5" office:value-type="float" office:value="2.3307447" calcext:value-type="float">
            <text:p>2,3307</text:p>
          </table:table-cell>
          <table:table-cell table:style-name="ce5" office:value-type="float" office:value="2.1871123" calcext:value-type="float">
            <text:p>2,1871</text:p>
          </table:table-cell>
          <table:table-cell table:style-name="ce5" office:value-type="float" office:value="2.221465" calcext:value-type="float">
            <text:p>2,2215</text:p>
          </table:table-cell>
          <table:table-cell table:style-name="ce5" office:value-type="float" office:value="1.0430437" calcext:value-type="float">
            <text:p>1,0430</text:p>
          </table:table-cell>
          <table:table-cell table:style-name="ce5" office:value-type="float" office:value="20.658026" calcext:value-type="float">
            <text:p>20,6580</text:p>
          </table:table-cell>
          <table:table-cell table:style-name="ce5" office:value-type="float" office:value="1.96046" calcext:value-type="float">
            <text:p>1,9605</text:p>
          </table:table-cell>
          <table:table-cell table:style-name="ce5" office:value-type="float" office:value="0.9220619" calcext:value-type="float">
            <text:p>0,9221</text:p>
          </table:table-cell>
          <table:table-cell table:style-name="ce5" office:value-type="float" office:value="2.1317103" calcext:value-type="float">
            <text:p>2,1317</text:p>
          </table:table-cell>
          <table:table-cell table:style-name="ce5" office:value-type="float" office:value="0.1892403" calcext:value-type="float">
            <text:p>0,1892</text:p>
          </table:table-cell>
          <table:table-cell table:style-name="ce5" office:value-type="float" office:value="0.90353006" calcext:value-type="float">
            <text:p>0,9035</text:p>
          </table:table-cell>
          <table:table-cell table:style-name="ce5" office:value-type="float" office:value="3.891316" calcext:value-type="float">
            <text:p>3,8913</text:p>
          </table:table-cell>
          <table:table-cell table:style-name="ce5" office:value-type="float" office:value="4.39713" calcext:value-type="float">
            <text:p>4,3971</text:p>
          </table:table-cell>
          <table:table-cell table:style-name="ce5" office:value-type="float" office:value="0.782834" calcext:value-type="float">
            <text:p>0,7828</text:p>
          </table:table-cell>
          <table:table-cell table:style-name="ce5" office:value-type="float" office:value="2.1087725" calcext:value-type="float">
            <text:p>2,1088</text:p>
          </table:table-cell>
          <table:table-cell table:style-name="ce5" office:value-type="float" office:value="0.69015396" calcext:value-type="float">
            <text:p>0,6902</text:p>
          </table:table-cell>
          <table:table-cell table:style-name="ce5" office:value-type="float" office:value="1.0772312" calcext:value-type="float">
            <text:p>1,0772</text:p>
          </table:table-cell>
          <table:table-cell table:style-name="ce5" office:value-type="float" office:value="1.9575529" calcext:value-type="float">
            <text:p>1,9576</text:p>
          </table:table-cell>
          <table:table-cell table:style-name="ce5" office:value-type="float" office:value="4.232033" calcext:value-type="float">
            <text:p>4,2320</text:p>
          </table:table-cell>
          <table:table-cell table:style-name="ce5" office:value-type="float" office:value="1.9618762" calcext:value-type="float">
            <text:p>1,9619</text:p>
          </table:table-cell>
          <table:table-cell table:style-name="ce5" office:value-type="float" office:value="2.3482351" calcext:value-type="float">
            <text:p>2,3482</text:p>
          </table:table-cell>
          <table:table-cell table:style-name="ce5" office:value-type="float" office:value="3.0771675" calcext:value-type="float">
            <text:p>3,0772</text:p>
          </table:table-cell>
          <table:table-cell table:style-name="ce5" office:value-type="float" office:value="27.921558" calcext:value-type="float">
            <text:p>27,9216</text:p>
          </table:table-cell>
          <table:table-cell table:style-name="ce5" office:value-type="float" office:value="1.7261138" calcext:value-type="float">
            <text:p>1,7261</text:p>
          </table:table-cell>
          <table:table-cell table:style-name="ce5" office:value-type="float" office:value="5.5612063" calcext:value-type="float">
            <text:p>5,5612</text:p>
          </table:table-cell>
          <table:table-cell table:style-name="ce6" table:formula="of:=SUM([.C19:.AK19])" office:value-type="float" office:value="147.80226562" calcext:value-type="float">
            <text:p>147,8023</text:p>
          </table:table-cell>
          <table:table-cell table:number-columns-repeated="1634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2006" calcext:value-type="float">
            <text:p>2006</text:p>
          </table:table-cell>
          <table:table-cell table:style-name="ce5" office:value-type="float" office:value="6.385247" calcext:value-type="float">
            <text:p>6,3852</text:p>
          </table:table-cell>
          <table:table-cell table:style-name="ce5" office:value-type="float" office:value="4.4129634" calcext:value-type="float">
            <text:p>4,4130</text:p>
          </table:table-cell>
          <table:table-cell table:style-name="ce5" office:value-type="float" office:value="5.256964" calcext:value-type="float">
            <text:p>5,2570</text:p>
          </table:table-cell>
          <table:table-cell table:style-name="ce5" office:value-type="float" office:value="6.5640373" calcext:value-type="float">
            <text:p>6,5640</text:p>
          </table:table-cell>
          <table:table-cell table:style-name="ce5" office:value-type="float" office:value="1.5354171" calcext:value-type="float">
            <text:p>1,5354</text:p>
          </table:table-cell>
          <table:table-cell table:style-name="ce5" office:value-type="float" office:value="1.2923365" calcext:value-type="float">
            <text:p>1,2923</text:p>
          </table:table-cell>
          <table:table-cell table:style-name="ce5" office:value-type="float" office:value="1.9535519" calcext:value-type="float">
            <text:p>1,9536</text:p>
          </table:table-cell>
          <table:table-cell table:style-name="ce5" office:value-type="float" office:value="17.477772" calcext:value-type="float">
            <text:p>17,4778</text:p>
          </table:table-cell>
          <table:table-cell table:style-name="ce5" office:value-type="float" office:value="3.9212475" calcext:value-type="float">
            <text:p>3,9212</text:p>
          </table:table-cell>
          <table:table-cell table:style-name="ce5" office:value-type="float" office:value="1.4566313" calcext:value-type="float">
            <text:p>1,4566</text:p>
          </table:table-cell>
          <table:table-cell table:style-name="ce5" office:value-type="float" office:value="1.6003773" calcext:value-type="float">
            <text:p>1,6004</text:p>
          </table:table-cell>
          <table:table-cell table:style-name="ce5" office:value-type="float" office:value="2.3815851" calcext:value-type="float">
            <text:p>2,3816</text:p>
          </table:table-cell>
          <table:table-cell table:style-name="ce5" office:value-type="float" office:value="2.0781548" calcext:value-type="float">
            <text:p>2,0782</text:p>
          </table:table-cell>
          <table:table-cell table:style-name="ce5" office:value-type="float" office:value="2.1193247" calcext:value-type="float">
            <text:p>2,1193</text:p>
          </table:table-cell>
          <table:table-cell table:style-name="ce5" office:value-type="float" office:value="1.1132455" calcext:value-type="float">
            <text:p>1,1132</text:p>
          </table:table-cell>
          <table:table-cell table:style-name="ce5" office:value-type="float" office:value="20.192238" calcext:value-type="float">
            <text:p>20,1922</text:p>
          </table:table-cell>
          <table:table-cell table:style-name="ce5" office:value-type="float" office:value="2.0794551" calcext:value-type="float">
            <text:p>2,0795</text:p>
          </table:table-cell>
          <table:table-cell table:style-name="ce5" office:value-type="float" office:value="0.9078579" calcext:value-type="float">
            <text:p>0,9079</text:p>
          </table:table-cell>
          <table:table-cell table:style-name="ce5" office:value-type="float" office:value="1.9905272" calcext:value-type="float">
            <text:p>1,9905</text:p>
          </table:table-cell>
          <table:table-cell table:style-name="ce5" office:value-type="float" office:value="0.1890769" calcext:value-type="float">
            <text:p>0,1891</text:p>
          </table:table-cell>
          <table:table-cell table:style-name="ce5" office:value-type="float" office:value="0.99393225" calcext:value-type="float">
            <text:p>0,9939</text:p>
          </table:table-cell>
          <table:table-cell table:style-name="ce5" office:value-type="float" office:value="4.3043427" calcext:value-type="float">
            <text:p>4,3043</text:p>
          </table:table-cell>
          <table:table-cell table:style-name="ce5" office:value-type="float" office:value="4.441561" calcext:value-type="float">
            <text:p>4,4416</text:p>
          </table:table-cell>
          <table:table-cell table:style-name="ce5" office:value-type="float" office:value="0.79895604" calcext:value-type="float">
            <text:p>0,7990</text:p>
          </table:table-cell>
          <table:table-cell table:style-name="ce5" office:value-type="float" office:value="2.2335958" calcext:value-type="float">
            <text:p>2,2336</text:p>
          </table:table-cell>
          <table:table-cell table:style-name="ce5" office:value-type="float" office:value="0.706218" calcext:value-type="float">
            <text:p>0,7062</text:p>
          </table:table-cell>
          <table:table-cell table:style-name="ce5" office:value-type="float" office:value="0.9935238" calcext:value-type="float">
            <text:p>0,9935</text:p>
          </table:table-cell>
          <table:table-cell table:style-name="ce5" office:value-type="float" office:value="2.0585506" calcext:value-type="float">
            <text:p>2,0586</text:p>
          </table:table-cell>
          <table:table-cell table:style-name="ce5" office:value-type="float" office:value="4.2968016" calcext:value-type="float">
            <text:p>4,2968</text:p>
          </table:table-cell>
          <table:table-cell table:style-name="ce5" office:value-type="float" office:value="1.9397899" calcext:value-type="float">
            <text:p>1,9398</text:p>
          </table:table-cell>
          <table:table-cell table:style-name="ce5" office:value-type="float" office:value="2.465028" calcext:value-type="float">
            <text:p>2,4650</text:p>
          </table:table-cell>
          <table:table-cell table:style-name="ce5" office:value-type="float" office:value="3.3303514" calcext:value-type="float">
            <text:p>3,3304</text:p>
          </table:table-cell>
          <table:table-cell table:style-name="ce5" office:value-type="float" office:value="31.030617" calcext:value-type="float">
            <text:p>31,0306</text:p>
          </table:table-cell>
          <table:table-cell table:style-name="ce5" office:value-type="float" office:value="1.9857119" calcext:value-type="float">
            <text:p>1,9857</text:p>
          </table:table-cell>
          <table:table-cell table:style-name="ce5" office:value-type="float" office:value="5.7411427" calcext:value-type="float">
            <text:p>5,7411</text:p>
          </table:table-cell>
          <table:table-cell table:style-name="ce6" table:formula="of:=SUM([.C20:.AK20])" office:value-type="float" office:value="152.22813319" calcext:value-type="float">
            <text:p>152,2281</text:p>
          </table:table-cell>
          <table:table-cell table:number-columns-repeated="1634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007" calcext:value-type="float">
            <text:p>2007</text:p>
          </table:table-cell>
          <table:table-cell table:style-name="ce5" office:value-type="float" office:value="6.520924" calcext:value-type="float">
            <text:p>6,5209</text:p>
          </table:table-cell>
          <table:table-cell table:style-name="ce5" office:value-type="float" office:value="4.3505254" calcext:value-type="float">
            <text:p>4,3505</text:p>
          </table:table-cell>
          <table:table-cell table:style-name="ce5" office:value-type="float" office:value="5.2346077" calcext:value-type="float">
            <text:p>5,2346</text:p>
          </table:table-cell>
          <table:table-cell table:style-name="ce5" office:value-type="float" office:value="6.638993" calcext:value-type="float">
            <text:p>6,6390</text:p>
          </table:table-cell>
          <table:table-cell table:style-name="ce5" office:value-type="float" office:value="1.6027888" calcext:value-type="float">
            <text:p>1,6028</text:p>
          </table:table-cell>
          <table:table-cell table:style-name="ce5" office:value-type="float" office:value="1.3072987" calcext:value-type="float">
            <text:p>1,3073</text:p>
          </table:table-cell>
          <table:table-cell table:style-name="ce5" office:value-type="float" office:value="2.0472486" calcext:value-type="float">
            <text:p>2,0472</text:p>
          </table:table-cell>
          <table:table-cell table:style-name="ce5" office:value-type="float" office:value="18.06789" calcext:value-type="float">
            <text:p>18,0679</text:p>
          </table:table-cell>
          <table:table-cell table:style-name="ce5" office:value-type="float" office:value="4.272453" calcext:value-type="float">
            <text:p>4,2725</text:p>
          </table:table-cell>
          <table:table-cell table:style-name="ce5" office:value-type="float" office:value="1.3968195" calcext:value-type="float">
            <text:p>1,3968</text:p>
          </table:table-cell>
          <table:table-cell table:style-name="ce5" office:value-type="float" office:value="1.7929502" calcext:value-type="float">
            <text:p>1,7930</text:p>
          </table:table-cell>
          <table:table-cell table:style-name="ce5" office:value-type="float" office:value="2.3251517" calcext:value-type="float">
            <text:p>2,3252</text:p>
          </table:table-cell>
          <table:table-cell table:style-name="ce5" office:value-type="float" office:value="2.5034235" calcext:value-type="float">
            <text:p>2,5034</text:p>
          </table:table-cell>
          <table:table-cell table:style-name="ce5" office:value-type="float" office:value="2.4052465" calcext:value-type="float">
            <text:p>2,4052</text:p>
          </table:table-cell>
          <table:table-cell table:style-name="ce5" office:value-type="float" office:value="1.1325997" calcext:value-type="float">
            <text:p>1,1326</text:p>
          </table:table-cell>
          <table:table-cell table:style-name="ce5" office:value-type="float" office:value="20.248577" calcext:value-type="float">
            <text:p>20,2486</text:p>
          </table:table-cell>
          <table:table-cell table:style-name="ce5" office:value-type="float" office:value="2.1313765" calcext:value-type="float">
            <text:p>2,1314</text:p>
          </table:table-cell>
          <table:table-cell table:style-name="ce5" office:value-type="float" office:value="0.8867092" calcext:value-type="float">
            <text:p>0,8867</text:p>
          </table:table-cell>
          <table:table-cell table:style-name="ce5" office:value-type="float" office:value="2.3537846" calcext:value-type="float">
            <text:p>2,3538</text:p>
          </table:table-cell>
          <table:table-cell table:style-name="ce5" office:value-type="float" office:value="0.18813679" calcext:value-type="float">
            <text:p>0,1881</text:p>
          </table:table-cell>
          <table:table-cell table:style-name="ce5" office:value-type="float" office:value="1.0368425" calcext:value-type="float">
            <text:p>1,0368</text:p>
          </table:table-cell>
          <table:table-cell table:style-name="ce5" office:value-type="float" office:value="3.9793956" calcext:value-type="float">
            <text:p>3,9794</text:p>
          </table:table-cell>
          <table:table-cell table:style-name="ce5" office:value-type="float" office:value="4.3742833" calcext:value-type="float">
            <text:p>4,3743</text:p>
          </table:table-cell>
          <table:table-cell table:style-name="ce5" office:value-type="float" office:value="0.8115407" calcext:value-type="float">
            <text:p>0,8115</text:p>
          </table:table-cell>
          <table:table-cell table:style-name="ce5" office:value-type="float" office:value="2.1417375" calcext:value-type="float">
            <text:p>2,1417</text:p>
          </table:table-cell>
          <table:table-cell table:style-name="ce5" office:value-type="float" office:value="0.7229794" calcext:value-type="float">
            <text:p>0,7230</text:p>
          </table:table-cell>
          <table:table-cell table:style-name="ce5" office:value-type="float" office:value="1.1994934" calcext:value-type="float">
            <text:p>1,1995</text:p>
          </table:table-cell>
          <table:table-cell table:style-name="ce5" office:value-type="float" office:value="2.1264076" calcext:value-type="float">
            <text:p>2,1264</text:p>
          </table:table-cell>
          <table:table-cell table:style-name="ce5" office:value-type="float" office:value="4.5957737" calcext:value-type="float">
            <text:p>4,5958</text:p>
          </table:table-cell>
          <table:table-cell table:style-name="ce5" office:value-type="float" office:value="2.1157024" calcext:value-type="float">
            <text:p>2,1157</text:p>
          </table:table-cell>
          <table:table-cell table:style-name="ce5" office:value-type="float" office:value="2.5370932" calcext:value-type="float">
            <text:p>2,5371</text:p>
          </table:table-cell>
          <table:table-cell table:style-name="ce5" office:value-type="float" office:value="3.3267496" calcext:value-type="float">
            <text:p>3,3267</text:p>
          </table:table-cell>
          <table:table-cell table:style-name="ce5" office:value-type="float" office:value="32.914562" calcext:value-type="float">
            <text:p>32,9146</text:p>
          </table:table-cell>
          <table:table-cell table:style-name="ce5" office:value-type="float" office:value="1.7867624" calcext:value-type="float">
            <text:p>1,7868</text:p>
          </table:table-cell>
          <table:table-cell table:style-name="ce5" office:value-type="float" office:value="5.593518" calcext:value-type="float">
            <text:p>5,5935</text:p>
          </table:table-cell>
          <table:table-cell table:style-name="ce6" table:formula="of:=SUM([.C21:.AK21])" office:value-type="float" office:value="156.67034569" calcext:value-type="float">
            <text:p>156,6703</text:p>
          </table:table-cell>
          <table:table-cell table:number-columns-repeated="1634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008" calcext:value-type="float">
            <text:p>2008</text:p>
          </table:table-cell>
          <table:table-cell table:style-name="ce5" office:value-type="float" office:value="6.468445" calcext:value-type="float">
            <text:p>6,4684</text:p>
          </table:table-cell>
          <table:table-cell table:style-name="ce5" office:value-type="float" office:value="4.649266" calcext:value-type="float">
            <text:p>4,6493</text:p>
          </table:table-cell>
          <table:table-cell table:style-name="ce5" office:value-type="float" office:value="5.2817945" calcext:value-type="float">
            <text:p>5,2818</text:p>
          </table:table-cell>
          <table:table-cell table:style-name="ce5" office:value-type="float" office:value="7.6342854" calcext:value-type="float">
            <text:p>7,6343</text:p>
          </table:table-cell>
          <table:table-cell table:style-name="ce5" office:value-type="float" office:value="1.4263479" calcext:value-type="float">
            <text:p>1,4263</text:p>
          </table:table-cell>
          <table:table-cell table:style-name="ce5" office:value-type="float" office:value="1.3121905" calcext:value-type="float">
            <text:p>1,3122</text:p>
          </table:table-cell>
          <table:table-cell table:style-name="ce5" office:value-type="float" office:value="2.1416569" calcext:value-type="float">
            <text:p>2,1417</text:p>
          </table:table-cell>
          <table:table-cell table:style-name="ce5" office:value-type="float" office:value="17.364056" calcext:value-type="float">
            <text:p>17,3641</text:p>
          </table:table-cell>
          <table:table-cell table:style-name="ce5" office:value-type="float" office:value="4.2344747" calcext:value-type="float">
            <text:p>4,2345</text:p>
          </table:table-cell>
          <table:table-cell table:style-name="ce5" office:value-type="float" office:value="1.5283238" calcext:value-type="float">
            <text:p>1,5283</text:p>
          </table:table-cell>
          <table:table-cell table:style-name="ce5" office:value-type="float" office:value="1.7747855" calcext:value-type="float">
            <text:p>1,7748</text:p>
          </table:table-cell>
          <table:table-cell table:style-name="ce5" office:value-type="float" office:value="2.4926176" calcext:value-type="float">
            <text:p>2,4926</text:p>
          </table:table-cell>
          <table:table-cell table:style-name="ce5" office:value-type="float" office:value="2.4499812" calcext:value-type="float">
            <text:p>2,4500</text:p>
          </table:table-cell>
          <table:table-cell table:style-name="ce5" office:value-type="float" office:value="2.091112" calcext:value-type="float">
            <text:p>2,0911</text:p>
          </table:table-cell>
          <table:table-cell table:style-name="ce5" office:value-type="float" office:value="1.0554718" calcext:value-type="float">
            <text:p>1,0555</text:p>
          </table:table-cell>
          <table:table-cell table:style-name="ce5" office:value-type="float" office:value="19.349745" calcext:value-type="float">
            <text:p>19,3497</text:p>
          </table:table-cell>
          <table:table-cell table:style-name="ce5" office:value-type="float" office:value="2.247313" calcext:value-type="float">
            <text:p>2,2473</text:p>
          </table:table-cell>
          <table:table-cell table:style-name="ce5" office:value-type="float" office:value="0.779227" calcext:value-type="float">
            <text:p>0,7792</text:p>
          </table:table-cell>
          <table:table-cell table:style-name="ce5" office:value-type="float" office:value="2.2640107" calcext:value-type="float">
            <text:p>2,2640</text:p>
          </table:table-cell>
          <table:table-cell table:style-name="ce5" office:value-type="float" office:value="0.18387371" calcext:value-type="float">
            <text:p>0,1839</text:p>
          </table:table-cell>
          <table:table-cell table:style-name="ce5" office:value-type="float" office:value="1.0532146" calcext:value-type="float">
            <text:p>1,0532</text:p>
          </table:table-cell>
          <table:table-cell table:style-name="ce5" office:value-type="float" office:value="3.9757035" calcext:value-type="float">
            <text:p>3,9757</text:p>
          </table:table-cell>
          <table:table-cell table:style-name="ce5" office:value-type="float" office:value="4.313347" calcext:value-type="float">
            <text:p>4,3133</text:p>
          </table:table-cell>
          <table:table-cell table:style-name="ce5" office:value-type="float" office:value="0.76752645" calcext:value-type="float">
            <text:p>0,7675</text:p>
          </table:table-cell>
          <table:table-cell table:style-name="ce5" office:value-type="float" office:value="2.098426" calcext:value-type="float">
            <text:p>2,0984</text:p>
          </table:table-cell>
          <table:table-cell table:style-name="ce5" office:value-type="float" office:value="0.7578098" calcext:value-type="float">
            <text:p>0,7578</text:p>
          </table:table-cell>
          <table:table-cell table:style-name="ce5" office:value-type="float" office:value="1.2253836" calcext:value-type="float">
            <text:p>1,2254</text:p>
          </table:table-cell>
          <table:table-cell table:style-name="ce5" office:value-type="float" office:value="2.1350346" calcext:value-type="float">
            <text:p>2,1350</text:p>
          </table:table-cell>
          <table:table-cell table:style-name="ce5" office:value-type="float" office:value="4.5819416" calcext:value-type="float">
            <text:p>4,5819</text:p>
          </table:table-cell>
          <table:table-cell table:style-name="ce5" office:value-type="float" office:value="1.9925135" calcext:value-type="float">
            <text:p>1,9925</text:p>
          </table:table-cell>
          <table:table-cell table:style-name="ce5" office:value-type="float" office:value="2.5211408" calcext:value-type="float">
            <text:p>2,5211</text:p>
          </table:table-cell>
          <table:table-cell table:style-name="ce5" office:value-type="float" office:value="3.6175818" calcext:value-type="float">
            <text:p>3,6176</text:p>
          </table:table-cell>
          <table:table-cell table:style-name="ce5" office:value-type="float" office:value="31.92445" calcext:value-type="float">
            <text:p>31,9245</text:p>
          </table:table-cell>
          <table:table-cell table:style-name="ce5" office:value-type="float" office:value="2.4584253" calcext:value-type="float">
            <text:p>2,4584</text:p>
          </table:table-cell>
          <table:table-cell table:style-name="ce5" office:value-type="float" office:value="5.5669107" calcext:value-type="float">
            <text:p>5,5669</text:p>
          </table:table-cell>
          <table:table-cell table:style-name="ce6" table:formula="of:=SUM([.C22:.AK22])" office:value-type="float" office:value="155.71838746" calcext:value-type="float">
            <text:p>155,7184</text:p>
          </table:table-cell>
          <table:table-cell table:number-columns-repeated="1634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009" calcext:value-type="float">
            <text:p>2009</text:p>
          </table:table-cell>
          <table:table-cell table:style-name="ce5" office:value-type="float" office:value="6.587278" calcext:value-type="float">
            <text:p>6,5873</text:p>
          </table:table-cell>
          <table:table-cell table:style-name="ce5" office:value-type="float" office:value="4.377875" calcext:value-type="float">
            <text:p>4,3779</text:p>
          </table:table-cell>
          <table:table-cell table:style-name="ce5" office:value-type="float" office:value="5.853417" calcext:value-type="float">
            <text:p>5,8534</text:p>
          </table:table-cell>
          <table:table-cell table:style-name="ce5" office:value-type="float" office:value="7.3050942" calcext:value-type="float">
            <text:p>7,3051</text:p>
          </table:table-cell>
          <table:table-cell table:style-name="ce5" office:value-type="float" office:value="1.6443671" calcext:value-type="float">
            <text:p>1,6444</text:p>
          </table:table-cell>
          <table:table-cell table:style-name="ce5" office:value-type="float" office:value="1.3469018" calcext:value-type="float">
            <text:p>1,3469</text:p>
          </table:table-cell>
          <table:table-cell table:style-name="ce5" office:value-type="float" office:value="2.0038037" calcext:value-type="float">
            <text:p>2,0038</text:p>
          </table:table-cell>
          <table:table-cell table:style-name="ce5" office:value-type="float" office:value="16.197563" calcext:value-type="float">
            <text:p>16,1976</text:p>
          </table:table-cell>
          <table:table-cell table:style-name="ce5" office:value-type="float" office:value="3.918378" calcext:value-type="float">
            <text:p>3,9184</text:p>
          </table:table-cell>
          <table:table-cell table:style-name="ce5" office:value-type="float" office:value="1.6351662" calcext:value-type="float">
            <text:p>1,6352</text:p>
          </table:table-cell>
          <table:table-cell table:style-name="ce5" office:value-type="float" office:value="1.6979026" calcext:value-type="float">
            <text:p>1,6979</text:p>
          </table:table-cell>
          <table:table-cell table:style-name="ce5" office:value-type="float" office:value="2.5166936" calcext:value-type="float">
            <text:p>2,5167</text:p>
          </table:table-cell>
          <table:table-cell table:style-name="ce5" office:value-type="float" office:value="2.7158492" calcext:value-type="float">
            <text:p>2,7158</text:p>
          </table:table-cell>
          <table:table-cell table:style-name="ce5" office:value-type="float" office:value="2.2789886" calcext:value-type="float">
            <text:p>2,2790</text:p>
          </table:table-cell>
          <table:table-cell table:style-name="ce5" office:value-type="float" office:value="1.0363276" calcext:value-type="float">
            <text:p>1,0363</text:p>
          </table:table-cell>
          <table:table-cell table:style-name="ce5" office:value-type="float" office:value="17.76503" calcext:value-type="float">
            <text:p>17,7650</text:p>
          </table:table-cell>
          <table:table-cell table:style-name="ce5" office:value-type="float" office:value="2.2321737" calcext:value-type="float">
            <text:p>2,2322</text:p>
          </table:table-cell>
          <table:table-cell table:style-name="ce5" office:value-type="float" office:value="0.8024205" calcext:value-type="float">
            <text:p>0,8024</text:p>
          </table:table-cell>
          <table:table-cell table:style-name="ce5" office:value-type="float" office:value="2.540973" calcext:value-type="float">
            <text:p>2,5410</text:p>
          </table:table-cell>
          <table:table-cell table:style-name="ce5" office:value-type="float" office:value="0.1940571" calcext:value-type="float">
            <text:p>0,1941</text:p>
          </table:table-cell>
          <table:table-cell table:style-name="ce5" office:value-type="float" office:value="0.97017133" calcext:value-type="float">
            <text:p>0,9702</text:p>
          </table:table-cell>
          <table:table-cell table:style-name="ce5" office:value-type="float" office:value="2.914257" calcext:value-type="float">
            <text:p>2,9143</text:p>
          </table:table-cell>
          <table:table-cell table:style-name="ce5" office:value-type="float" office:value="4.146058" calcext:value-type="float">
            <text:p>4,1461</text:p>
          </table:table-cell>
          <table:table-cell table:style-name="ce5" office:value-type="float" office:value="0.77029306" calcext:value-type="float">
            <text:p>0,7703</text:p>
          </table:table-cell>
          <table:table-cell table:style-name="ce5" office:value-type="float" office:value="2.3770406" calcext:value-type="float">
            <text:p>2,3770</text:p>
          </table:table-cell>
          <table:table-cell table:style-name="ce5" office:value-type="float" office:value="0.7946405" calcext:value-type="float">
            <text:p>0,7946</text:p>
          </table:table-cell>
          <table:table-cell table:style-name="ce5" office:value-type="float" office:value="1.3620186" calcext:value-type="float">
            <text:p>1,3620</text:p>
          </table:table-cell>
          <table:table-cell table:style-name="ce5" office:value-type="float" office:value="2.050222" calcext:value-type="float">
            <text:p>2,0502</text:p>
          </table:table-cell>
          <table:table-cell table:style-name="ce5" office:value-type="float" office:value="4.724244" calcext:value-type="float">
            <text:p>4,7242</text:p>
          </table:table-cell>
          <table:table-cell table:style-name="ce5" office:value-type="float" office:value="2.5349016" calcext:value-type="float">
            <text:p>2,5349</text:p>
          </table:table-cell>
          <table:table-cell table:style-name="ce5" office:value-type="float" office:value="2.5046496" calcext:value-type="float">
            <text:p>2,5046</text:p>
          </table:table-cell>
          <table:table-cell table:style-name="ce5" office:value-type="float" office:value="3.6865163" calcext:value-type="float">
            <text:p>3,6865</text:p>
          </table:table-cell>
          <table:table-cell table:style-name="ce5" office:value-type="float" office:value="31.717234" calcext:value-type="float">
            <text:p>31,7172</text:p>
          </table:table-cell>
          <table:table-cell table:style-name="ce5" office:value-type="float" office:value="2.3763123" calcext:value-type="float">
            <text:p>2,3763</text:p>
          </table:table-cell>
          <table:table-cell table:style-name="ce5" office:value-type="float" office:value="5.360376" calcext:value-type="float">
            <text:p>5,3604</text:p>
          </table:table-cell>
          <table:table-cell table:style-name="ce6" table:formula="of:=SUM([.C23:.AK23])" office:value-type="float" office:value="152.93919479" calcext:value-type="float">
            <text:p>152,9392</text:p>
          </table:table-cell>
          <table:table-cell table:number-columns-repeated="1634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010" calcext:value-type="float">
            <text:p>2010</text:p>
          </table:table-cell>
          <table:table-cell table:style-name="ce5" office:value-type="float" office:value="6.4123206" calcext:value-type="float">
            <text:p>6,4123</text:p>
          </table:table-cell>
          <table:table-cell table:style-name="ce5" office:value-type="float" office:value="4.52199" calcext:value-type="float">
            <text:p>4,5220</text:p>
          </table:table-cell>
          <table:table-cell table:style-name="ce5" office:value-type="float" office:value="5.967986" calcext:value-type="float">
            <text:p>5,9680</text:p>
          </table:table-cell>
          <table:table-cell table:style-name="ce5" office:value-type="float" office:value="6.716235" calcext:value-type="float">
            <text:p>6,7162</text:p>
          </table:table-cell>
          <table:table-cell table:style-name="ce5" office:value-type="float" office:value="1.6720985" calcext:value-type="float">
            <text:p>1,6721</text:p>
          </table:table-cell>
          <table:table-cell table:style-name="ce5" office:value-type="float" office:value="1.4397317" calcext:value-type="float">
            <text:p>1,4397</text:p>
          </table:table-cell>
          <table:table-cell table:style-name="ce5" office:value-type="float" office:value="2.2422264" calcext:value-type="float">
            <text:p>2,2422</text:p>
          </table:table-cell>
          <table:table-cell table:style-name="ce5" office:value-type="float" office:value="16.372383" calcext:value-type="float">
            <text:p>16,3724</text:p>
          </table:table-cell>
          <table:table-cell table:style-name="ce5" office:value-type="float" office:value="4.1958847" calcext:value-type="float">
            <text:p>4,1959</text:p>
          </table:table-cell>
          <table:table-cell table:style-name="ce5" office:value-type="float" office:value="1.7017647" calcext:value-type="float">
            <text:p>1,7018</text:p>
          </table:table-cell>
          <table:table-cell table:style-name="ce5" office:value-type="float" office:value="1.6209956" calcext:value-type="float">
            <text:p>1,6210</text:p>
          </table:table-cell>
          <table:table-cell table:style-name="ce5" office:value-type="float" office:value="3.0291004" calcext:value-type="float">
            <text:p>3,0291</text:p>
          </table:table-cell>
          <table:table-cell table:style-name="ce5" office:value-type="float" office:value="2.5039332" calcext:value-type="float">
            <text:p>2,5039</text:p>
          </table:table-cell>
          <table:table-cell table:style-name="ce5" office:value-type="float" office:value="2.4201083" calcext:value-type="float">
            <text:p>2,4201</text:p>
          </table:table-cell>
          <table:table-cell table:style-name="ce5" office:value-type="float" office:value="1.0334623" calcext:value-type="float">
            <text:p>1,0335</text:p>
          </table:table-cell>
          <table:table-cell table:style-name="ce5" office:value-type="float" office:value="18.25202" calcext:value-type="float">
            <text:p>18,2520</text:p>
          </table:table-cell>
          <table:table-cell table:style-name="ce5" office:value-type="float" office:value="2.2808044" calcext:value-type="float">
            <text:p>2,2808</text:p>
          </table:table-cell>
          <table:table-cell table:style-name="ce5" office:value-type="float" office:value="0.7630878" calcext:value-type="float">
            <text:p>0,7631</text:p>
          </table:table-cell>
          <table:table-cell table:style-name="ce5" office:value-type="float" office:value="2.5228863" calcext:value-type="float">
            <text:p>2,5229</text:p>
          </table:table-cell>
          <table:table-cell table:style-name="ce5" office:value-type="float" office:value="0.21709362" calcext:value-type="float">
            <text:p>0,2171</text:p>
          </table:table-cell>
          <table:table-cell table:style-name="ce5" office:value-type="float" office:value="0.9462405" calcext:value-type="float">
            <text:p>0,9462</text:p>
          </table:table-cell>
          <table:table-cell table:style-name="ce5" office:value-type="float" office:value="2.80818" calcext:value-type="float">
            <text:p>2,8082</text:p>
          </table:table-cell>
          <table:table-cell table:style-name="ce5" office:value-type="float" office:value="4.057475" calcext:value-type="float">
            <text:p>4,0575</text:p>
          </table:table-cell>
          <table:table-cell table:style-name="ce5" office:value-type="float" office:value="0.76298606" calcext:value-type="float">
            <text:p>0,7630</text:p>
          </table:table-cell>
          <table:table-cell table:style-name="ce5" office:value-type="float" office:value="2.5035996" calcext:value-type="float">
            <text:p>2,5036</text:p>
          </table:table-cell>
          <table:table-cell table:style-name="ce5" office:value-type="float" office:value="0.87053657" calcext:value-type="float">
            <text:p>0,8705</text:p>
          </table:table-cell>
          <table:table-cell table:style-name="ce5" office:value-type="float" office:value="1.4541812" calcext:value-type="float">
            <text:p>1,4542</text:p>
          </table:table-cell>
          <table:table-cell table:style-name="ce5" office:value-type="float" office:value="2.1024926" calcext:value-type="float">
            <text:p>2,1025</text:p>
          </table:table-cell>
          <table:table-cell table:style-name="ce5" office:value-type="float" office:value="4.635139" calcext:value-type="float">
            <text:p>4,6351</text:p>
          </table:table-cell>
          <table:table-cell table:style-name="ce5" office:value-type="float" office:value="2.0109034" calcext:value-type="float">
            <text:p>2,0109</text:p>
          </table:table-cell>
          <table:table-cell table:style-name="ce5" office:value-type="float" office:value="2.8506112" calcext:value-type="float">
            <text:p>2,8506</text:p>
          </table:table-cell>
          <table:table-cell table:style-name="ce5" office:value-type="float" office:value="4.3400865" calcext:value-type="float">
            <text:p>4,3401</text:p>
          </table:table-cell>
          <table:table-cell table:style-name="ce5" office:value-type="float" office:value="33.405613" calcext:value-type="float">
            <text:p>33,4056</text:p>
          </table:table-cell>
          <table:table-cell table:style-name="ce5" office:value-type="float" office:value="1.8785003" calcext:value-type="float">
            <text:p>1,8785</text:p>
          </table:table-cell>
          <table:table-cell table:style-name="ce5" office:value-type="float" office:value="6.5929494" calcext:value-type="float">
            <text:p>6,5929</text:p>
          </table:table-cell>
          <table:table-cell table:style-name="ce6" table:formula="of:=SUM([.C24:.AK24])" office:value-type="float" office:value="157.10560685" calcext:value-type="float">
            <text:p>157,1056</text:p>
          </table:table-cell>
          <table:table-cell table:number-columns-repeated="1634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2011" calcext:value-type="float">
            <text:p>2011</text:p>
          </table:table-cell>
          <table:table-cell table:style-name="ce5" office:value-type="float" office:value="6.293283" calcext:value-type="float">
            <text:p>6,2933</text:p>
          </table:table-cell>
          <table:table-cell table:style-name="ce5" office:value-type="float" office:value="4.568226" calcext:value-type="float">
            <text:p>4,5682</text:p>
          </table:table-cell>
          <table:table-cell table:style-name="ce5" office:value-type="float" office:value="5.593582" calcext:value-type="float">
            <text:p>5,5936</text:p>
          </table:table-cell>
          <table:table-cell table:style-name="ce5" office:value-type="float" office:value="7.047183" calcext:value-type="float">
            <text:p>7,0472</text:p>
          </table:table-cell>
          <table:table-cell table:style-name="ce5" office:value-type="float" office:value="1.6788673" calcext:value-type="float">
            <text:p>1,6789</text:p>
          </table:table-cell>
          <table:table-cell table:style-name="ce5" office:value-type="float" office:value="1.5340796" calcext:value-type="float">
            <text:p>1,5341</text:p>
          </table:table-cell>
          <table:table-cell table:style-name="ce5" office:value-type="float" office:value="2.3340783" calcext:value-type="float">
            <text:p>2,3341</text:p>
          </table:table-cell>
          <table:table-cell table:style-name="ce5" office:value-type="float" office:value="16.468409" calcext:value-type="float">
            <text:p>16,4684</text:p>
          </table:table-cell>
          <table:table-cell table:style-name="ce5" office:value-type="float" office:value="4.546025" calcext:value-type="float">
            <text:p>4,5460</text:p>
          </table:table-cell>
          <table:table-cell table:style-name="ce5" office:value-type="float" office:value="1.6823224" calcext:value-type="float">
            <text:p>1,6823</text:p>
          </table:table-cell>
          <table:table-cell table:style-name="ce5" office:value-type="float" office:value="1.5621643" calcext:value-type="float">
            <text:p>1,5622</text:p>
          </table:table-cell>
          <table:table-cell table:style-name="ce5" office:value-type="float" office:value="2.6048174" calcext:value-type="float">
            <text:p>2,6048</text:p>
          </table:table-cell>
          <table:table-cell table:style-name="ce5" office:value-type="float" office:value="2.2381105" calcext:value-type="float">
            <text:p>2,2381</text:p>
          </table:table-cell>
          <table:table-cell table:style-name="ce5" office:value-type="float" office:value="2.511129" calcext:value-type="float">
            <text:p>2,5111</text:p>
          </table:table-cell>
          <table:table-cell table:style-name="ce5" office:value-type="float" office:value="1.0589914" calcext:value-type="float">
            <text:p>1,0590</text:p>
          </table:table-cell>
          <table:table-cell table:style-name="ce5" office:value-type="float" office:value="17.669733" calcext:value-type="float">
            <text:p>17,6697</text:p>
          </table:table-cell>
          <table:table-cell table:style-name="ce5" office:value-type="float" office:value="2.1996815" calcext:value-type="float">
            <text:p>2,1997</text:p>
          </table:table-cell>
          <table:table-cell table:style-name="ce5" office:value-type="float" office:value="0.7575652" calcext:value-type="float">
            <text:p>0,7576</text:p>
          </table:table-cell>
          <table:table-cell table:style-name="ce5" office:value-type="float" office:value="2.6338992" calcext:value-type="float">
            <text:p>2,6339</text:p>
          </table:table-cell>
          <table:table-cell table:style-name="ce5" office:value-type="float" office:value="0.22833288" calcext:value-type="float">
            <text:p>0,2283</text:p>
          </table:table-cell>
          <table:table-cell table:style-name="ce5" office:value-type="float" office:value="1.0275794" calcext:value-type="float">
            <text:p>1,0276</text:p>
          </table:table-cell>
          <table:table-cell table:style-name="ce5" office:value-type="float" office:value="3.006226" calcext:value-type="float">
            <text:p>3,0062</text:p>
          </table:table-cell>
          <table:table-cell table:style-name="ce5" office:value-type="float" office:value="4.2348022" calcext:value-type="float">
            <text:p>4,2348</text:p>
          </table:table-cell>
          <table:table-cell table:style-name="ce5" office:value-type="float" office:value="0.80872685" calcext:value-type="float">
            <text:p>0,8087</text:p>
          </table:table-cell>
          <table:table-cell table:style-name="ce5" office:value-type="float" office:value="2.698237" calcext:value-type="float">
            <text:p>2,6982</text:p>
          </table:table-cell>
          <table:table-cell table:style-name="ce5" office:value-type="float" office:value="0.8895921" calcext:value-type="float">
            <text:p>0,8896</text:p>
          </table:table-cell>
          <table:table-cell table:style-name="ce5" office:value-type="float" office:value="1.430676" calcext:value-type="float">
            <text:p>1,4307</text:p>
          </table:table-cell>
          <table:table-cell table:style-name="ce5" office:value-type="float" office:value="2.152511" calcext:value-type="float">
            <text:p>2,1525</text:p>
          </table:table-cell>
          <table:table-cell table:style-name="ce5" office:value-type="float" office:value="4.848902" calcext:value-type="float">
            <text:p>4,8489</text:p>
          </table:table-cell>
          <table:table-cell table:style-name="ce5" office:value-type="float" office:value="1.9883373" calcext:value-type="float">
            <text:p>1,9883</text:p>
          </table:table-cell>
          <table:table-cell table:style-name="ce5" office:value-type="float" office:value="2.8306255" calcext:value-type="float">
            <text:p>2,8306</text:p>
          </table:table-cell>
          <table:table-cell table:style-name="ce5" office:value-type="float" office:value="4.989637" calcext:value-type="float">
            <text:p>4,9896</text:p>
          </table:table-cell>
          <table:table-cell table:style-name="ce5" office:value-type="float" office:value="33.145523" calcext:value-type="float">
            <text:p>33,1455</text:p>
          </table:table-cell>
          <table:table-cell table:style-name="ce5" office:value-type="float" office:value="2.2764676" calcext:value-type="float">
            <text:p>2,2765</text:p>
          </table:table-cell>
          <table:table-cell table:style-name="ce5" office:value-type="float" office:value="5.788158" calcext:value-type="float">
            <text:p>5,7882</text:p>
          </table:table-cell>
          <table:table-cell table:style-name="ce6" table:formula="of:=SUM([.C25:.AK25])" office:value-type="float" office:value="157.32648093" calcext:value-type="float">
            <text:p>157,3265</text:p>
          </table:table-cell>
          <table:table-cell table:number-columns-repeated="1634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2012" calcext:value-type="float">
            <text:p>2012</text:p>
          </table:table-cell>
          <table:table-cell table:style-name="ce5" office:value-type="float" office:value="6.3512454" calcext:value-type="float">
            <text:p>6,3512</text:p>
          </table:table-cell>
          <table:table-cell table:style-name="ce5" office:value-type="float" office:value="4.559746" calcext:value-type="float">
            <text:p>4,5597</text:p>
          </table:table-cell>
          <table:table-cell table:style-name="ce5" office:value-type="float" office:value="5.370283" calcext:value-type="float">
            <text:p>5,3703</text:p>
          </table:table-cell>
          <table:table-cell table:style-name="ce5" office:value-type="float" office:value="6.529045" calcext:value-type="float">
            <text:p>6,5290</text:p>
          </table:table-cell>
          <table:table-cell table:style-name="ce5" office:value-type="float" office:value="1.3370398" calcext:value-type="float">
            <text:p>1,3370</text:p>
          </table:table-cell>
          <table:table-cell table:style-name="ce5" office:value-type="float" office:value="1.6590201" calcext:value-type="float">
            <text:p>1,6590</text:p>
          </table:table-cell>
          <table:table-cell table:style-name="ce5" office:value-type="float" office:value="2.4918227" calcext:value-type="float">
            <text:p>2,4918</text:p>
          </table:table-cell>
          <table:table-cell table:style-name="ce5" office:value-type="float" office:value="16.308767" calcext:value-type="float">
            <text:p>16,3088</text:p>
          </table:table-cell>
          <table:table-cell table:style-name="ce5" office:value-type="float" office:value="4.5912743" calcext:value-type="float">
            <text:p>4,5913</text:p>
          </table:table-cell>
          <table:table-cell table:style-name="ce5" office:value-type="float" office:value="1.7529714" calcext:value-type="float">
            <text:p>1,7530</text:p>
          </table:table-cell>
          <table:table-cell table:style-name="ce5" office:value-type="float" office:value="1.5327653" calcext:value-type="float">
            <text:p>1,5328</text:p>
          </table:table-cell>
          <table:table-cell table:style-name="ce5" office:value-type="float" office:value="2.6384108" calcext:value-type="float">
            <text:p>2,6384</text:p>
          </table:table-cell>
          <table:table-cell table:style-name="ce5" office:value-type="float" office:value="2.3927555" calcext:value-type="float">
            <text:p>2,3928</text:p>
          </table:table-cell>
          <table:table-cell table:style-name="ce5" office:value-type="float" office:value="2.415982" calcext:value-type="float">
            <text:p>2,4160</text:p>
          </table:table-cell>
          <table:table-cell table:style-name="ce5" office:value-type="float" office:value="1.0504097" calcext:value-type="float">
            <text:p>1,0504</text:p>
          </table:table-cell>
          <table:table-cell table:style-name="ce5" office:value-type="float" office:value="16.876879" calcext:value-type="float">
            <text:p>16,8769</text:p>
          </table:table-cell>
          <table:table-cell table:style-name="ce5" office:value-type="float" office:value="2.3387907" calcext:value-type="float">
            <text:p>2,3388</text:p>
          </table:table-cell>
          <table:table-cell table:style-name="ce5" office:value-type="float" office:value="0.76523066" calcext:value-type="float">
            <text:p>0,7652</text:p>
          </table:table-cell>
          <table:table-cell table:style-name="ce5" office:value-type="float" office:value="2.6348374" calcext:value-type="float">
            <text:p>2,6348</text:p>
          </table:table-cell>
          <table:table-cell table:style-name="ce5" office:value-type="float" office:value="0.22398692" calcext:value-type="float">
            <text:p>0,2240</text:p>
          </table:table-cell>
          <table:table-cell table:style-name="ce5" office:value-type="float" office:value="1.0484407" calcext:value-type="float">
            <text:p>1,0484</text:p>
          </table:table-cell>
          <table:table-cell table:style-name="ce5" office:value-type="float" office:value="2.867155" calcext:value-type="float">
            <text:p>2,8672</text:p>
          </table:table-cell>
          <table:table-cell table:style-name="ce5" office:value-type="float" office:value="4.332987" calcext:value-type="float">
            <text:p>4,3330</text:p>
          </table:table-cell>
          <table:table-cell table:style-name="ce5" office:value-type="float" office:value="0.7544462" calcext:value-type="float">
            <text:p>0,7544</text:p>
          </table:table-cell>
          <table:table-cell table:style-name="ce5" office:value-type="float" office:value="2.6014476" calcext:value-type="float">
            <text:p>2,6014</text:p>
          </table:table-cell>
          <table:table-cell table:style-name="ce5" office:value-type="float" office:value="0.87337506" calcext:value-type="float">
            <text:p>0,8734</text:p>
          </table:table-cell>
          <table:table-cell table:style-name="ce5" office:value-type="float" office:value="1.5297245" calcext:value-type="float">
            <text:p>1,5297</text:p>
          </table:table-cell>
          <table:table-cell table:style-name="ce5" office:value-type="float" office:value="2.118931" calcext:value-type="float">
            <text:p>2,1189</text:p>
          </table:table-cell>
          <table:table-cell table:style-name="ce5" office:value-type="float" office:value="4.6035933" calcext:value-type="float">
            <text:p>4,6036</text:p>
          </table:table-cell>
          <table:table-cell table:style-name="ce5" office:value-type="float" office:value="2.1352575" calcext:value-type="float">
            <text:p>2,1353</text:p>
          </table:table-cell>
          <table:table-cell table:style-name="ce5" office:value-type="float" office:value="2.8357332" calcext:value-type="float">
            <text:p>2,8357</text:p>
          </table:table-cell>
          <table:table-cell table:style-name="ce5" office:value-type="float" office:value="4.4652047" calcext:value-type="float">
            <text:p>4,4652</text:p>
          </table:table-cell>
          <table:table-cell table:style-name="ce5" office:value-type="float" office:value="32.282276" calcext:value-type="float">
            <text:p>32,2823</text:p>
          </table:table-cell>
          <table:table-cell table:style-name="ce5" office:value-type="float" office:value="2.5486352" calcext:value-type="float">
            <text:p>2,5486</text:p>
          </table:table-cell>
          <table:table-cell table:style-name="ce5" office:value-type="float" office:value="5.962572" calcext:value-type="float">
            <text:p>5,9626</text:p>
          </table:table-cell>
          <table:table-cell table:style-name="ce6" table:formula="of:=SUM([.C26:.AK26])" office:value-type="float" office:value="154.78104164" calcext:value-type="float">
            <text:p>154,7810</text:p>
          </table:table-cell>
          <table:table-cell table:number-columns-repeated="1634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2013" calcext:value-type="float">
            <text:p>2013</text:p>
          </table:table-cell>
          <table:table-cell table:style-name="ce5" office:value-type="float" office:value="6.2921185" calcext:value-type="float">
            <text:p>6,2921</text:p>
          </table:table-cell>
          <table:table-cell table:style-name="ce5" office:value-type="float" office:value="4.471467" calcext:value-type="float">
            <text:p>4,4715</text:p>
          </table:table-cell>
          <table:table-cell table:style-name="ce5" office:value-type="float" office:value="5.2633305" calcext:value-type="float">
            <text:p>5,2633</text:p>
          </table:table-cell>
          <table:table-cell table:style-name="ce5" office:value-type="float" office:value="6.5809417" calcext:value-type="float">
            <text:p>6,5809</text:p>
          </table:table-cell>
          <table:table-cell table:style-name="ce5" office:value-type="float" office:value="1.2755624" calcext:value-type="float">
            <text:p>1,2756</text:p>
          </table:table-cell>
          <table:table-cell table:style-name="ce5" office:value-type="float" office:value="1.653954" calcext:value-type="float">
            <text:p>1,6540</text:p>
          </table:table-cell>
          <table:table-cell table:style-name="ce5" office:value-type="float" office:value="2.639368" calcext:value-type="float">
            <text:p>2,6394</text:p>
          </table:table-cell>
          <table:table-cell table:style-name="ce5" office:value-type="float" office:value="16.243002" calcext:value-type="float">
            <text:p>16,2430</text:p>
          </table:table-cell>
          <table:table-cell table:style-name="ce5" office:value-type="float" office:value="4.6680274" calcext:value-type="float">
            <text:p>4,6680</text:p>
          </table:table-cell>
          <table:table-cell table:style-name="ce5" office:value-type="float" office:value="1.9054631" calcext:value-type="float">
            <text:p>1,9055</text:p>
          </table:table-cell>
          <table:table-cell table:style-name="ce5" office:value-type="float" office:value="1.5927062" calcext:value-type="float">
            <text:p>1,5927</text:p>
          </table:table-cell>
          <table:table-cell table:style-name="ce5" office:value-type="float" office:value="2.4841855" calcext:value-type="float">
            <text:p>2,4842</text:p>
          </table:table-cell>
          <table:table-cell table:style-name="ce5" office:value-type="float" office:value="2.2887027" calcext:value-type="float">
            <text:p>2,2887</text:p>
          </table:table-cell>
          <table:table-cell table:style-name="ce5" office:value-type="float" office:value="2.5221019" calcext:value-type="float">
            <text:p>2,5221</text:p>
          </table:table-cell>
          <table:table-cell table:style-name="ce5" office:value-type="float" office:value="0.9852612" calcext:value-type="float">
            <text:p>0,9853</text:p>
          </table:table-cell>
          <table:table-cell table:style-name="ce5" office:value-type="float" office:value="17.158995" calcext:value-type="float">
            <text:p>17,1590</text:p>
          </table:table-cell>
          <table:table-cell table:style-name="ce5" office:value-type="float" office:value="2.6002703" calcext:value-type="float">
            <text:p>2,6003</text:p>
          </table:table-cell>
          <table:table-cell table:style-name="ce5" office:value-type="float" office:value="0.8307049" calcext:value-type="float">
            <text:p>0,8307</text:p>
          </table:table-cell>
          <table:table-cell table:style-name="ce5" office:value-type="float" office:value="2.5491288" calcext:value-type="float">
            <text:p>2,5491</text:p>
          </table:table-cell>
          <table:table-cell table:style-name="ce5" office:value-type="float" office:value="0.26373607" calcext:value-type="float">
            <text:p>0,2637</text:p>
          </table:table-cell>
          <table:table-cell table:style-name="ce5" office:value-type="float" office:value="1.0451132" calcext:value-type="float">
            <text:p>1,0451</text:p>
          </table:table-cell>
          <table:table-cell table:style-name="ce5" office:value-type="float" office:value="3.0623262" calcext:value-type="float">
            <text:p>3,0623</text:p>
          </table:table-cell>
          <table:table-cell table:style-name="ce5" office:value-type="float" office:value="4.2244205" calcext:value-type="float">
            <text:p>4,2244</text:p>
          </table:table-cell>
          <table:table-cell table:style-name="ce5" office:value-type="float" office:value="0.75259423" calcext:value-type="float">
            <text:p>0,7526</text:p>
          </table:table-cell>
          <table:table-cell table:style-name="ce5" office:value-type="float" office:value="2.7510471" calcext:value-type="float">
            <text:p>2,7510</text:p>
          </table:table-cell>
          <table:table-cell table:style-name="ce5" office:value-type="float" office:value="0.8612127" calcext:value-type="float">
            <text:p>0,8612</text:p>
          </table:table-cell>
          <table:table-cell table:style-name="ce5" office:value-type="float" office:value="1.4322766" calcext:value-type="float">
            <text:p>1,4323</text:p>
          </table:table-cell>
          <table:table-cell table:style-name="ce5" office:value-type="float" office:value="2.0938118" calcext:value-type="float">
            <text:p>2,0938</text:p>
          </table:table-cell>
          <table:table-cell table:style-name="ce5" office:value-type="float" office:value="4.676501" calcext:value-type="float">
            <text:p>4,6765</text:p>
          </table:table-cell>
          <table:table-cell table:style-name="ce5" office:value-type="float" office:value="2.045613" calcext:value-type="float">
            <text:p>2,0456</text:p>
          </table:table-cell>
          <table:table-cell table:style-name="ce5" office:value-type="float" office:value="2.8007724" calcext:value-type="float">
            <text:p>2,8008</text:p>
          </table:table-cell>
          <table:table-cell table:style-name="ce5" office:value-type="float" office:value="5.5809503" calcext:value-type="float">
            <text:p>5,5810</text:p>
          </table:table-cell>
          <table:table-cell table:style-name="ce5" office:value-type="float" office:value="31.805832" calcext:value-type="float">
            <text:p>31,8058</text:p>
          </table:table-cell>
          <table:table-cell table:style-name="ce5" office:value-type="float" office:value="2.2159002" calcext:value-type="float">
            <text:p>2,2159</text:p>
          </table:table-cell>
          <table:table-cell table:style-name="ce5" office:value-type="float" office:value="6.650141" calcext:value-type="float">
            <text:p>6,6501</text:p>
          </table:table-cell>
          <table:table-cell table:style-name="ce6" table:formula="of:=SUM([.C27:.AK27])" office:value-type="float" office:value="156.2675394" calcext:value-type="float">
            <text:p>156,2675</text:p>
          </table:table-cell>
          <table:table-cell table:number-columns-repeated="1634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2014" calcext:value-type="float">
            <text:p>2014</text:p>
          </table:table-cell>
          <table:table-cell table:style-name="ce5" office:value-type="float" office:value="6.3631067" calcext:value-type="float">
            <text:p>6,3631</text:p>
          </table:table-cell>
          <table:table-cell table:style-name="ce5" office:value-type="float" office:value="4.3993144" calcext:value-type="float">
            <text:p>4,3993</text:p>
          </table:table-cell>
          <table:table-cell table:style-name="ce5" office:value-type="float" office:value="5.489357" calcext:value-type="float">
            <text:p>5,4894</text:p>
          </table:table-cell>
          <table:table-cell table:style-name="ce5" office:value-type="float" office:value="6.09027" calcext:value-type="float">
            <text:p>6,0903</text:p>
          </table:table-cell>
          <table:table-cell table:style-name="ce5" office:value-type="float" office:value="1.3310666" calcext:value-type="float">
            <text:p>1,3311</text:p>
          </table:table-cell>
          <table:table-cell table:style-name="ce5" office:value-type="float" office:value="1.8217375" calcext:value-type="float">
            <text:p>1,8217</text:p>
          </table:table-cell>
          <table:table-cell table:style-name="ce5" office:value-type="float" office:value="2.7420719" calcext:value-type="float">
            <text:p>2,7421</text:p>
          </table:table-cell>
          <table:table-cell table:style-name="ce5" office:value-type="float" office:value="15.996587" calcext:value-type="float">
            <text:p>15,9966</text:p>
          </table:table-cell>
          <table:table-cell table:style-name="ce5" office:value-type="float" office:value="4.3868027" calcext:value-type="float">
            <text:p>4,3868</text:p>
          </table:table-cell>
          <table:table-cell table:style-name="ce5" office:value-type="float" office:value="2.1055799" calcext:value-type="float">
            <text:p>2,1056</text:p>
          </table:table-cell>
          <table:table-cell table:style-name="ce5" office:value-type="float" office:value="1.5994716" calcext:value-type="float">
            <text:p>1,5995</text:p>
          </table:table-cell>
          <table:table-cell table:style-name="ce5" office:value-type="float" office:value="2.4363034" calcext:value-type="float">
            <text:p>2,4363</text:p>
          </table:table-cell>
          <table:table-cell table:style-name="ce5" office:value-type="float" office:value="2.3762033" calcext:value-type="float">
            <text:p>2,3762</text:p>
          </table:table-cell>
          <table:table-cell table:style-name="ce5" office:value-type="float" office:value="2.7404037" calcext:value-type="float">
            <text:p>2,7404</text:p>
          </table:table-cell>
          <table:table-cell table:style-name="ce5" office:value-type="float" office:value="0.99059945" calcext:value-type="float">
            <text:p>0,9906</text:p>
          </table:table-cell>
          <table:table-cell table:style-name="ce5" office:value-type="float" office:value="17.168007" calcext:value-type="float">
            <text:p>17,1680</text:p>
          </table:table-cell>
          <table:table-cell table:style-name="ce5" office:value-type="float" office:value="1.98749" calcext:value-type="float">
            <text:p>1,9875</text:p>
          </table:table-cell>
          <table:table-cell table:style-name="ce5" office:value-type="float" office:value="0.8799366" calcext:value-type="float">
            <text:p>0,8799</text:p>
          </table:table-cell>
          <table:table-cell table:style-name="ce5" office:value-type="float" office:value="2.6254196" calcext:value-type="float">
            <text:p>2,6254</text:p>
          </table:table-cell>
          <table:table-cell table:style-name="ce5" office:value-type="float" office:value="0.25974187" calcext:value-type="float">
            <text:p>0,2597</text:p>
          </table:table-cell>
          <table:table-cell table:style-name="ce5" office:value-type="float" office:value="1.0387152" calcext:value-type="float">
            <text:p>1,0387</text:p>
          </table:table-cell>
          <table:table-cell table:style-name="ce5" office:value-type="float" office:value="2.7643518" calcext:value-type="float">
            <text:p>2,7644</text:p>
          </table:table-cell>
          <table:table-cell table:style-name="ce5" office:value-type="float" office:value="4.076545" calcext:value-type="float">
            <text:p>4,0765</text:p>
          </table:table-cell>
          <table:table-cell table:style-name="ce5" office:value-type="float" office:value="0.7642723" calcext:value-type="float">
            <text:p>0,7643</text:p>
          </table:table-cell>
          <table:table-cell table:style-name="ce5" office:value-type="float" office:value="2.7914588" calcext:value-type="float">
            <text:p>2,7915</text:p>
          </table:table-cell>
          <table:table-cell table:style-name="ce5" office:value-type="float" office:value="0.8961541" calcext:value-type="float">
            <text:p>0,8962</text:p>
          </table:table-cell>
          <table:table-cell table:style-name="ce5" office:value-type="float" office:value="1.627081" calcext:value-type="float">
            <text:p>1,6271</text:p>
          </table:table-cell>
          <table:table-cell table:style-name="ce5" office:value-type="float" office:value="2.1202457" calcext:value-type="float">
            <text:p>2,1202</text:p>
          </table:table-cell>
          <table:table-cell table:style-name="ce5" office:value-type="float" office:value="4.8275056" calcext:value-type="float">
            <text:p>4,8275</text:p>
          </table:table-cell>
          <table:table-cell table:style-name="ce5" office:value-type="float" office:value="2.3642244" calcext:value-type="float">
            <text:p>2,3642</text:p>
          </table:table-cell>
          <table:table-cell table:style-name="ce5" office:value-type="float" office:value="2.7666433" calcext:value-type="float">
            <text:p>2,7666</text:p>
          </table:table-cell>
          <table:table-cell table:style-name="ce5" office:value-type="float" office:value="5.618278" calcext:value-type="float">
            <text:p>5,6183</text:p>
          </table:table-cell>
          <table:table-cell table:style-name="ce5" office:value-type="float" office:value="32.324345" calcext:value-type="float">
            <text:p>32,3243</text:p>
          </table:table-cell>
          <table:table-cell table:style-name="ce5" office:value-type="float" office:value="1.9708116" calcext:value-type="float">
            <text:p>1,9708</text:p>
          </table:table-cell>
          <table:table-cell table:style-name="ce5" office:value-type="float" office:value="5.8278365" calcext:value-type="float">
            <text:p>5,8278</text:p>
          </table:table-cell>
          <table:table-cell table:style-name="ce6" table:formula="of:=SUM([.C28:.AK28])" office:value-type="float" office:value="155.56793852" calcext:value-type="float">
            <text:p>155,5679</text:p>
          </table:table-cell>
          <table:table-cell table:number-columns-repeated="1634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2015" calcext:value-type="float">
            <text:p>2015</text:p>
          </table:table-cell>
          <table:table-cell table:style-name="ce5" office:value-type="float" office:value="6.476089" calcext:value-type="float">
            <text:p>6,4761</text:p>
          </table:table-cell>
          <table:table-cell table:style-name="ce5" office:value-type="float" office:value="4.4326596" calcext:value-type="float">
            <text:p>4,4327</text:p>
          </table:table-cell>
          <table:table-cell table:style-name="ce5" office:value-type="float" office:value="5.719358" calcext:value-type="float">
            <text:p>5,7194</text:p>
          </table:table-cell>
          <table:table-cell table:style-name="ce5" office:value-type="float" office:value="6.064086" calcext:value-type="float">
            <text:p>6,0641</text:p>
          </table:table-cell>
          <table:table-cell table:style-name="ce5" office:value-type="float" office:value="1.7816852" calcext:value-type="float">
            <text:p>1,7817</text:p>
          </table:table-cell>
          <table:table-cell table:style-name="ce5" office:value-type="float" office:value="1.7931799" calcext:value-type="float">
            <text:p>1,7932</text:p>
          </table:table-cell>
          <table:table-cell table:style-name="ce5" office:value-type="float" office:value="2.5798414" calcext:value-type="float">
            <text:p>2,5798</text:p>
          </table:table-cell>
          <table:table-cell table:style-name="ce5" office:value-type="float" office:value="15.971075" calcext:value-type="float">
            <text:p>15,9711</text:p>
          </table:table-cell>
          <table:table-cell table:style-name="ce5" office:value-type="float" office:value="4.5764747" calcext:value-type="float">
            <text:p>4,5765</text:p>
          </table:table-cell>
          <table:table-cell table:style-name="ce5" office:value-type="float" office:value="2.0537941" calcext:value-type="float">
            <text:p>2,0538</text:p>
          </table:table-cell>
          <table:table-cell table:style-name="ce5" office:value-type="float" office:value="1.5129023" calcext:value-type="float">
            <text:p>1,5129</text:p>
          </table:table-cell>
          <table:table-cell table:style-name="ce5" office:value-type="float" office:value="2.598672" calcext:value-type="float">
            <text:p>2,5987</text:p>
          </table:table-cell>
          <table:table-cell table:style-name="ce5" office:value-type="float" office:value="2.5114884" calcext:value-type="float">
            <text:p>2,5115</text:p>
          </table:table-cell>
          <table:table-cell table:style-name="ce5" office:value-type="float" office:value="2.5485296" calcext:value-type="float">
            <text:p>2,5485</text:p>
          </table:table-cell>
          <table:table-cell table:style-name="ce5" office:value-type="float" office:value="1.0700842" calcext:value-type="float">
            <text:p>1,0701</text:p>
          </table:table-cell>
          <table:table-cell table:style-name="ce5" office:value-type="float" office:value="16.562983" calcext:value-type="float">
            <text:p>16,5630</text:p>
          </table:table-cell>
          <table:table-cell table:style-name="ce5" office:value-type="float" office:value="2.1861942" calcext:value-type="float">
            <text:p>2,1862</text:p>
          </table:table-cell>
          <table:table-cell table:style-name="ce5" office:value-type="float" office:value="0.9969241" calcext:value-type="float">
            <text:p>0,9969</text:p>
          </table:table-cell>
          <table:table-cell table:style-name="ce5" office:value-type="float" office:value="2.653274" calcext:value-type="float">
            <text:p>2,6533</text:p>
          </table:table-cell>
          <table:table-cell table:style-name="ce5" office:value-type="float" office:value="0.25186643" calcext:value-type="float">
            <text:p>0,2519</text:p>
          </table:table-cell>
          <table:table-cell table:style-name="ce5" office:value-type="float" office:value="1.1133431" calcext:value-type="float">
            <text:p>1,1133</text:p>
          </table:table-cell>
          <table:table-cell table:style-name="ce5" office:value-type="float" office:value="2.8624215" calcext:value-type="float">
            <text:p>2,8624</text:p>
          </table:table-cell>
          <table:table-cell table:style-name="ce5" office:value-type="float" office:value="3.9910128" calcext:value-type="float">
            <text:p>3,9910</text:p>
          </table:table-cell>
          <table:table-cell table:style-name="ce5" office:value-type="float" office:value="0.8622463" calcext:value-type="float">
            <text:p>0,8622</text:p>
          </table:table-cell>
          <table:table-cell table:style-name="ce5" office:value-type="float" office:value="2.7263486" calcext:value-type="float">
            <text:p>2,7263</text:p>
          </table:table-cell>
          <table:table-cell table:style-name="ce5" office:value-type="float" office:value="0.9789061" calcext:value-type="float">
            <text:p>0,9789</text:p>
          </table:table-cell>
          <table:table-cell table:style-name="ce5" office:value-type="float" office:value="1.6028947" calcext:value-type="float">
            <text:p>1,6029</text:p>
          </table:table-cell>
          <table:table-cell table:style-name="ce5" office:value-type="float" office:value="2.257829" calcext:value-type="float">
            <text:p>2,2578</text:p>
          </table:table-cell>
          <table:table-cell table:style-name="ce5" office:value-type="float" office:value="4.9043374" calcext:value-type="float">
            <text:p>4,9043</text:p>
          </table:table-cell>
          <table:table-cell table:style-name="ce5" office:value-type="float" office:value="2.2019851" calcext:value-type="float">
            <text:p>2,2020</text:p>
          </table:table-cell>
          <table:table-cell table:style-name="ce5" office:value-type="float" office:value="2.7328026" calcext:value-type="float">
            <text:p>2,7328</text:p>
          </table:table-cell>
          <table:table-cell table:style-name="ce5" office:value-type="float" office:value="4.7149568" calcext:value-type="float">
            <text:p>4,7150</text:p>
          </table:table-cell>
          <table:table-cell table:style-name="ce5" office:value-type="float" office:value="31.201414" calcext:value-type="float">
            <text:p>31,2014</text:p>
          </table:table-cell>
          <table:table-cell table:style-name="ce5" office:value-type="float" office:value="1.9813055" calcext:value-type="float">
            <text:p>1,9813</text:p>
          </table:table-cell>
          <table:table-cell table:style-name="ce5" office:value-type="float" office:value="5.4325128" calcext:value-type="float">
            <text:p>5,4325</text:p>
          </table:table-cell>
          <table:table-cell table:style-name="ce6" table:formula="of:=SUM([.C29:.AK29])" office:value-type="float" office:value="153.90547743" calcext:value-type="float">
            <text:p>153,9055</text:p>
          </table:table-cell>
          <table:table-cell table:number-columns-repeated="1634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2016" calcext:value-type="float">
            <text:p>2016</text:p>
          </table:table-cell>
          <table:table-cell table:style-name="ce5" office:value-type="float" office:value="6.5937843" calcext:value-type="float">
            <text:p>6,5938</text:p>
          </table:table-cell>
          <table:table-cell table:style-name="ce5" office:value-type="float" office:value="4.349167" calcext:value-type="float">
            <text:p>4,3492</text:p>
          </table:table-cell>
          <table:table-cell table:style-name="ce5" office:value-type="float" office:value="5.57947" calcext:value-type="float">
            <text:p>5,5795</text:p>
          </table:table-cell>
          <table:table-cell table:style-name="ce5" office:value-type="float" office:value="6.078088" calcext:value-type="float">
            <text:p>6,0781</text:p>
          </table:table-cell>
          <table:table-cell table:style-name="ce5" office:value-type="float" office:value="1.7056845" calcext:value-type="float">
            <text:p>1,7057</text:p>
          </table:table-cell>
          <table:table-cell table:style-name="ce5" office:value-type="float" office:value="1.8857547" calcext:value-type="float">
            <text:p>1,8858</text:p>
          </table:table-cell>
          <table:table-cell table:style-name="ce5" office:value-type="float" office:value="2.382041" calcext:value-type="float">
            <text:p>2,3820</text:p>
          </table:table-cell>
          <table:table-cell table:style-name="ce5" office:value-type="float" office:value="15.44268" calcext:value-type="float">
            <text:p>15,4427</text:p>
          </table:table-cell>
          <table:table-cell table:style-name="ce5" office:value-type="float" office:value="4.6588726" calcext:value-type="float">
            <text:p>4,6589</text:p>
          </table:table-cell>
          <table:table-cell table:style-name="ce5" office:value-type="float" office:value="2.0930965" calcext:value-type="float">
            <text:p>2,0931</text:p>
          </table:table-cell>
          <table:table-cell table:style-name="ce5" office:value-type="float" office:value="1.5885962" calcext:value-type="float">
            <text:p>1,5886</text:p>
          </table:table-cell>
          <table:table-cell table:style-name="ce5" office:value-type="float" office:value="2.4838216" calcext:value-type="float">
            <text:p>2,4838</text:p>
          </table:table-cell>
          <table:table-cell table:style-name="ce5" office:value-type="float" office:value="2.456675" calcext:value-type="float">
            <text:p>2,4567</text:p>
          </table:table-cell>
          <table:table-cell table:style-name="ce5" office:value-type="float" office:value="2.3940413" calcext:value-type="float">
            <text:p>2,3940</text:p>
          </table:table-cell>
          <table:table-cell table:style-name="ce5" office:value-type="float" office:value="1.0552406" calcext:value-type="float">
            <text:p>1,0552</text:p>
          </table:table-cell>
          <table:table-cell table:style-name="ce5" office:value-type="float" office:value="16.053692" calcext:value-type="float">
            <text:p>16,0537</text:p>
          </table:table-cell>
          <table:table-cell table:style-name="ce5" office:value-type="float" office:value="2.229435" calcext:value-type="float">
            <text:p>2,2294</text:p>
          </table:table-cell>
          <table:table-cell table:style-name="ce5" office:value-type="float" office:value="1.0390086" calcext:value-type="float">
            <text:p>1,0390</text:p>
          </table:table-cell>
          <table:table-cell table:style-name="ce5" office:value-type="float" office:value="3.1282945" calcext:value-type="float">
            <text:p>3,1283</text:p>
          </table:table-cell>
          <table:table-cell table:style-name="ce5" office:value-type="float" office:value="0.27809986" calcext:value-type="float">
            <text:p>0,2781</text:p>
          </table:table-cell>
          <table:table-cell table:style-name="ce5" office:value-type="float" office:value="1.0276414" calcext:value-type="float">
            <text:p>1,0276</text:p>
          </table:table-cell>
          <table:table-cell table:style-name="ce5" office:value-type="float" office:value="2.9127038" calcext:value-type="float">
            <text:p>2,9127</text:p>
          </table:table-cell>
          <table:table-cell table:style-name="ce5" office:value-type="float" office:value="3.9482622" calcext:value-type="float">
            <text:p>3,9483</text:p>
          </table:table-cell>
          <table:table-cell table:style-name="ce5" office:value-type="float" office:value="0.8461333" calcext:value-type="float">
            <text:p>0,8461</text:p>
          </table:table-cell>
          <table:table-cell table:style-name="ce5" office:value-type="float" office:value="2.5926461" calcext:value-type="float">
            <text:p>2,5926</text:p>
          </table:table-cell>
          <table:table-cell table:style-name="ce5" office:value-type="float" office:value="1.1478837" calcext:value-type="float">
            <text:p>1,1479</text:p>
          </table:table-cell>
          <table:table-cell table:style-name="ce5" office:value-type="float" office:value="1.6938016" calcext:value-type="float">
            <text:p>1,6938</text:p>
          </table:table-cell>
          <table:table-cell table:style-name="ce5" office:value-type="float" office:value="2.3409507" calcext:value-type="float">
            <text:p>2,3410</text:p>
          </table:table-cell>
          <table:table-cell table:style-name="ce5" office:value-type="float" office:value="4.980968" calcext:value-type="float">
            <text:p>4,9810</text:p>
          </table:table-cell>
          <table:table-cell table:style-name="ce5" office:value-type="float" office:value="2.281983" calcext:value-type="float">
            <text:p>2,2820</text:p>
          </table:table-cell>
          <table:table-cell table:style-name="ce5" office:value-type="float" office:value="2.6997828" calcext:value-type="float">
            <text:p>2,6998</text:p>
          </table:table-cell>
          <table:table-cell table:style-name="ce5" office:value-type="float" office:value="5.023142" calcext:value-type="float">
            <text:p>5,0231</text:p>
          </table:table-cell>
          <table:table-cell table:style-name="ce5" office:value-type="float" office:value="27.150465" calcext:value-type="float">
            <text:p>27,1505</text:p>
          </table:table-cell>
          <table:table-cell table:style-name="ce5" office:value-type="float" office:value="1.9102731" calcext:value-type="float">
            <text:p>1,9103</text:p>
          </table:table-cell>
          <table:table-cell table:style-name="ce5" office:value-type="float" office:value="4.956996" calcext:value-type="float">
            <text:p>4,9570</text:p>
          </table:table-cell>
          <table:table-cell table:style-name="ce6" table:formula="of:=SUM([.C30:.AK30])" office:value-type="float" office:value="148.98917596" calcext:value-type="float">
            <text:p>148,9892</text:p>
          </table:table-cell>
          <table:table-cell table:number-columns-repeated="1634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2017" calcext:value-type="float">
            <text:p>2017</text:p>
          </table:table-cell>
          <table:table-cell table:style-name="ce5" office:value-type="float" office:value="6.633821" calcext:value-type="float">
            <text:p>6,6338</text:p>
          </table:table-cell>
          <table:table-cell table:style-name="ce5" office:value-type="float" office:value="4.242436" calcext:value-type="float">
            <text:p>4,2424</text:p>
          </table:table-cell>
          <table:table-cell table:style-name="ce5" office:value-type="float" office:value="6.2899003" calcext:value-type="float">
            <text:p>6,2899</text:p>
          </table:table-cell>
          <table:table-cell table:style-name="ce5" office:value-type="float" office:value="5.8904114" calcext:value-type="float">
            <text:p>5,8904</text:p>
          </table:table-cell>
          <table:table-cell table:style-name="ce5" office:value-type="float" office:value="1.6427774" calcext:value-type="float">
            <text:p>1,6428</text:p>
          </table:table-cell>
          <table:table-cell table:style-name="ce5" office:value-type="float" office:value="1.9388027" calcext:value-type="float">
            <text:p>1,9388</text:p>
          </table:table-cell>
          <table:table-cell table:style-name="ce5" office:value-type="float" office:value="2.3842185" calcext:value-type="float">
            <text:p>2,3842</text:p>
          </table:table-cell>
          <table:table-cell table:style-name="ce5" office:value-type="float" office:value="15.50163" calcext:value-type="float">
            <text:p>15,5016</text:p>
          </table:table-cell>
          <table:table-cell table:style-name="ce5" office:value-type="float" office:value="4.5805526" calcext:value-type="float">
            <text:p>4,5806</text:p>
          </table:table-cell>
          <table:table-cell table:style-name="ce5" office:value-type="float" office:value="1.9084141" calcext:value-type="float">
            <text:p>1,9084</text:p>
          </table:table-cell>
          <table:table-cell table:style-name="ce5" office:value-type="float" office:value="1.6077795" calcext:value-type="float">
            <text:p>1,6078</text:p>
          </table:table-cell>
          <table:table-cell table:style-name="ce5" office:value-type="float" office:value="2.200658" calcext:value-type="float">
            <text:p>2,2007</text:p>
          </table:table-cell>
          <table:table-cell table:style-name="ce5" office:value-type="float" office:value="2.1852262" calcext:value-type="float">
            <text:p>2,1852</text:p>
          </table:table-cell>
          <table:table-cell table:style-name="ce5" office:value-type="float" office:value="2.3461897" calcext:value-type="float">
            <text:p>2,3462</text:p>
          </table:table-cell>
          <table:table-cell table:style-name="ce5" office:value-type="float" office:value="0.9526126" calcext:value-type="float">
            <text:p>0,9526</text:p>
          </table:table-cell>
          <table:table-cell table:style-name="ce5" office:value-type="float" office:value="15.804429" calcext:value-type="float">
            <text:p>15,8044</text:p>
          </table:table-cell>
          <table:table-cell table:style-name="ce5" office:value-type="float" office:value="2.3026114" calcext:value-type="float">
            <text:p>2,3026</text:p>
          </table:table-cell>
          <table:table-cell table:style-name="ce5" office:value-type="float" office:value="1.0447451" calcext:value-type="float">
            <text:p>1,0447</text:p>
          </table:table-cell>
          <table:table-cell table:style-name="ce5" office:value-type="float" office:value="3.0485022" calcext:value-type="float">
            <text:p>3,0485</text:p>
          </table:table-cell>
          <table:table-cell table:style-name="ce5" office:value-type="float" office:value="0.28896606" calcext:value-type="float">
            <text:p>0,2890</text:p>
          </table:table-cell>
          <table:table-cell table:style-name="ce5" office:value-type="float" office:value="1.0628078" calcext:value-type="float">
            <text:p>1,0628</text:p>
          </table:table-cell>
          <table:table-cell table:style-name="ce5" office:value-type="float" office:value="2.7765203" calcext:value-type="float">
            <text:p>2,7765</text:p>
          </table:table-cell>
          <table:table-cell table:style-name="ce5" office:value-type="float" office:value="3.7904897" calcext:value-type="float">
            <text:p>3,7905</text:p>
          </table:table-cell>
          <table:table-cell table:style-name="ce5" office:value-type="float" office:value="0.84272456" calcext:value-type="float">
            <text:p>0,8427</text:p>
          </table:table-cell>
          <table:table-cell table:style-name="ce5" office:value-type="float" office:value="2.739981" calcext:value-type="float">
            <text:p>2,7400</text:p>
          </table:table-cell>
          <table:table-cell table:style-name="ce5" office:value-type="float" office:value="1.2481467" calcext:value-type="float">
            <text:p>1,2481</text:p>
          </table:table-cell>
          <table:table-cell table:style-name="ce5" office:value-type="float" office:value="1.7357414" calcext:value-type="float">
            <text:p>1,7357</text:p>
          </table:table-cell>
          <table:table-cell table:style-name="ce5" office:value-type="float" office:value="2.2556932" calcext:value-type="float">
            <text:p>2,2557</text:p>
          </table:table-cell>
          <table:table-cell table:style-name="ce5" office:value-type="float" office:value="5.0579157" calcext:value-type="float">
            <text:p>5,0579</text:p>
          </table:table-cell>
          <table:table-cell table:style-name="ce5" office:value-type="float" office:value="2.0477417" calcext:value-type="float">
            <text:p>2,0477</text:p>
          </table:table-cell>
          <table:table-cell table:style-name="ce5" office:value-type="float" office:value="2.7711358" calcext:value-type="float">
            <text:p>2,7711</text:p>
          </table:table-cell>
          <table:table-cell table:style-name="ce5" office:value-type="float" office:value="4.129589" calcext:value-type="float">
            <text:p>4,1296</text:p>
          </table:table-cell>
          <table:table-cell table:style-name="ce5" office:value-type="float" office:value="27.267317" calcext:value-type="float">
            <text:p>27,2673</text:p>
          </table:table-cell>
          <table:table-cell table:style-name="ce5" office:value-type="float" office:value="1.8007609" calcext:value-type="float">
            <text:p>1,8008</text:p>
          </table:table-cell>
          <table:table-cell table:style-name="ce5" office:value-type="float" office:value="4.522624" calcext:value-type="float">
            <text:p>4,5226</text:p>
          </table:table-cell>
          <table:table-cell table:style-name="ce6" table:formula="of:=SUM([.C31:.AK31])" office:value-type="float" office:value="146.84387252" calcext:value-type="float">
            <text:p>146,8439</text:p>
          </table:table-cell>
          <table:table-cell table:number-columns-repeated="1634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2018" calcext:value-type="float">
            <text:p>2018</text:p>
          </table:table-cell>
          <table:table-cell table:style-name="ce5" office:value-type="float" office:value="6.7167735" calcext:value-type="float">
            <text:p>6,7168</text:p>
          </table:table-cell>
          <table:table-cell table:style-name="ce5" office:value-type="float" office:value="4.066307" calcext:value-type="float">
            <text:p>4,0663</text:p>
          </table:table-cell>
          <table:table-cell table:style-name="ce5" office:value-type="float" office:value="6.025971" calcext:value-type="float">
            <text:p>6,0260</text:p>
          </table:table-cell>
          <table:table-cell table:style-name="ce5" office:value-type="float" office:value="5.9191213" calcext:value-type="float">
            <text:p>5,9191</text:p>
          </table:table-cell>
          <table:table-cell table:style-name="ce5" office:value-type="float" office:value="1.582303" calcext:value-type="float">
            <text:p>1,5823</text:p>
          </table:table-cell>
          <table:table-cell table:style-name="ce5" office:value-type="float" office:value="1.9386426" calcext:value-type="float">
            <text:p>1,9386</text:p>
          </table:table-cell>
          <table:table-cell table:style-name="ce5" office:value-type="float" office:value="2.2743797" calcext:value-type="float">
            <text:p>2,2744</text:p>
          </table:table-cell>
          <table:table-cell table:style-name="ce5" office:value-type="float" office:value="15.581538" calcext:value-type="float">
            <text:p>15,5815</text:p>
          </table:table-cell>
          <table:table-cell table:style-name="ce5" office:value-type="float" office:value="4.515097" calcext:value-type="float">
            <text:p>4,5151</text:p>
          </table:table-cell>
          <table:table-cell table:style-name="ce5" office:value-type="float" office:value="1.7678044" calcext:value-type="float">
            <text:p>1,7678</text:p>
          </table:table-cell>
          <table:table-cell table:style-name="ce5" office:value-type="float" office:value="1.5895244" calcext:value-type="float">
            <text:p>1,5895</text:p>
          </table:table-cell>
          <table:table-cell table:style-name="ce5" office:value-type="float" office:value="2.0420773" calcext:value-type="float">
            <text:p>2,0421</text:p>
          </table:table-cell>
          <table:table-cell table:style-name="ce5" office:value-type="float" office:value="2.2757764" calcext:value-type="float">
            <text:p>2,2758</text:p>
          </table:table-cell>
          <table:table-cell table:style-name="ce5" office:value-type="float" office:value="2.2584543" calcext:value-type="float">
            <text:p>2,2585</text:p>
          </table:table-cell>
          <table:table-cell table:style-name="ce5" office:value-type="float" office:value="0.9978113" calcext:value-type="float">
            <text:p>0,9978</text:p>
          </table:table-cell>
          <table:table-cell table:style-name="ce5" office:value-type="float" office:value="16.191355" calcext:value-type="float">
            <text:p>16,1914</text:p>
          </table:table-cell>
          <table:table-cell table:style-name="ce5" office:value-type="float" office:value="2.5257974" calcext:value-type="float">
            <text:p>2,5258</text:p>
          </table:table-cell>
          <table:table-cell table:style-name="ce5" office:value-type="float" office:value="1.0979586" calcext:value-type="float">
            <text:p>1,0980</text:p>
          </table:table-cell>
          <table:table-cell table:style-name="ce5" office:value-type="float" office:value="3.1863892" calcext:value-type="float">
            <text:p>3,1864</text:p>
          </table:table-cell>
          <table:table-cell table:style-name="ce5" office:value-type="float" office:value="0.3096648" calcext:value-type="float">
            <text:p>0,3097</text:p>
          </table:table-cell>
          <table:table-cell table:style-name="ce5" office:value-type="float" office:value="1.0069852" calcext:value-type="float">
            <text:p>1,0070</text:p>
          </table:table-cell>
          <table:table-cell table:style-name="ce5" office:value-type="float" office:value="2.8758495" calcext:value-type="float">
            <text:p>2,8758</text:p>
          </table:table-cell>
          <table:table-cell table:style-name="ce5" office:value-type="float" office:value="3.792204" calcext:value-type="float">
            <text:p>3,7922</text:p>
          </table:table-cell>
          <table:table-cell table:style-name="ce5" office:value-type="float" office:value="0.7910878" calcext:value-type="float">
            <text:p>0,7911</text:p>
          </table:table-cell>
          <table:table-cell table:style-name="ce5" office:value-type="float" office:value="2.5823088" calcext:value-type="float">
            <text:p>2,5823</text:p>
          </table:table-cell>
          <table:table-cell table:style-name="ce5" office:value-type="float" office:value="1.3037562" calcext:value-type="float">
            <text:p>1,3038</text:p>
          </table:table-cell>
          <table:table-cell table:style-name="ce5" office:value-type="float" office:value="1.7342052" calcext:value-type="float">
            <text:p>1,7342</text:p>
          </table:table-cell>
          <table:table-cell table:style-name="ce5" office:value-type="float" office:value="2.3924725" calcext:value-type="float">
            <text:p>2,3925</text:p>
          </table:table-cell>
          <table:table-cell table:style-name="ce5" office:value-type="float" office:value="5.1371293" calcext:value-type="float">
            <text:p>5,1371</text:p>
          </table:table-cell>
          <table:table-cell table:style-name="ce5" office:value-type="float" office:value="2.2965896" calcext:value-type="float">
            <text:p>2,2966</text:p>
          </table:table-cell>
          <table:table-cell table:style-name="ce5" office:value-type="float" office:value="2.8629184" calcext:value-type="float">
            <text:p>2,8629</text:p>
          </table:table-cell>
          <table:table-cell table:style-name="ce5" office:value-type="float" office:value="3.5189757" calcext:value-type="float">
            <text:p>3,5190</text:p>
          </table:table-cell>
          <table:table-cell table:style-name="ce5" office:value-type="float" office:value="26.801151" calcext:value-type="float">
            <text:p>26,8012</text:p>
          </table:table-cell>
          <table:table-cell table:style-name="ce5" office:value-type="float" office:value="1.9173871" calcext:value-type="float">
            <text:p>1,9174</text:p>
          </table:table-cell>
          <table:table-cell table:style-name="ce5" office:value-type="float" office:value="3.377444" calcext:value-type="float">
            <text:p>3,3774</text:p>
          </table:table-cell>
          <table:table-cell table:style-name="ce6" table:formula="of:=SUM([.C32:.AK32])" office:value-type="float" office:value="145.2532105" calcext:value-type="float">
            <text:p>145,2532</text:p>
          </table:table-cell>
          <table:table-cell table:number-columns-repeated="1634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2019" calcext:value-type="float">
            <text:p>2019</text:p>
          </table:table-cell>
          <table:table-cell table:style-name="ce5" office:value-type="float" office:value="6.9599576" calcext:value-type="float">
            <text:p>6,9600</text:p>
          </table:table-cell>
          <table:table-cell table:style-name="ce5" office:value-type="float" office:value="3.9894862" calcext:value-type="float">
            <text:p>3,9895</text:p>
          </table:table-cell>
          <table:table-cell table:style-name="ce5" office:value-type="float" office:value="6.0679793" calcext:value-type="float">
            <text:p>6,0680</text:p>
          </table:table-cell>
          <table:table-cell table:style-name="ce5" office:value-type="float" office:value="5.948457" calcext:value-type="float">
            <text:p>5,9485</text:p>
          </table:table-cell>
          <table:table-cell table:style-name="ce5" office:value-type="float" office:value="1.8173902" calcext:value-type="float">
            <text:p>1,8174</text:p>
          </table:table-cell>
          <table:table-cell table:style-name="ce5" office:value-type="float" office:value="1.9193769" calcext:value-type="float">
            <text:p>1,9194</text:p>
          </table:table-cell>
          <table:table-cell table:style-name="ce5" office:value-type="float" office:value="2.2356122" calcext:value-type="float">
            <text:p>2,2356</text:p>
          </table:table-cell>
          <table:table-cell table:style-name="ce5" office:value-type="float" office:value="15.41972" calcext:value-type="float">
            <text:p>15,4197</text:p>
          </table:table-cell>
          <table:table-cell table:style-name="ce5" office:value-type="float" office:value="4.8308606" calcext:value-type="float">
            <text:p>4,8309</text:p>
          </table:table-cell>
          <table:table-cell table:style-name="ce5" office:value-type="float" office:value="1.8829013" calcext:value-type="float">
            <text:p>1,8829</text:p>
          </table:table-cell>
          <table:table-cell table:style-name="ce5" office:value-type="float" office:value="1.5140803" calcext:value-type="float">
            <text:p>1,5141</text:p>
          </table:table-cell>
          <table:table-cell table:style-name="ce5" office:value-type="float" office:value="1.9987116" calcext:value-type="float">
            <text:p>1,9987</text:p>
          </table:table-cell>
          <table:table-cell table:style-name="ce5" office:value-type="float" office:value="2.4103239" calcext:value-type="float">
            <text:p>2,4103</text:p>
          </table:table-cell>
          <table:table-cell table:style-name="ce5" office:value-type="float" office:value="2.310065" calcext:value-type="float">
            <text:p>2,3101</text:p>
          </table:table-cell>
          <table:table-cell table:style-name="ce5" office:value-type="float" office:value="1.202131" calcext:value-type="float">
            <text:p>1,2021</text:p>
          </table:table-cell>
          <table:table-cell table:style-name="ce5" office:value-type="float" office:value="15.739861" calcext:value-type="float">
            <text:p>15,7399</text:p>
          </table:table-cell>
          <table:table-cell table:style-name="ce5" office:value-type="float" office:value="2.6867204" calcext:value-type="float">
            <text:p>2,6867</text:p>
          </table:table-cell>
          <table:table-cell table:style-name="ce5" office:value-type="float" office:value="1.1400281" calcext:value-type="float">
            <text:p>1,1400</text:p>
          </table:table-cell>
          <table:table-cell table:style-name="ce5" office:value-type="float" office:value="3.4500709" calcext:value-type="float">
            <text:p>3,4501</text:p>
          </table:table-cell>
          <table:table-cell table:style-name="ce5" office:value-type="float" office:value="0.27700275" calcext:value-type="float">
            <text:p>0,2770</text:p>
          </table:table-cell>
          <table:table-cell table:style-name="ce5" office:value-type="float" office:value="1.126517" calcext:value-type="float">
            <text:p>1,1265</text:p>
          </table:table-cell>
          <table:table-cell table:style-name="ce5" office:value-type="float" office:value="2.7803972" calcext:value-type="float">
            <text:p>2,7804</text:p>
          </table:table-cell>
          <table:table-cell table:style-name="ce5" office:value-type="float" office:value="3.744022" calcext:value-type="float">
            <text:p>3,7440</text:p>
          </table:table-cell>
          <table:table-cell table:style-name="ce5" office:value-type="float" office:value="0.78370583" calcext:value-type="float">
            <text:p>0,7837</text:p>
          </table:table-cell>
          <table:table-cell table:style-name="ce5" office:value-type="float" office:value="3.1614068" calcext:value-type="float">
            <text:p>3,1614</text:p>
          </table:table-cell>
          <table:table-cell table:style-name="ce5" office:value-type="float" office:value="1.2460468" calcext:value-type="float">
            <text:p>1,2460</text:p>
          </table:table-cell>
          <table:table-cell table:style-name="ce5" office:value-type="float" office:value="1.7780743" calcext:value-type="float">
            <text:p>1,7781</text:p>
          </table:table-cell>
          <table:table-cell table:style-name="ce5" office:value-type="float" office:value="2.607516" calcext:value-type="float">
            <text:p>2,6075</text:p>
          </table:table-cell>
          <table:table-cell table:style-name="ce5" office:value-type="float" office:value="5.2957954" calcext:value-type="float">
            <text:p>5,2958</text:p>
          </table:table-cell>
          <table:table-cell table:style-name="ce5" office:value-type="float" office:value="2.1647418" calcext:value-type="float">
            <text:p>2,1647</text:p>
          </table:table-cell>
          <table:table-cell table:style-name="ce5" office:value-type="float" office:value="2.8106656" calcext:value-type="float">
            <text:p>2,8107</text:p>
          </table:table-cell>
          <table:table-cell table:style-name="ce5" office:value-type="float" office:value="4.390763" calcext:value-type="float">
            <text:p>4,3908</text:p>
          </table:table-cell>
          <table:table-cell table:style-name="ce5" office:value-type="float" office:value="26.83153" calcext:value-type="float">
            <text:p>26,8315</text:p>
          </table:table-cell>
          <table:table-cell table:style-name="ce5" office:value-type="float" office:value="1.8929877" calcext:value-type="float">
            <text:p>1,8930</text:p>
          </table:table-cell>
          <table:table-cell table:style-name="ce5" office:value-type="float" office:value="3.024043" calcext:value-type="float">
            <text:p>3,0240</text:p>
          </table:table-cell>
          <table:table-cell table:style-name="ce6" table:formula="of:=SUM([.C33:.AK33])" office:value-type="float" office:value="147.43894868" calcext:value-type="float">
            <text:p>147,4389</text:p>
          </table:table-cell>
          <table:table-cell table:number-columns-repeated="1634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2020" calcext:value-type="float">
            <text:p>2020</text:p>
          </table:table-cell>
          <table:table-cell table:style-name="ce5" office:value-type="float" office:value="6.6818023" calcext:value-type="float">
            <text:p>6,6818</text:p>
          </table:table-cell>
          <table:table-cell table:style-name="ce5" office:value-type="float" office:value="3.7054682" calcext:value-type="float">
            <text:p>3,7055</text:p>
          </table:table-cell>
          <table:table-cell table:style-name="ce5" office:value-type="float" office:value="5.3723545" calcext:value-type="float">
            <text:p>5,3724</text:p>
          </table:table-cell>
          <table:table-cell table:style-name="ce5" office:value-type="float" office:value="4.394483" calcext:value-type="float">
            <text:p>4,3945</text:p>
          </table:table-cell>
          <table:table-cell table:style-name="ce5" office:value-type="float" office:value="1.5530106" calcext:value-type="float">
            <text:p>1,5530</text:p>
          </table:table-cell>
          <table:table-cell table:style-name="ce5" office:value-type="float" office:value="1.5353591" calcext:value-type="float">
            <text:p>1,5354</text:p>
          </table:table-cell>
          <table:table-cell table:style-name="ce5" office:value-type="float" office:value="2.0849533" calcext:value-type="float">
            <text:p>2,0850</text:p>
          </table:table-cell>
          <table:table-cell table:style-name="ce5" office:value-type="float" office:value="13.799503" calcext:value-type="float">
            <text:p>13,7995</text:p>
          </table:table-cell>
          <table:table-cell table:style-name="ce5" office:value-type="float" office:value="4.15424" calcext:value-type="float">
            <text:p>4,1542</text:p>
          </table:table-cell>
          <table:table-cell table:style-name="ce5" office:value-type="float" office:value="1.7618332" calcext:value-type="float">
            <text:p>1,7618</text:p>
          </table:table-cell>
          <table:table-cell table:style-name="ce5" office:value-type="float" office:value="1.3201325" calcext:value-type="float">
            <text:p>1,3201</text:p>
          </table:table-cell>
          <table:table-cell table:style-name="ce5" office:value-type="float" office:value="1.8828136" calcext:value-type="float">
            <text:p>1,8828</text:p>
          </table:table-cell>
          <table:table-cell table:style-name="ce5" office:value-type="float" office:value="2.187888" calcext:value-type="float">
            <text:p>2,1879</text:p>
          </table:table-cell>
          <table:table-cell table:style-name="ce5" office:value-type="float" office:value="1.8710657" calcext:value-type="float">
            <text:p>1,8711</text:p>
          </table:table-cell>
          <table:table-cell table:style-name="ce5" office:value-type="float" office:value="1.0479546" calcext:value-type="float">
            <text:p>1,0480</text:p>
          </table:table-cell>
          <table:table-cell table:style-name="ce5" office:value-type="float" office:value="14.034053" calcext:value-type="float">
            <text:p>14,0341</text:p>
          </table:table-cell>
          <table:table-cell table:style-name="ce5" office:value-type="float" office:value="2.3405137" calcext:value-type="float">
            <text:p>2,3405</text:p>
          </table:table-cell>
          <table:table-cell table:style-name="ce5" office:value-type="float" office:value="0.99851304" calcext:value-type="float">
            <text:p>0,9985</text:p>
          </table:table-cell>
          <table:table-cell table:style-name="ce5" office:value-type="float" office:value="3.999438" calcext:value-type="float">
            <text:p>3,9994</text:p>
          </table:table-cell>
          <table:table-cell table:style-name="ce5" office:value-type="float" office:value="0.22221673" calcext:value-type="float">
            <text:p>0,2222</text:p>
          </table:table-cell>
          <table:table-cell table:style-name="ce5" office:value-type="float" office:value="0.94115144" calcext:value-type="float">
            <text:p>0,9412</text:p>
          </table:table-cell>
          <table:table-cell table:style-name="ce5" office:value-type="float" office:value="2.2913485" calcext:value-type="float">
            <text:p>2,2913</text:p>
          </table:table-cell>
          <table:table-cell table:style-name="ce5" office:value-type="float" office:value="3.5102782" calcext:value-type="float">
            <text:p>3,5103</text:p>
          </table:table-cell>
          <table:table-cell table:style-name="ce5" office:value-type="float" office:value="0.7028534" calcext:value-type="float">
            <text:p>0,7029</text:p>
          </table:table-cell>
          <table:table-cell table:style-name="ce5" office:value-type="float" office:value="2.4041464" calcext:value-type="float">
            <text:p>2,4041</text:p>
          </table:table-cell>
          <table:table-cell table:style-name="ce5" office:value-type="float" office:value="1.1129478" calcext:value-type="float">
            <text:p>1,1129</text:p>
          </table:table-cell>
          <table:table-cell table:style-name="ce5" office:value-type="float" office:value="1.4101644" calcext:value-type="float">
            <text:p>1,4102</text:p>
          </table:table-cell>
          <table:table-cell table:style-name="ce5" office:value-type="float" office:value="2.136578" calcext:value-type="float">
            <text:p>2,1366</text:p>
          </table:table-cell>
          <table:table-cell table:style-name="ce5" office:value-type="float" office:value="4.842697" calcext:value-type="float">
            <text:p>4,8427</text:p>
          </table:table-cell>
          <table:table-cell table:style-name="ce5" office:value-type="float" office:value="2.3459349" calcext:value-type="float">
            <text:p>2,3459</text:p>
          </table:table-cell>
          <table:table-cell table:style-name="ce5" office:value-type="float" office:value="2.698251" calcext:value-type="float">
            <text:p>2,6983</text:p>
          </table:table-cell>
          <table:table-cell table:style-name="ce5" office:value-type="float" office:value="4.806618" calcext:value-type="float">
            <text:p>4,8066</text:p>
          </table:table-cell>
          <table:table-cell table:style-name="ce5" office:value-type="float" office:value="23.074036" calcext:value-type="float">
            <text:p>23,0740</text:p>
          </table:table-cell>
          <table:table-cell table:style-name="ce5" office:value-type="float" office:value="1.8888899" calcext:value-type="float">
            <text:p>1,8889</text:p>
          </table:table-cell>
          <table:table-cell table:style-name="ce5" office:value-type="float" office:value="2.174631" calcext:value-type="float">
            <text:p>2,1746</text:p>
          </table:table-cell>
          <table:table-cell table:style-name="ce6" table:formula="of:=SUM([.C34:.AK34])" office:value-type="float" office:value="131.28812201" calcext:value-type="float">
            <text:p>131,2881</text:p>
          </table:table-cell>
          <table:table-cell table:number-columns-repeated="1634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2021" calcext:value-type="float">
            <text:p>2021</text:p>
          </table:table-cell>
          <table:table-cell table:style-name="ce5" office:value-type="float" office:value="6.400294" calcext:value-type="float">
            <text:p>6,4003</text:p>
          </table:table-cell>
          <table:table-cell table:style-name="ce5" office:value-type="float" office:value="4.1907597" calcext:value-type="float">
            <text:p>4,1908</text:p>
          </table:table-cell>
          <table:table-cell table:style-name="ce5" office:value-type="float" office:value="5.149713" calcext:value-type="float">
            <text:p>5,1497</text:p>
          </table:table-cell>
          <table:table-cell table:style-name="ce5" office:value-type="float" office:value="4.361222" calcext:value-type="float">
            <text:p>4,3612</text:p>
          </table:table-cell>
          <table:table-cell table:style-name="ce5" office:value-type="float" office:value="1.7549852" calcext:value-type="float">
            <text:p>1,7550</text:p>
          </table:table-cell>
          <table:table-cell table:style-name="ce5" office:value-type="float" office:value="1.7985878" calcext:value-type="float">
            <text:p>1,7986</text:p>
          </table:table-cell>
          <table:table-cell table:style-name="ce5" office:value-type="float" office:value="2.3198576" calcext:value-type="float">
            <text:p>2,3199</text:p>
          </table:table-cell>
          <table:table-cell table:style-name="ce5" office:value-type="float" office:value="14.078721" calcext:value-type="float">
            <text:p>14,0787</text:p>
          </table:table-cell>
          <table:table-cell table:style-name="ce5" office:value-type="float" office:value="4.5675793" calcext:value-type="float">
            <text:p>4,5676</text:p>
          </table:table-cell>
          <table:table-cell table:style-name="ce5" office:value-type="float" office:value="1.8589207" calcext:value-type="float">
            <text:p>1,8589</text:p>
          </table:table-cell>
          <table:table-cell table:style-name="ce5" office:value-type="float" office:value="1.4853407" calcext:value-type="float">
            <text:p>1,4853</text:p>
          </table:table-cell>
          <table:table-cell table:style-name="ce5" office:value-type="float" office:value="1.8603169" calcext:value-type="float">
            <text:p>1,8603</text:p>
          </table:table-cell>
          <table:table-cell table:style-name="ce5" office:value-type="float" office:value="2.0959618" calcext:value-type="float">
            <text:p>2,0960</text:p>
          </table:table-cell>
          <table:table-cell table:style-name="ce5" office:value-type="float" office:value="2.2324002" calcext:value-type="float">
            <text:p>2,2324</text:p>
          </table:table-cell>
          <table:table-cell table:style-name="ce5" office:value-type="float" office:value="1.1858464" calcext:value-type="float">
            <text:p>1,1858</text:p>
          </table:table-cell>
          <table:table-cell table:style-name="ce5" office:value-type="float" office:value="14.9324875" calcext:value-type="float">
            <text:p>14,9325</text:p>
          </table:table-cell>
          <table:table-cell table:style-name="ce5" office:value-type="float" office:value="2.6466973" calcext:value-type="float">
            <text:p>2,6467</text:p>
          </table:table-cell>
          <table:table-cell table:style-name="ce5" office:value-type="float" office:value="1.117814" calcext:value-type="float">
            <text:p>1,1178</text:p>
          </table:table-cell>
          <table:table-cell table:style-name="ce5" office:value-type="float" office:value="4.4295645" calcext:value-type="float">
            <text:p>4,4296</text:p>
          </table:table-cell>
          <table:table-cell table:style-name="ce5" office:value-type="float" office:value="0.2118702" calcext:value-type="float">
            <text:p>0,2119</text:p>
          </table:table-cell>
          <table:table-cell table:style-name="ce5" office:value-type="float" office:value="1.0541441" calcext:value-type="float">
            <text:p>1,0541</text:p>
          </table:table-cell>
          <table:table-cell table:style-name="ce5" office:value-type="float" office:value="2.337014" calcext:value-type="float">
            <text:p>2,3370</text:p>
          </table:table-cell>
          <table:table-cell table:style-name="ce5" office:value-type="float" office:value="3.6998608" calcext:value-type="float">
            <text:p>3,6999</text:p>
          </table:table-cell>
          <table:table-cell table:style-name="ce5" office:value-type="float" office:value="0.7859384" calcext:value-type="float">
            <text:p>0,7859</text:p>
          </table:table-cell>
          <table:table-cell table:style-name="ce5" office:value-type="float" office:value="2.6906164" calcext:value-type="float">
            <text:p>2,6906</text:p>
          </table:table-cell>
          <table:table-cell table:style-name="ce5" office:value-type="float" office:value="1.3819655" calcext:value-type="float">
            <text:p>1,3820</text:p>
          </table:table-cell>
          <table:table-cell table:style-name="ce5" office:value-type="float" office:value="1.6749027" calcext:value-type="float">
            <text:p>1,6749</text:p>
          </table:table-cell>
          <table:table-cell table:style-name="ce5" office:value-type="float" office:value="2.1393347" calcext:value-type="float">
            <text:p>2,1393</text:p>
          </table:table-cell>
          <table:table-cell table:style-name="ce5" office:value-type="float" office:value="4.669984" calcext:value-type="float">
            <text:p>4,6700</text:p>
          </table:table-cell>
          <table:table-cell table:style-name="ce5" office:value-type="float" office:value="2.2671938" calcext:value-type="float">
            <text:p>2,2672</text:p>
          </table:table-cell>
          <table:table-cell table:style-name="ce5" office:value-type="float" office:value="2.5940566" calcext:value-type="float">
            <text:p>2,5941</text:p>
          </table:table-cell>
          <table:table-cell table:style-name="ce5" office:value-type="float" office:value="6.0075874" calcext:value-type="float">
            <text:p>6,0076</text:p>
          </table:table-cell>
          <table:table-cell table:style-name="ce5" office:value-type="float" office:value="23.289734" calcext:value-type="float">
            <text:p>23,2897</text:p>
          </table:table-cell>
          <table:table-cell table:style-name="ce5" office:value-type="float" office:value="2.364734" calcext:value-type="float">
            <text:p>2,3647</text:p>
          </table:table-cell>
          <table:table-cell table:style-name="ce5" office:value-type="float" office:value="2.5394876" calcext:value-type="float">
            <text:p>2,5395</text:p>
          </table:table-cell>
          <table:table-cell table:style-name="ce6" table:formula="of:=SUM([.C35:.AK35])" office:value-type="float" office:value="138.1754938" calcext:value-type="float">
            <text:p>138,1755</text:p>
          </table:table-cell>
          <table:table-cell table:number-columns-repeated="1634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2022" calcext:value-type="float">
            <text:p>2022</text:p>
          </table:table-cell>
          <table:table-cell table:style-name="ce5" office:value-type="float" office:value="6.4218745" calcext:value-type="float">
            <text:p>6,4219</text:p>
          </table:table-cell>
          <table:table-cell table:style-name="ce5" office:value-type="float" office:value="4.2378173" calcext:value-type="float">
            <text:p>4,2378</text:p>
          </table:table-cell>
          <table:table-cell table:style-name="ce5" office:value-type="float" office:value="5.1708703" calcext:value-type="float">
            <text:p>5,1709</text:p>
          </table:table-cell>
          <table:table-cell table:style-name="ce5" office:value-type="float" office:value="4.3772573" calcext:value-type="float">
            <text:p>4,3773</text:p>
          </table:table-cell>
          <table:table-cell table:style-name="ce5" office:value-type="float" office:value="1.7894346" calcext:value-type="float">
            <text:p>1,7894</text:p>
          </table:table-cell>
          <table:table-cell table:style-name="ce5" office:value-type="float" office:value="1.7583066" calcext:value-type="float">
            <text:p>1,7583</text:p>
          </table:table-cell>
          <table:table-cell table:style-name="ce5" office:value-type="float" office:value="2.2454574" calcext:value-type="float">
            <text:p>2,2455</text:p>
          </table:table-cell>
          <table:table-cell table:style-name="ce5" office:value-type="float" office:value="14.249212" calcext:value-type="float">
            <text:p>14,2492</text:p>
          </table:table-cell>
          <table:table-cell table:style-name="ce5" office:value-type="float" office:value="4.3041654" calcext:value-type="float">
            <text:p>4,3042</text:p>
          </table:table-cell>
          <table:table-cell table:style-name="ce5" office:value-type="float" office:value="1.9223082" calcext:value-type="float">
            <text:p>1,9223</text:p>
          </table:table-cell>
          <table:table-cell table:style-name="ce5" office:value-type="float" office:value="1.5226681" calcext:value-type="float">
            <text:p>1,5227</text:p>
          </table:table-cell>
          <table:table-cell table:style-name="ce5" office:value-type="float" office:value="1.8659163" calcext:value-type="float">
            <text:p>1,8659</text:p>
          </table:table-cell>
          <table:table-cell table:style-name="ce5" office:value-type="float" office:value="2.1058853" calcext:value-type="float">
            <text:p>2,1059</text:p>
          </table:table-cell>
          <table:table-cell table:style-name="ce5" office:value-type="float" office:value="2.3117273" calcext:value-type="float">
            <text:p>2,3117</text:p>
          </table:table-cell>
          <table:table-cell table:style-name="ce5" office:value-type="float" office:value="1.2174718" calcext:value-type="float">
            <text:p>1,2175</text:p>
          </table:table-cell>
          <table:table-cell table:style-name="ce5" office:value-type="float" office:value="14.949616" calcext:value-type="float">
            <text:p>14,9496</text:p>
          </table:table-cell>
          <table:table-cell table:style-name="ce5" office:value-type="float" office:value="2.7133646" calcext:value-type="float">
            <text:p>2,7134</text:p>
          </table:table-cell>
          <table:table-cell table:style-name="ce5" office:value-type="float" office:value="1.0756185" calcext:value-type="float">
            <text:p>1,0756</text:p>
          </table:table-cell>
          <table:table-cell table:style-name="ce5" office:value-type="float" office:value="4.3736935" calcext:value-type="float">
            <text:p>4,3737</text:p>
          </table:table-cell>
          <table:table-cell table:style-name="ce5" office:value-type="float" office:value="0.21119381" calcext:value-type="float">
            <text:p>0,2112</text:p>
          </table:table-cell>
          <table:table-cell table:style-name="ce5" office:value-type="float" office:value="1.0696708" calcext:value-type="float">
            <text:p>1,0697</text:p>
          </table:table-cell>
          <table:table-cell table:style-name="ce5" office:value-type="float" office:value="2.2945588" calcext:value-type="float">
            <text:p>2,2946</text:p>
          </table:table-cell>
          <table:table-cell table:style-name="ce5" office:value-type="float" office:value="4.0153365" calcext:value-type="float">
            <text:p>4,0153</text:p>
          </table:table-cell>
          <table:table-cell table:style-name="ce5" office:value-type="float" office:value="0.79879653" calcext:value-type="float">
            <text:p>0,7988</text:p>
          </table:table-cell>
          <table:table-cell table:style-name="ce5" office:value-type="float" office:value="2.699258" calcext:value-type="float">
            <text:p>2,6993</text:p>
          </table:table-cell>
          <table:table-cell table:style-name="ce5" office:value-type="float" office:value="1.3299496" calcext:value-type="float">
            <text:p>1,3299</text:p>
          </table:table-cell>
          <table:table-cell table:style-name="ce5" office:value-type="float" office:value="1.7891879" calcext:value-type="float">
            <text:p>1,7892</text:p>
          </table:table-cell>
          <table:table-cell table:style-name="ce5" office:value-type="float" office:value="2.1051137" calcext:value-type="float">
            <text:p>2,1051</text:p>
          </table:table-cell>
          <table:table-cell table:style-name="ce5" office:value-type="float" office:value="4.708081" calcext:value-type="float">
            <text:p>4,7081</text:p>
          </table:table-cell>
          <table:table-cell table:style-name="ce5" office:value-type="float" office:value="2.2964725" calcext:value-type="float">
            <text:p>2,2965</text:p>
          </table:table-cell>
          <table:table-cell table:style-name="ce5" office:value-type="float" office:value="2.6149206" calcext:value-type="float">
            <text:p>2,6149</text:p>
          </table:table-cell>
          <table:table-cell table:style-name="ce5" office:value-type="float" office:value="5.8029985" calcext:value-type="float">
            <text:p>5,8030</text:p>
          </table:table-cell>
          <table:table-cell table:style-name="ce5" office:value-type="float" office:value="22.423758" calcext:value-type="float">
            <text:p>22,4238</text:p>
          </table:table-cell>
          <table:table-cell table:style-name="ce5" office:value-type="float" office:value="2.3060381" calcext:value-type="float">
            <text:p>2,3060</text:p>
          </table:table-cell>
          <table:table-cell table:style-name="ce5" office:value-type="float" office:value="2.7168686" calcext:value-type="float">
            <text:p>2,7169</text:p>
          </table:table-cell>
          <table:table-cell table:style-name="ce6" table:formula="of:=SUM([.C36:.AK36])" office:value-type="float" office:value="137.79486794" calcext:value-type="float">
            <text:p>137,7949</text:p>
          </table:table-cell>
          <table:table-cell table:number-columns-repeated="16346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6" table:formula="of:=SUM([.C4:.C36])" office:value-type="float" office:value="183.6741882" calcext:value-type="float">
            <text:p>183,6742</text:p>
          </table:table-cell>
          <table:table-cell table:style-name="ce6" table:formula="of:=SUM([.D4:.D36])" office:value-type="float" office:value="132.3846155" calcext:value-type="float">
            <text:p>132,3846</text:p>
          </table:table-cell>
          <table:table-cell table:style-name="ce6" table:formula="of:=SUM([.E4:.E36])" office:value-type="float" office:value="193.8184765" calcext:value-type="float">
            <text:p>193,8185</text:p>
          </table:table-cell>
          <table:table-cell table:style-name="ce6" table:formula="of:=SUM([.F4:.F36])" office:value-type="float" office:value="194.825724" calcext:value-type="float">
            <text:p>194,8257</text:p>
          </table:table-cell>
          <table:table-cell table:style-name="ce6" table:formula="of:=SUM([.G4:.G36])" office:value-type="float" office:value="54.6792243" calcext:value-type="float">
            <text:p>54,6792</text:p>
          </table:table-cell>
          <table:table-cell table:style-name="ce6" table:formula="of:=SUM([.H4:.H36])" office:value-type="float" office:value="48.43629374" calcext:value-type="float">
            <text:p>48,4363</text:p>
          </table:table-cell>
          <table:table-cell table:style-name="ce6" table:formula="of:=SUM([.I4:.I36])" office:value-type="float" office:value="67.2138248" calcext:value-type="float">
            <text:p>67,2138</text:p>
          </table:table-cell>
          <table:table-cell table:style-name="ce6" table:formula="of:=SUM([.J4:.J36])" office:value-type="float" office:value="548.173041" calcext:value-type="float">
            <text:p>548,1730</text:p>
          </table:table-cell>
          <table:table-cell table:style-name="ce6" table:formula="of:=SUM([.K4:.K36])" office:value-type="float" office:value="126.5857335" calcext:value-type="float">
            <text:p>126,5857</text:p>
          </table:table-cell>
          <table:table-cell table:style-name="ce6" table:formula="of:=SUM([.L4:.L36])" office:value-type="float" office:value="55.9987406" calcext:value-type="float">
            <text:p>55,9987</text:p>
          </table:table-cell>
          <table:table-cell table:style-name="ce6" table:formula="of:=SUM([.M4:.M36])" office:value-type="float" office:value="48.3218816" calcext:value-type="float">
            <text:p>48,3219</text:p>
          </table:table-cell>
          <table:table-cell table:style-name="ce6" table:formula="of:=SUM([.N4:.N36])" office:value-type="float" office:value="75.5195708" calcext:value-type="float">
            <text:p>75,5196</text:p>
          </table:table-cell>
          <table:table-cell table:style-name="ce6" table:formula="of:=SUM([.O4:.O36])" office:value-type="float" office:value="60.49917869" calcext:value-type="float">
            <text:p>60,4992</text:p>
          </table:table-cell>
          <table:table-cell table:style-name="ce6" table:formula="of:=SUM([.P4:.P36])" office:value-type="float" office:value="69.5628776" calcext:value-type="float">
            <text:p>69,5629</text:p>
          </table:table-cell>
          <table:table-cell table:style-name="ce6" table:formula="of:=SUM([.Q4:.Q36])" office:value-type="float" office:value="31.88207125" calcext:value-type="float">
            <text:p>31,8821</text:p>
          </table:table-cell>
          <table:table-cell table:style-name="ce6" table:formula="of:=SUM([.R4:.R36])" office:value-type="float" office:value="619.2668925" calcext:value-type="float">
            <text:p>619,2669</text:p>
          </table:table-cell>
          <table:table-cell table:style-name="ce6" table:formula="of:=SUM([.S4:.S36])" office:value-type="float" office:value="64.9015293" calcext:value-type="float">
            <text:p>64,9015</text:p>
          </table:table-cell>
          <table:table-cell table:style-name="ce6" table:formula="of:=SUM([.T4:.T36])" office:value-type="float" office:value="27.52483069" calcext:value-type="float">
            <text:p>27,5248</text:p>
          </table:table-cell>
          <table:table-cell table:style-name="ce6" table:formula="of:=SUM([.U4:.U36])" office:value-type="float" office:value="83.5876591" calcext:value-type="float">
            <text:p>83,5877</text:p>
          </table:table-cell>
          <table:table-cell table:style-name="ce6" table:formula="of:=SUM([.V4:.V36])" office:value-type="float" office:value="6.386908379" calcext:value-type="float">
            <text:p>6,3869</text:p>
          </table:table-cell>
          <table:table-cell table:style-name="ce6" table:formula="of:=SUM([.W4:.W36])" office:value-type="float" office:value="28.8630555" calcext:value-type="float">
            <text:p>28,8631</text:p>
          </table:table-cell>
          <table:table-cell table:style-name="ce6" table:formula="of:=SUM([.X4:.X36])" office:value-type="float" office:value="109.6368661" calcext:value-type="float">
            <text:p>109,6369</text:p>
          </table:table-cell>
          <table:table-cell table:style-name="ce6" table:formula="of:=SUM([.Y4:.Y36])" office:value-type="float" office:value="132.7210204" calcext:value-type="float">
            <text:p>132,7210</text:p>
          </table:table-cell>
          <table:table-cell table:style-name="ce6" table:formula="of:=SUM([.Z4:.Z36])" office:value-type="float" office:value="23.7877084" calcext:value-type="float">
            <text:p>23,7877</text:p>
          </table:table-cell>
          <table:table-cell table:style-name="ce6" table:formula="of:=SUM([.AA4:.AA36])" office:value-type="float" office:value="71.1101907" calcext:value-type="float">
            <text:p>71,1102</text:p>
          </table:table-cell>
          <table:table-cell table:style-name="ce6" table:formula="of:=SUM([.AB4:.AB36])" office:value-type="float" office:value="28.77564566" calcext:value-type="float">
            <text:p>28,7756</text:p>
          </table:table-cell>
          <table:table-cell table:style-name="ce6" table:formula="of:=SUM([.AC4:.AC36])" office:value-type="float" office:value="41.75619361" calcext:value-type="float">
            <text:p>41,7562</text:p>
          </table:table-cell>
          <table:table-cell table:style-name="ce6" table:formula="of:=SUM([.AD4:.AD36])" office:value-type="float" office:value="67.6102327" calcext:value-type="float">
            <text:p>67,6102</text:p>
          </table:table-cell>
          <table:table-cell table:style-name="ce6" table:formula="of:=SUM([.AE4:.AE36])" office:value-type="float" office:value="136.1862864" calcext:value-type="float">
            <text:p>136,1863</text:p>
          </table:table-cell>
          <table:table-cell table:style-name="ce6" table:formula="of:=SUM([.AF4:.AF36])" office:value-type="float" office:value="57.66785582" calcext:value-type="float">
            <text:p>57,6679</text:p>
          </table:table-cell>
          <table:table-cell table:style-name="ce6" table:formula="of:=SUM([.AG4:.AG36])" office:value-type="float" office:value="76.813617" calcext:value-type="float">
            <text:p>76,8136</text:p>
          </table:table-cell>
          <table:table-cell table:style-name="ce6" table:formula="of:=SUM([.AH4:.AH36])" office:value-type="float" office:value="145.773928" calcext:value-type="float">
            <text:p>145,7739</text:p>
          </table:table-cell>
          <table:table-cell table:style-name="ce6" table:formula="of:=SUM([.AI4:.AI36])" office:value-type="float" office:value="772.630876" calcext:value-type="float">
            <text:p>772,6309</text:p>
          </table:table-cell>
          <table:table-cell table:style-name="ce6" table:formula="of:=SUM([.AJ4:.AJ36])" office:value-type="float" office:value="60.4069146" calcext:value-type="float">
            <text:p>60,4069</text:p>
          </table:table-cell>
          <table:table-cell table:style-name="ce6" table:formula="of:=SUM([.AK4:.AK36])" office:value-type="float" office:value="174.4628868" calcext:value-type="float">
            <text:p>174,4629</text:p>
          </table:table-cell>
          <table:table-cell table:style-name="ce8" table:formula="of:=SUM([.AL4:.AL36])" office:value-type="float" office:value="4621.446539739" calcext:value-type="float">
            <text:p>4621,4465</text:p>
          </table:table-cell>
          <table:table-cell table:number-columns-repeated="1634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País pendiente para ser agregado al listado,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0" calcext:value-type="float">
            <text:p>1990</text:p>
          </table:table-cell>
          <table:table-cell office:value-type="float" office:value="31.02993" calcext:value-type="float">
            <text:p>31,0299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1" calcext:value-type="float">
            <text:p>1991</text:p>
          </table:table-cell>
          <table:table-cell office:value-type="float" office:value="24.829405" calcext:value-type="float">
            <text:p>24,8294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2" calcext:value-type="float">
            <text:p>1992</text:p>
          </table:table-cell>
          <table:table-cell office:value-type="float" office:value="20.541996" calcext:value-type="float">
            <text:p>20,54199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3" calcext:value-type="float">
            <text:p>1993</text:p>
          </table:table-cell>
          <table:table-cell office:value-type="float" office:value="31.915115" calcext:value-type="float">
            <text:p>31,91511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4" calcext:value-type="float">
            <text:p>1994</text:p>
          </table:table-cell>
          <table:table-cell office:value-type="float" office:value="30.85782" calcext:value-type="float">
            <text:p>30,8578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5" calcext:value-type="float">
            <text:p>1995</text:p>
          </table:table-cell>
          <table:table-cell office:value-type="float" office:value="30.840322" calcext:value-type="float">
            <text:p>30,84032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6" calcext:value-type="float">
            <text:p>1996</text:p>
          </table:table-cell>
          <table:table-cell office:value-type="float" office:value="29.168602" calcext:value-type="float">
            <text:p>29,16860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7" calcext:value-type="float">
            <text:p>1997</text:p>
          </table:table-cell>
          <table:table-cell office:value-type="float" office:value="30.897615" calcext:value-type="float">
            <text:p>30,89761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8" calcext:value-type="float">
            <text:p>1998</text:p>
          </table:table-cell>
          <table:table-cell office:value-type="float" office:value="1.7277166" calcext:value-type="float">
            <text:p>1,727716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999" calcext:value-type="float">
            <text:p>1999</text:p>
          </table:table-cell>
          <table:table-cell office:value-type="float" office:value="13.127599" calcext:value-type="float">
            <text:p>13,12759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0" calcext:value-type="float">
            <text:p>2000</text:p>
          </table:table-cell>
          <table:table-cell office:value-type="float" office:value="35.282955" calcext:value-type="float">
            <text:p>35,28295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1" calcext:value-type="float">
            <text:p>2001</text:p>
          </table:table-cell>
          <table:table-cell office:value-type="float" office:value="36.130047" calcext:value-type="float">
            <text:p>36,13004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2" calcext:value-type="float">
            <text:p>2002</text:p>
          </table:table-cell>
          <table:table-cell office:value-type="float" office:value="34.64723" calcext:value-type="float">
            <text:p>34,6472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3" calcext:value-type="float">
            <text:p>2003</text:p>
          </table:table-cell>
          <table:table-cell office:value-type="float" office:value="34.251926" calcext:value-type="float">
            <text:p>34,25192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4" calcext:value-type="float">
            <text:p>2004</text:p>
          </table:table-cell>
          <table:table-cell office:value-type="float" office:value="35.449493" calcext:value-type="float">
            <text:p>35,44949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5" calcext:value-type="float">
            <text:p>2005</text:p>
          </table:table-cell>
          <table:table-cell office:value-type="float" office:value="34.613716" calcext:value-type="float">
            <text:p>34,61371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6" calcext:value-type="float">
            <text:p>2006</text:p>
          </table:table-cell>
          <table:table-cell office:value-type="float" office:value="35.496902" calcext:value-type="float">
            <text:p>35,49690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7" calcext:value-type="float">
            <text:p>2007</text:p>
          </table:table-cell>
          <table:table-cell office:value-type="float" office:value="39.31402" calcext:value-type="float">
            <text:p>39,3140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8" calcext:value-type="float">
            <text:p>2008</text:p>
          </table:table-cell>
          <table:table-cell office:value-type="float" office:value="37.21186" calcext:value-type="float">
            <text:p>37,2118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09" calcext:value-type="float">
            <text:p>2009</text:p>
          </table:table-cell>
          <table:table-cell office:value-type="float" office:value="37.48943" calcext:value-type="float">
            <text:p>37,4894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0" calcext:value-type="float">
            <text:p>2010</text:p>
          </table:table-cell>
          <table:table-cell office:value-type="float" office:value="25.438667" calcext:value-type="float">
            <text:p>25,43866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1" calcext:value-type="float">
            <text:p>2011</text:p>
          </table:table-cell>
          <table:table-cell office:value-type="float" office:value="31.993258" calcext:value-type="float">
            <text:p>31,99325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2" calcext:value-type="float">
            <text:p>2012</text:p>
          </table:table-cell>
          <table:table-cell office:value-type="float" office:value="38.347305" calcext:value-type="float">
            <text:p>38,3473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3" calcext:value-type="float">
            <text:p>2013</text:p>
          </table:table-cell>
          <table:table-cell office:value-type="float" office:value="35.681152" calcext:value-type="float">
            <text:p>35,68115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4" calcext:value-type="float">
            <text:p>2014</text:p>
          </table:table-cell>
          <table:table-cell office:value-type="float" office:value="40.448483" calcext:value-type="float">
            <text:p>40,44848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5" calcext:value-type="float">
            <text:p>2015</text:p>
          </table:table-cell>
          <table:table-cell office:value-type="float" office:value="43.210606" calcext:value-type="float">
            <text:p>43,2106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6" calcext:value-type="float">
            <text:p>2016</text:p>
          </table:table-cell>
          <table:table-cell office:value-type="float" office:value="36.264057" calcext:value-type="float">
            <text:p>36,26405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7" calcext:value-type="float">
            <text:p>2017</text:p>
          </table:table-cell>
          <table:table-cell office:value-type="float" office:value="28.941547" calcext:value-type="float">
            <text:p>28,94154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8" calcext:value-type="float">
            <text:p>2018</text:p>
          </table:table-cell>
          <table:table-cell office:value-type="float" office:value="23.344528" calcext:value-type="float">
            <text:p>23,34452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19" calcext:value-type="float">
            <text:p>2019</text:p>
          </table:table-cell>
          <table:table-cell office:value-type="float" office:value="11.611328" calcext:value-type="float">
            <text:p>11,61132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20" calcext:value-type="float">
            <text:p>2020</text:p>
          </table:table-cell>
          <table:table-cell office:value-type="float" office:value="9.542373" calcext:value-type="float">
            <text:p>9,54237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21" calcext:value-type="float">
            <text:p>2021</text:p>
          </table:table-cell>
          <table:table-cell office:value-type="float" office:value="9.144556" calcext:value-type="float">
            <text:p>9,14455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2022" calcext:value-type="float">
            <text:p>2022</text:p>
          </table:table-cell>
          <table:table-cell office:value-type="float" office:value="9.189007" calcext:value-type="float">
            <text:p>9,189007</text:p>
          </table:table-cell>
          <table:table-cell table:number-columns-repeated="16378"/>
        </table:table-row>
        <table:table-row table:style-name="ro1" table:number-rows-repeated="10484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8:32:08.024706265</meta:creation-date>
    <dc:date>2024-07-12T01:46:57.784964643</dc:date>
    <meta:editing-duration>PT6H39M22S</meta:editing-duration>
    <meta:editing-cycles>5</meta:editing-cycles>
    <meta:generator>LibreOffice/7.4.7.2$Linux_X86_64 LibreOffice_project/40$Build-2</meta:generator>
    <meta:document-statistic meta:table-count="1" meta:cell-count="1533" meta:object-count="0"/>
  </office:meta>
</office:document-meta>
</file>